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uter Information:</text:p>
      <text:p text:style-name="Standard"><text:s text:c="4"/>Manufacturer: <text:s/>Unknown</text:p>
      <text:p text:style-name="Standard"><text:s text:c="4"/>Model: <text:s/>Unknown</text:p>
      <text:p text:style-name="Standard"><text:s text:c="4"/>Form Factor: Laptop</text:p>
      <text:p text:style-name="Standard"><text:s text:c="4"/>No Touch Input Detected</text:p>
      <text:p text:style-name="Standard"/>
      <text:p text:style-name="Standard">Processor Information:</text:p>
      <text:p text:style-name="Standard"><text:s text:c="4"/>CPU Vendor: <text:s/>AuthenticAMD</text:p>
      <text:p text:style-name="Standard"><text:s text:c="4"/>CPU Brand: <text:s/>AMD Ryzen 7 3750H with Radeon Vega Mobile Gfx <text:s/></text:p>
      <text:p text:style-name="Standard"><text:s text:c="4"/>CPU Family: <text:s/>0x17</text:p>
      <text:p text:style-name="Standard"><text:s text:c="4"/>CPU Model: <text:s/>0x18</text:p>
      <text:p text:style-name="Standard"><text:s text:c="4"/>CPU Stepping: <text:s/>0x1</text:p>
      <text:p text:style-name="Standard"><text:s text:c="4"/>CPU Type: <text:s/>0x0</text:p>
      <text:p text:style-name="Standard"><text:s text:c="4"/>Speed: <text:s/>2300 Mhz</text:p>
      <text:p text:style-name="Standard"><text:s text:c="4"/>8 logical processors</text:p>
      <text:p text:style-name="Standard"><text:s text:c="4"/>4 physical processors</text:p>
      <text:p text:style-name="Standard"><text:s text:c="4"/>HyperThreading: <text:s/>Supported</text:p>
      <text:p text:style-name="Standard"><text:s text:c="4"/>FCMOV: <text:s/>Supported</text:p>
      <text:p text:style-name="Standard"><text:s text:c="4"/>SSE2: <text:s/>Supported</text:p>
      <text:p text:style-name="Standard"><text:s text:c="4"/>SSE3: <text:s/>Supported</text:p>
      <text:p text:style-name="Standard"><text:s text:c="4"/>SSSE3: <text:s/>Supported</text:p>
      <text:p text:style-name="Standard"><text:s text:c="4"/>SSE4a: <text:s/>Supported</text:p>
      <text:p text:style-name="Standard"><text:s text:c="4"/>SSE41: <text:s/>Supported</text:p>
      <text:p text:style-name="Standard"><text:s text:c="4"/>SSE42: <text:s/>Supported</text:p>
      <text:p text:style-name="Standard"><text:s text:c="4"/>AES: <text:s/>Supported</text:p>
      <text:p text:style-name="Standard"><text:s text:c="4"/>AVX: <text:s/>Supported</text:p>
      <text:p text:style-name="Standard"><text:s text:c="4"/>AVX2: <text:s/>Supported</text:p>
      <text:p text:style-name="Standard"><text:s text:c="4"/>AVX512F: <text:s/>Unsupported</text:p>
      <text:p text:style-name="Standard"><text:s text:c="4"/>AVX512PF: <text:s/>Unsupported</text:p>
      <text:p text:style-name="Standard"><text:s text:c="4"/>AVX512ER: <text:s/>Unsupported</text:p>
      <text:p text:style-name="Standard"><text:s text:c="4"/>AVX512CD: <text:s/>Unsupported</text:p>
      <text:p text:style-name="Standard"><text:s text:c="4"/>AVX512VNNI: <text:s/>Unsupported</text:p>
      <text:p text:style-name="Standard"><text:s text:c="4"/>SHA: <text:s/>Supported</text:p>
      <text:p text:style-name="Standard"><text:s text:c="4"/>CMPXCHG16B: <text:s/>Supported</text:p>
      <text:p text:style-name="Standard"><text:s text:c="4"/>LAHF/SAHF: <text:s/>Supported</text:p>
      <text:p text:style-name="Standard"><text:s text:c="4"/>PrefetchW: <text:s/>Unsupported</text:p>
      <text:p text:style-name="Standard"/>
      <text:p text:style-name="Standard">Operating System Version:</text:p>
      <text:p text:style-name="Standard"><text:s text:c="4"/>Debian GNU/Linux 11 (bullseye) (64 bit)</text:p>
      <text:p text:style-name="Standard"><text:s text:c="4"/>Kernel Name: <text:s/>Linux</text:p>
      <text:p text:style-name="Standard"><text:s text:c="4"/>Kernel Version: <text:s/>5.10.0-8-amd64</text:p>
      <text:p text:style-name="Standard"><text:s text:c="4"/>X Server Vendor: <text:s/>The X.Org Foundation</text:p>
      <text:p text:style-name="Standard"><text:s text:c="4"/>X Server Release: <text:s/>12011000</text:p>
      <text:p text:style-name="Standard"><text:s text:c="4"/>X Window Manager: <text:s/>GNOME Shell</text:p>
      <text:p text:style-name="Standard"><text:s text:c="4"/>Steam Runtime Version: <text:s/>steam-runtime_0.20210906.1</text:p>
      <text:p text:style-name="Standard"/>
      <text:p text:style-name="Standard">Video Card:</text:p>
      <text:p text:style-name="Standard"><text:s text:c="4"/>Driver: <text:s/>NVIDIA Corporation GeForce RTX 2060/PCIe/SSE2</text:p>
      <text:p text:style-name="Standard"><text:s text:c="4"/>Driver Version: <text:s/>4.6.0 NVIDIA 460.91.03</text:p>
      <text:p text:style-name="Standard"><text:s text:c="4"/>OpenGL Version: 4.6</text:p>
      <text:p text:style-name="Standard"><text:s text:c="4"/>Desktop Color Depth: 24 bits per pixel</text:p>
      <text:p text:style-name="Standard"><text:s text:c="4"/>Monitor Refresh Rate: 144 Hz</text:p>
      <text:p text:style-name="Standard"><text:soft-page-break/><text:s text:c="4"/>VendorID: <text:s/>0x1002</text:p>
      <text:p text:style-name="Standard"><text:s text:c="4"/>DeviceID: <text:s/>0x15d8</text:p>
      <text:p text:style-name="Standard"><text:s text:c="4"/>Revision Not Detected</text:p>
      <text:p text:style-name="Standard"><text:s text:c="4"/>Number of Monitors: <text:s/>1</text:p>
      <text:p text:style-name="Standard"><text:s text:c="4"/>Number of Logical Video Cards: <text:s/>2</text:p>
      <text:p text:style-name="Standard"><text:s text:c="4"/>Primary Display Resolution: <text:s/>1920 x 1080</text:p>
      <text:p text:style-name="Standard"><text:s text:c="4"/>Desktop Resolution: 1920 x 1080</text:p>
      <text:p text:style-name="Standard"><text:s text:c="4"/>Primary Display Size: 13.54" x 7.60" (15.51" diag)</text:p>
      <text:p text:style-name="Standard"><text:s text:c="44"/>34.4cm x 19.3cm (39.4cm diag)</text:p>
      <text:p text:style-name="Standard"><text:s text:c="4"/>Primary VRAM: 6144 MB</text:p>
      <text:p text:style-name="Standard"/>
      <text:p text:style-name="Standard">Sound card:</text:p>
      <text:p text:style-name="Standard"><text:s text:c="4"/>Audio device: Nvidia GPU 93 HDMI/DP</text:p>
      <text:p text:style-name="Standard"/>
      <text:p text:style-name="Standard">Memory:</text:p>
      <text:p text:style-name="Standard"><text:s text:c="4"/>RAM: <text:s/>15500 Mb</text:p>
      <text:p text:style-name="Standard"/>
      <text:p text:style-name="Standard">VR Hardware:</text:p>
      <text:p text:style-name="Standard"><text:s text:c="4"/>VR Headset: None detected</text:p>
      <text:p text:style-name="Standard"/>
      <text:p text:style-name="Standard">Miscellaneous:</text:p>
      <text:p text:style-name="Standard"><text:s text:c="4"/>UI Language: <text:s/>English</text:p>
      <text:p text:style-name="Standard"><text:s text:c="4"/>LANG: <text:s/>en_US.UTF-8</text:p>
      <text:p text:style-name="Standard"><text:s text:c="4"/>Total Hard Disk Space Available: <text:s/>462541 Mb</text:p>
      <text:p text:style-name="Standard"><text:s text:c="4"/>Largest Free Hard Disk Block: <text:s/>308929 Mb</text:p>
      <text:p text:style-name="Standard"/>
      <text:p text:style-name="Standard">Storage:</text:p>
      <text:p text:style-name="Standard"><text:s text:c="4"/>Number of SSDs: 0</text:p>
      <text:p text:style-name="Standard"><text:s text:c="4"/>SSD sizes: %s1</text:p>
      <text:p text:style-name="Standard"><text:s text:c="4"/>Number of HDDs: 0</text:p>
      <text:p text:style-name="Standard"><text:s text:c="4"/>HDD sizes: %s1</text:p>
      <text:p text:style-name="Standard"/>
      <text:p text:style-name="Standard">"LD_* scout runtime" information:</text:p>
      <text:p text:style-name="Standard">{</text:p>
      <text:p text:style-name="Standard"><text:s text:c="2"/>"can-write-uinput" : true,</text:p>
      <text:p text:style-name="Standard"><text:s text:c="2"/>"steam-installation" : {</text:p>
      <text:p text:style-name="Standard"><text:s text:c="4"/>"path" : "/home/linux4life/.steam/debian-installation",</text:p>
      <text:p text:style-name="Standard"><text:s text:c="4"/>"data_path" : "/home/linux4life/.steam/debian-installation",</text:p>
      <text:p text:style-name="Standard"><text:s text:c="4"/>"bin32_path" : "/home/linux4life/.steam/debian-installation/ubuntu12_32",</text:p>
      <text:p text:style-name="Standard"><text:s text:c="4"/>"steamscript_path" : "/usr/games/steam",</text:p>
      <text:p text:style-name="Standard"><text:s text:c="4"/>"steamscript_version" : "1.0.0.68-1/Debian",</text:p>
      <text:p text:style-name="Standard"><text:s text:c="4"/>"issues" : [</text:p>
      <text:p text:style-name="Standard"><text:s text:c="4"/>]</text:p>
      <text:p text:style-name="Standard"><text:s text:c="2"/>},</text:p>
      <text:p text:style-name="Standard"><text:s text:c="2"/>"runtime" : {</text:p>
      <text:p text:style-name="Standard"><text:s text:c="4"/>"path" : "/home/linux4life/.steam/debian-installation/ubuntu12_32/steam-runtime",</text:p>
      <text:p text:style-name="Standard"><text:s text:c="4"/>"version" : "0.20210906.1",</text:p>
      <text:p text:style-name="Standard"><text:s text:c="4"/>"issues" : [</text:p>
      <text:p text:style-name="Standard"><text:s text:c="4"/>],</text:p>
      <text:p text:style-name="Standard"><text:s text:c="4"/>"pinned_libs_32" : {</text:p>
      <text:p text:style-name="Standard"><text:s text:c="6"/>"list" : [</text:p>
      <text:p text:style-name="Standard"><text:s text:c="8"/>"pinned_libs_32/has_pins",</text:p>
      <text:p text:style-name="Standard"><text:soft-page-break/><text:s text:c="8"/>"pinned_libs_32/libdbus-1.so.3 -&gt; $STEAM_RUNTIME/lib/i386-linux-gnu/libdbus-1.so.3.5.8",</text:p>
      <text:p text:style-name="Standard"><text:s text:c="8"/>"pinned_libs_32/libvulkan.so.1 -&gt; $STEAM_RUNTIME/usr/lib/i386-linux-gnu/libvulkan.so.1.2.170",</text:p>
      <text:p text:style-name="Standard"><text:s text:c="8"/>"pinned_libs_32/system_libdbus-1.so.3",</text:p>
      <text:p text:style-name="Standard"><text:s text:c="8"/>"pinned_libs_32/system_libvulkan.so.1"</text:p>
      <text:p text:style-name="Standard"><text:s text:c="6"/>]</text:p>
      <text:p text:style-name="Standard"><text:s text:c="4"/>},</text:p>
      <text:p text:style-name="Standard"><text:s text:c="4"/>"pinned_libs_64" : {</text:p>
      <text:p text:style-name="Standard"><text:s text:c="6"/>"list" : [</text:p>
      <text:p text:style-name="Standard"><text:s text:c="8"/>"pinned_libs_64/has_pins",</text:p>
      <text:p text:style-name="Standard"><text:s text:c="8"/>"pinned_libs_64/libGLU.so.1 -&gt; $STEAM_RUNTIME/usr/lib/x86_64-linux-gnu/libGLU.so.1.3.08004",</text:p>
      <text:p text:style-name="Standard"><text:s text:c="8"/>"pinned_libs_64/libSDL2-2.0.so.0 -&gt; $STEAM_RUNTIME/usr/lib/x86_64-linux-gnu/libSDL2-2.0.so.0.16.0",</text:p>
      <text:p text:style-name="Standard"><text:s text:c="8"/>"pinned_libs_64/libcurl.so.3 -&gt; libcurl.so.4",</text:p>
      <text:p text:style-name="Standard"><text:s text:c="8"/>"pinned_libs_64/libcurl.so.4 -&gt; $STEAM_RUNTIME/usr/lib/x86_64-linux-gnu/libcurl.so.4.2.0",</text:p>
      <text:p text:style-name="Standard"><text:s text:c="8"/>"pinned_libs_64/libdbusmenu-glib.so.4 -&gt; $STEAM_RUNTIME/usr/lib/x86_64-linux-gnu/libdbusmenu-glib.so.4.0.13",</text:p>
      <text:p text:style-name="Standard"><text:s text:c="8"/>"pinned_libs_64/libpipewire-0.3.so.0 -&gt; $STEAM_RUNTIME/usr/lib/x86_64-linux-gnu/libpipewire-0.3.so.0.327.0",</text:p>
      <text:p text:style-name="Standard"><text:s text:c="8"/>"pinned_libs_64/libvulkan.so.1 -&gt; $STEAM_RUNTIME/usr/lib/x86_64-linux-gnu/libvulkan.so.1.2.170",</text:p>
      <text:p text:style-name="Standard"><text:s text:c="8"/>"pinned_libs_64/system_libGLU.so.1",</text:p>
      <text:p text:style-name="Standard"><text:s text:c="8"/>"pinned_libs_64/system_libSDL2-2.0.so.0",</text:p>
      <text:p text:style-name="Standard"><text:s text:c="8"/>"pinned_libs_64/system_libcurl.so.4",</text:p>
      <text:p text:style-name="Standard"><text:s text:c="8"/>"pinned_libs_64/system_libdbusmenu-glib.so.4",</text:p>
      <text:p text:style-name="Standard"><text:s text:c="8"/>"pinned_libs_64/system_libpipewire-0.3.so.0",</text:p>
      <text:p text:style-name="Standard"><text:s text:c="8"/>"pinned_libs_64/system_libvulkan.so.1"</text:p>
      <text:p text:style-name="Standard"><text:s text:c="6"/>]</text:p>
      <text:p text:style-name="Standard"><text:s text:c="4"/>}</text:p>
      <text:p text:style-name="Standard"><text:s text:c="2"/>},</text:p>
      <text:p text:style-name="Standard"><text:s text:c="2"/>"os-release" : {</text:p>
      <text:p text:style-name="Standard"><text:s text:c="4"/>"id" : "debian",</text:p>
      <text:p text:style-name="Standard"><text:s text:c="4"/>"name" : "Debian GNU/Linux",</text:p>
      <text:p text:style-name="Standard"><text:s text:c="4"/>"pretty_name" : "Debian GNU/Linux 11 (bullseye)",</text:p>
      <text:p text:style-name="Standard"><text:s text:c="4"/>"version_id" : "11",</text:p>
      <text:p text:style-name="Standard"><text:s text:c="4"/>"version_codename" : "bullseye"</text:p>
      <text:p text:style-name="Standard"><text:s text:c="2"/>},</text:p>
      <text:p text:style-name="Standard"><text:s text:c="2"/>"container" : {</text:p>
      <text:p text:style-name="Standard"><text:s text:c="4"/>"type" : "none"</text:p>
      <text:p text:style-name="Standard"><text:s text:c="2"/>},</text:p>
      <text:p text:style-name="Standard"><text:s text:c="2"/>"driver_environment" : [</text:p>
      <text:p text:style-name="Standard"><text:s text:c="4"/>"DISPLAY=:1",</text:p>
      <text:p text:style-name="Standard"><text:s text:c="4"/>"LD_LIBRARY_PATH=/home/linux4life/.steam/debian-installation/ubuntu12_32:/home/linux4life/.steam/debian-installation/ubuntu12_32/panorama:/home/linux4life/.steam/debian-installation/ubuntu12_32/steam-runtime/pinned_libs_32:/home/linux4life/.steam/debian-installation/ubuntu12_32/steam-runtime/pinned_libs_64:/usr/lib/x86_64-linux-gnu/libfakeroot:/lib/i386-linux-gnu:/usr/local/lib:/lib/x86_64-linux-gnu:/lib:/lib/i386-linux-gnu/sse2:/lib/i386-linux-gnu/i686:/lib/i386-linux-gnu/i686/sse2:/home/linux4life/.steam/debian-installation/ubuntu12_32/steam-runtime/lib/i386-linux-gnu:/home/linux4life/.steam/debian-installation/ubuntu12_32/steam-<text:soft-page-break/>runtime/usr/lib/i386-linux-gnu:/home/linux4life/.steam/debian-installation/ubuntu12_32/steam-runtime/lib/x86_64-linux-gnu:/home/linux4life/.steam/debian-installation/ubuntu12_32/steam-runtime/usr/lib/x86_64-linux-gnu:/home/linux4life/.steam/debian-installation/ubuntu12_32/steam-runtime/lib:/home/linux4life/.steam/debian-installation/ubuntu12_32/steam-runtime/usr/lib",</text:p>
      <text:p text:style-name="Standard"><text:s text:c="4"/>"MANGOHUD=1",</text:p>
      <text:p text:style-name="Standard"><text:s text:c="4"/>"SDL_GAMECONTROLLERCONFIG=03000000de280000ff11000001000000,Steam Virtual Gamepad,a:b0,b:b1,back:b6,dpdown:h0.4,dpleft:h0.8,dpright:h0.2,dpup:h0.1,guide:b8,leftshoulder:b4,leftstick:b9,lefttrigger:a2,leftx:a0,lefty:a1,rightshoulder:b5,rightstick:b10,righttrigger:a5,rightx:a3,righty:a4,start:b7,x:b2,y:b3,\n03000000de280000fc11000001000000,Steam Controller,a:b0,b:b1,back:b6,dpdown:b14,dpleft:b15,dpright:b13,dpup:b12,guide:b8,leftshoulder:b4,leftstick:b9,lefttrigger:a2,leftx:a0,lefty:a1,rightshoulder:b5,rightstick:b10,righttrigger:a5,rightx:a3,righty:a4,start:b7,x:b2,y:b3,",</text:p>
      <text:p text:style-name="Standard"><text:s text:c="4"/>"XDG_RUNTIME_DIR=/run/user/1000",</text:p>
      <text:p text:style-name="Standard"><text:s text:c="4"/>"__GLX_VENDOR_LIBRARY_NAME=nvidia",</text:p>
      <text:p text:style-name="Standard"><text:s text:c="4"/>"__NV_PRIME_RENDER_OFFLOAD=1"</text:p>
      <text:p text:style-name="Standard"><text:s text:c="2"/>],</text:p>
      <text:p text:style-name="Standard"><text:s text:c="2"/>"architectures" : {</text:p>
      <text:p text:style-name="Standard"><text:s text:c="4"/>"i386-linux-gnu" : {</text:p>
      <text:p text:style-name="Standard"><text:s text:c="6"/>"can-run" : true,</text:p>
      <text:p text:style-name="Standard"><text:s text:c="6"/>"libdl-LIB" : "lib/i386-linux-gnu",</text:p>
      <text:p text:style-name="Standard"><text:s text:c="6"/>"libdl-PLATFORM" : "i686",</text:p>
      <text:p text:style-name="Standard"><text:s text:c="6"/>"runtime-linker" : {</text:p>
      <text:p text:style-name="Standard"><text:s text:c="8"/>"path" : "/lib/ld-linux.so.2",</text:p>
      <text:p text:style-name="Standard"><text:s text:c="8"/>"resolved" : "/usr/lib/i386-linux-gnu/ld-2.31.so"</text:p>
      <text:p text:style-name="Standard"><text:s text:c="6"/>},</text:p>
      <text:p text:style-name="Standard"><text:s text:c="6"/>"library-issues-summary" : [</text:p>
      <text:p text:style-name="Standard"><text:s text:c="8"/>"misversioned-symbols"</text:p>
      <text:p text:style-name="Standard"><text:s text:c="6"/>],</text:p>
      <text:p text:style-name="Standard"><text:s text:c="6"/>"library-details" : {</text:p>
      <text:p text:style-name="Standard"><text:s text:c="8"/>"libcurl.so.4" : {</text:p>
      <text:p text:style-name="Standard"><text:s text:c="10"/>"soname" : "libcurl.so.4",</text:p>
      <text:p text:style-name="Standard"><text:s text:c="10"/>"path" : "/lib/i386-linux-gnu/libcurl.so.4",</text:p>
      <text:p text:style-name="Standard"><text:s text:c="10"/>"issues" : [</text:p>
      <text:p text:style-name="Standard"><text:s text:c="12"/>"misversioned-symbols"</text:p>
      <text:p text:style-name="Standard"><text:s text:c="10"/>],</text:p>
      <text:p text:style-name="Standard"><text:s text:c="10"/>"misversioned-symbols" : [</text:p>
      <text:p text:style-name="Standard"><text:s text:c="12"/>"curl_easy_cleanup@CURL_OPENSSL_3",</text:p>
      <text:p text:style-name="Standard"><text:s text:c="12"/>"curl_easy_duphandle@CURL_OPENSSL_3",</text:p>
      <text:p text:style-name="Standard"><text:s text:c="12"/>"curl_easy_escape@CURL_OPENSSL_3",</text:p>
      <text:p text:style-name="Standard"><text:s text:c="12"/>"curl_easy_getinfo@CURL_OPENSSL_3",</text:p>
      <text:p text:style-name="Standard"><text:s text:c="12"/>"curl_easy_init@CURL_OPENSSL_3",</text:p>
      <text:p text:style-name="Standard"><text:s text:c="12"/>"curl_easy_pause@CURL_OPENSSL_3",</text:p>
      <text:p text:style-name="Standard"><text:s text:c="12"/>"curl_easy_perform@CURL_OPENSSL_3",</text:p>
      <text:p text:style-name="Standard"><text:s text:c="12"/>"curl_easy_recv@CURL_OPENSSL_3",</text:p>
      <text:p text:style-name="Standard"><text:s text:c="12"/>"curl_easy_reset@CURL_OPENSSL_3",</text:p>
      <text:p text:style-name="Standard"><text:s text:c="12"/>"curl_easy_send@CURL_OPENSSL_3",</text:p>
      <text:p text:style-name="Standard"><text:s text:c="12"/>"curl_easy_setopt@CURL_OPENSSL_3",</text:p>
      <text:p text:style-name="Standard"><text:s text:c="12"/>"curl_easy_strerror@CURL_OPENSSL_3",</text:p>
      <text:p text:style-name="Standard"><text:s text:c="12"/>"curl_easy_unescape@CURL_OPENSSL_3",</text:p>
      <text:p text:style-name="Standard"><text:s text:c="12"/>"curl_escape@CURL_OPENSSL_3",</text:p>
      <text:p text:style-name="Standard"><text:s text:c="12"/>"curl_formadd@CURL_OPENSSL_3",</text:p>
      <text:p text:style-name="Standard"><text:s text:c="12"/>"curl_formfree@CURL_OPENSSL_3",</text:p>
      <text:p text:style-name="Standard"><text:soft-page-break/><text:s text:c="12"/>"curl_formget@CURL_OPENSSL_3",</text:p>
      <text:p text:style-name="Standard"><text:s text:c="12"/>"curl_free@CURL_OPENSSL_3",</text:p>
      <text:p text:style-name="Standard"><text:s text:c="12"/>"curl_getdate@CURL_OPENSSL_3",</text:p>
      <text:p text:style-name="Standard"><text:s text:c="12"/>"curl_getenv@CURL_OPENSSL_3",</text:p>
      <text:p text:style-name="Standard"><text:s text:c="12"/>"curl_global_cleanup@CURL_OPENSSL_3",</text:p>
      <text:p text:style-name="Standard"><text:s text:c="12"/>"curl_global_init@CURL_OPENSSL_3",</text:p>
      <text:p text:style-name="Standard"><text:s text:c="12"/>"curl_global_init_mem@CURL_OPENSSL_3",</text:p>
      <text:p text:style-name="Standard"><text:s text:c="12"/>"curl_jmpenv@CURL_OPENSSL_3",</text:p>
      <text:p text:style-name="Standard"><text:s text:c="12"/>"curl_maprintf@CURL_OPENSSL_3",</text:p>
      <text:p text:style-name="Standard"><text:s text:c="12"/>"curl_mfprintf@CURL_OPENSSL_3",</text:p>
      <text:p text:style-name="Standard"><text:s text:c="12"/>"curl_mprintf@CURL_OPENSSL_3",</text:p>
      <text:p text:style-name="Standard"><text:s text:c="12"/>"curl_msnprintf@CURL_OPENSSL_3",</text:p>
      <text:p text:style-name="Standard"><text:s text:c="12"/>"curl_msprintf@CURL_OPENSSL_3",</text:p>
      <text:p text:style-name="Standard"><text:s text:c="12"/>"curl_multi_add_handle@CURL_OPENSSL_3",</text:p>
      <text:p text:style-name="Standard"><text:s text:c="12"/>"curl_multi_assign@CURL_OPENSSL_3",</text:p>
      <text:p text:style-name="Standard"><text:s text:c="12"/>"curl_multi_cleanup@CURL_OPENSSL_3",</text:p>
      <text:p text:style-name="Standard"><text:s text:c="12"/>"curl_multi_fdset@CURL_OPENSSL_3",</text:p>
      <text:p text:style-name="Standard"><text:s text:c="12"/>"curl_multi_info_read@CURL_OPENSSL_3",</text:p>
      <text:p text:style-name="Standard"><text:s text:c="12"/>"curl_multi_init@CURL_OPENSSL_3",</text:p>
      <text:p text:style-name="Standard"><text:s text:c="12"/>"curl_multi_perform@CURL_OPENSSL_3",</text:p>
      <text:p text:style-name="Standard"><text:s text:c="12"/>"curl_multi_remove_handle@CURL_OPENSSL_3",</text:p>
      <text:p text:style-name="Standard"><text:s text:c="12"/>"curl_multi_setopt@CURL_OPENSSL_3",</text:p>
      <text:p text:style-name="Standard"><text:s text:c="12"/>"curl_multi_socket@CURL_OPENSSL_3",</text:p>
      <text:p text:style-name="Standard"><text:s text:c="12"/>"curl_multi_socket_action@CURL_OPENSSL_3",</text:p>
      <text:p text:style-name="Standard"><text:s text:c="12"/>"curl_multi_socket_all@CURL_OPENSSL_3",</text:p>
      <text:p text:style-name="Standard"><text:s text:c="12"/>"curl_multi_strerror@CURL_OPENSSL_3",</text:p>
      <text:p text:style-name="Standard"><text:s text:c="12"/>"curl_multi_timeout@CURL_OPENSSL_3",</text:p>
      <text:p text:style-name="Standard"><text:s text:c="12"/>"curl_mvaprintf@CURL_OPENSSL_3",</text:p>
      <text:p text:style-name="Standard"><text:s text:c="12"/>"curl_mvfprintf@CURL_OPENSSL_3",</text:p>
      <text:p text:style-name="Standard"><text:s text:c="12"/>"curl_mvprintf@CURL_OPENSSL_3",</text:p>
      <text:p text:style-name="Standard"><text:s text:c="12"/>"curl_mvsnprintf@CURL_OPENSSL_3",</text:p>
      <text:p text:style-name="Standard"><text:s text:c="12"/>"curl_mvsprintf@CURL_OPENSSL_3",</text:p>
      <text:p text:style-name="Standard"><text:s text:c="12"/>"curl_share_cleanup@CURL_OPENSSL_3",</text:p>
      <text:p text:style-name="Standard"><text:s text:c="12"/>"curl_share_init@CURL_OPENSSL_3",</text:p>
      <text:p text:style-name="Standard"><text:s text:c="12"/>"curl_share_setopt@CURL_OPENSSL_3",</text:p>
      <text:p text:style-name="Standard"><text:s text:c="12"/>"curl_share_strerror@CURL_OPENSSL_3",</text:p>
      <text:p text:style-name="Standard"><text:s text:c="12"/>"curl_slist_append@CURL_OPENSSL_3",</text:p>
      <text:p text:style-name="Standard"><text:s text:c="12"/>"curl_slist_free_all@CURL_OPENSSL_3",</text:p>
      <text:p text:style-name="Standard"><text:s text:c="12"/>"curl_strequal@CURL_OPENSSL_3",</text:p>
      <text:p text:style-name="Standard"><text:s text:c="12"/>"curl_strnequal@CURL_OPENSSL_3",</text:p>
      <text:p text:style-name="Standard"><text:s text:c="12"/>"curl_unescape@CURL_OPENSSL_3",</text:p>
      <text:p text:style-name="Standard"><text:s text:c="12"/>"curl_version@CURL_OPENSSL_3",</text:p>
      <text:p text:style-name="Standard"><text:s text:c="12"/>"curl_version_info@CURL_OPENSSL_3"</text:p>
      <text:p text:style-name="Standard"><text:s text:c="10"/>]</text:p>
      <text:p text:style-name="Standard"><text:s text:c="8"/>}</text:p>
      <text:p text:style-name="Standard"><text:s text:c="6"/>},</text:p>
      <text:p text:style-name="Standard"><text:s text:c="6"/>"graphics-details" : {</text:p>
      <text:p text:style-name="Standard"><text:s text:c="8"/>"x11/vulkan" : {</text:p>
      <text:p text:style-name="Standard"><text:s text:c="10"/>"messages" : [</text:p>
      <text:p text:style-name="Standard"><text:s text:c="12"/>"WARNING: lavapipe is not a conformant vulkan implementation, testing use only."</text:p>
      <text:p text:style-name="Standard"><text:s text:c="10"/>],</text:p>
      <text:p text:style-name="Standard"><text:s text:c="10"/>"renderer" : "GeForce RTX 2060",</text:p>
      <text:p text:style-name="Standard"><text:soft-page-break/><text:s text:c="10"/>"version" : "1.2.155 (device 0x10de:0x1f15) (driver 460.364.192)",</text:p>
      <text:p text:style-name="Standard"><text:s text:c="10"/>"devices" : [</text:p>
      <text:p text:style-name="Standard"><text:s text:c="12"/>{</text:p>
      <text:p text:style-name="Standard"><text:s text:c="14"/>"name" : "GeForce RTX 2060",</text:p>
      <text:p text:style-name="Standard"><text:s text:c="14"/>"api-version" : "1.2.155",</text:p>
      <text:p text:style-name="Standard"><text:s text:c="14"/>"driver-version" : "460.364.192",</text:p>
      <text:p text:style-name="Standard"><text:s text:c="14"/>"vendor-id" : "0x10de",</text:p>
      <text:p text:style-name="Standard"><text:s text:c="14"/>"device-id" : "0x1f15",</text:p>
      <text:p text:style-name="Standard"><text:s text:c="14"/>"type" : "discrete-gpu"</text:p>
      <text:p text:style-name="Standard"><text:s text:c="12"/>},</text:p>
      <text:p text:style-name="Standard"><text:s text:c="12"/>{</text:p>
      <text:p text:style-name="Standard"><text:s text:c="14"/>"name" : "llvmpipe (LLVM 11.0.1, 256 bits)",</text:p>
      <text:p text:style-name="Standard"><text:s text:c="14"/>"api-version" : "1.0.2",</text:p>
      <text:p text:style-name="Standard"><text:s text:c="14"/>"driver-version" : "0.0.1",</text:p>
      <text:p text:style-name="Standard"><text:s text:c="14"/>"vendor-id" : "0x10005",</text:p>
      <text:p text:style-name="Standard"><text:s text:c="14"/>"device-id" : "0",</text:p>
      <text:p text:style-name="Standard"><text:s text:c="14"/>"type" : "cpu",</text:p>
      <text:p text:style-name="Standard"><text:s text:c="14"/>"issues" : [</text:p>
      <text:p text:style-name="Standard"><text:s text:c="16"/>"software-rendering"</text:p>
      <text:p text:style-name="Standard"><text:s text:c="14"/>]</text:p>
      <text:p text:style-name="Standard"><text:s text:c="12"/>},</text:p>
      <text:p text:style-name="Standard"><text:s text:c="12"/>{</text:p>
      <text:p text:style-name="Standard"><text:s text:c="14"/>"name" : "AMD RADV RAVEN (ACO)",</text:p>
      <text:p text:style-name="Standard"><text:s text:c="14"/>"api-version" : "1.2.145",</text:p>
      <text:p text:style-name="Standard"><text:s text:c="14"/>"driver-version" : "20.3.5",</text:p>
      <text:p text:style-name="Standard"><text:s text:c="14"/>"vendor-id" : "0x1002",</text:p>
      <text:p text:style-name="Standard"><text:s text:c="14"/>"device-id" : "0x15d8",</text:p>
      <text:p text:style-name="Standard"><text:s text:c="14"/>"type" : "integrated-gpu"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"x11/vdpau" : {</text:p>
      <text:p text:style-name="Standard"><text:s text:c="10"/>"renderer" : "G3DVL VDPAU Driver Shared Library version 1.0\n",</text:p>
      <text:p text:style-name="Standard"><text:s text:c="10"/>"version" : null</text:p>
      <text:p text:style-name="Standard"><text:s text:c="8"/>},</text:p>
      <text:p text:style-name="Standard"><text:s text:c="8"/>"x11/vaapi" : {</text:p>
      <text:p text:style-name="Standard"><text:s text:c="10"/>"messages" : [</text:p>
      <text:p text:style-name="Standard"><text:s text:c="12"/>"libva info: VA-API version 1.10.0",</text:p>
      <text:p text:style-name="Standard"><text:s text:c="12"/>"libva info: Trying to open /usr/lib/i386-linux-gnu/dri/radeonsi_drv_video.so",</text:p>
      <text:p text:style-name="Standard"><text:s text:c="12"/>"libva info: Found init function __vaDriverInit_1_10",</text:p>
      <text:p text:style-name="Standard"><text:s text:c="12"/>"libva info: va_openDriver() returns 0",</text:p>
      <text:p text:style-name="Standard"><text:s text:c="12"/>"Testing H264Main decoding"</text:p>
      <text:p text:style-name="Standard"><text:s text:c="10"/>],</text:p>
      <text:p text:style-name="Standard"><text:s text:c="10"/>"renderer" : "Mesa Gallium driver 20.3.5 for AMD Radeon(TM) Vega 10 Graphics (RAVEN, DRM 3.40.0, 5.10.0-8-amd64, LLVM 11.0.1)\n",</text:p>
      <text:p text:style-name="Standard"><text:s text:c="10"/>"version" : null</text:p>
      <text:p text:style-name="Standard"><text:s text:c="8"/>},</text:p>
      <text:p text:style-name="Standard"><text:s text:c="8"/>"glx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oft-page-break/><text:s text:c="8"/>"egl_x11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 text:c="8"/>"egl_x11/glesv2" : {</text:p>
      <text:p text:style-name="Standard"><text:s text:c="10"/>"renderer" : "GeForce RTX 2060/PCIe/SSE2",</text:p>
      <text:p text:style-name="Standard"><text:s text:c="10"/>"version" : "OpenGL ES 3.2 NVIDIA 460.91.03",</text:p>
      <text:p text:style-name="Standard"><text:s text:c="10"/>"library-vendor" : "glvnd"</text:p>
      <text:p text:style-name="Standard"><text:s text:c="8"/>}</text:p>
      <text:p text:style-name="Standard"><text:s text:c="6"/>},</text:p>
      <text:p text:style-name="Standard"><text:s text:c="6"/>"dri_drivers" : [</text:p>
      <text:p text:style-name="Standard"><text:s text:c="8"/>{</text:p>
      <text:p text:style-name="Standard"><text:s text:c="10"/>"library_path" : "/usr/lib/i386-linux-gnu/dri/i915_dri.so"</text:p>
      <text:p text:style-name="Standard"><text:s text:c="8"/>},</text:p>
      <text:p text:style-name="Standard"><text:s text:c="8"/>{</text:p>
      <text:p text:style-name="Standard"><text:s text:c="10"/>"library_path" : "/usr/lib/i386-linux-gnu/dri/i965_dri.so"</text:p>
      <text:p text:style-name="Standard"><text:s text:c="8"/>},</text:p>
      <text:p text:style-name="Standard"><text:s text:c="8"/>{</text:p>
      <text:p text:style-name="Standard"><text:s text:c="10"/>"library_path" : "/usr/lib/i386-linux-gnu/dri/iris_dri.so"</text:p>
      <text:p text:style-name="Standard"><text:s text:c="8"/>},</text:p>
      <text:p text:style-name="Standard"><text:s text:c="8"/>{</text:p>
      <text:p text:style-name="Standard"><text:s text:c="10"/>"library_path" : "/usr/lib/i386-linux-gnu/dri/kms_swrast_dri.so"</text:p>
      <text:p text:style-name="Standard"><text:s text:c="8"/>},</text:p>
      <text:p text:style-name="Standard"><text:s text:c="8"/>{</text:p>
      <text:p text:style-name="Standard"><text:s text:c="10"/>"library_path" : "/usr/lib/i386-linux-gnu/dri/nouveau_dri.so"</text:p>
      <text:p text:style-name="Standard"><text:s text:c="8"/>},</text:p>
      <text:p text:style-name="Standard"><text:s text:c="8"/>{</text:p>
      <text:p text:style-name="Standard"><text:s text:c="10"/>"library_path" : "/usr/lib/i386-linux-gnu/dri/nouveau_vieux_dri.so"</text:p>
      <text:p text:style-name="Standard"><text:s text:c="8"/>},</text:p>
      <text:p text:style-name="Standard"><text:s text:c="8"/>{</text:p>
      <text:p text:style-name="Standard"><text:s text:c="10"/>"library_path" : "/usr/lib/i386-linux-gnu/dri/r200_dri.so"</text:p>
      <text:p text:style-name="Standard"><text:s text:c="8"/>},</text:p>
      <text:p text:style-name="Standard"><text:s text:c="8"/>{</text:p>
      <text:p text:style-name="Standard"><text:s text:c="10"/>"library_path" : "/usr/lib/i386-linux-gnu/dri/r300_dri.so"</text:p>
      <text:p text:style-name="Standard"><text:s text:c="8"/>},</text:p>
      <text:p text:style-name="Standard"><text:s text:c="8"/>{</text:p>
      <text:p text:style-name="Standard"><text:s text:c="10"/>"library_path" : "/usr/lib/i386-linux-gnu/dri/r600_dri.so"</text:p>
      <text:p text:style-name="Standard"><text:s text:c="8"/>},</text:p>
      <text:p text:style-name="Standard"><text:s text:c="8"/>{</text:p>
      <text:p text:style-name="Standard"><text:s text:c="10"/>"library_path" : "/usr/lib/i386-linux-gnu/dri/radeon_dri.so"</text:p>
      <text:p text:style-name="Standard"><text:s text:c="8"/>},</text:p>
      <text:p text:style-name="Standard"><text:s text:c="8"/>{</text:p>
      <text:p text:style-name="Standard"><text:s text:c="10"/>"library_path" : "/usr/lib/i386-linux-gnu/dri/radeonsi_dri.so"</text:p>
      <text:p text:style-name="Standard"><text:s text:c="8"/>},</text:p>
      <text:p text:style-name="Standard"><text:s text:c="8"/>{</text:p>
      <text:p text:style-name="Standard"><text:s text:c="10"/>"library_path" : "/usr/lib/i386-linux-gnu/dri/swrast_dri.so"</text:p>
      <text:p text:style-name="Standard"><text:s text:c="8"/>},</text:p>
      <text:p text:style-name="Standard"><text:s text:c="8"/>{</text:p>
      <text:p text:style-name="Standard"><text:s text:c="10"/>"library_path" : "/usr/lib/i386-linux-gnu/dri/virtio_gpu_dri.so"</text:p>
      <text:p text:style-name="Standard"><text:s text:c="8"/>},</text:p>
      <text:p text:style-name="Standard"><text:s text:c="8"/>{</text:p>
      <text:p text:style-name="Standard"><text:soft-page-break/><text:s text:c="10"/>"library_path" : "/usr/lib/i386-linux-gnu/dri/vmwgfx_dri.so"</text:p>
      <text:p text:style-name="Standard"><text:s text:c="8"/>},</text:p>
      <text:p text:style-name="Standard"><text:s text:c="8"/>{</text:p>
      <text:p text:style-name="Standard"><text:s text:c="10"/>"library_path" : "/usr/lib/i386-linux-gnu/dri/zink_dri.so"</text:p>
      <text:p text:style-name="Standard"><text:s text:c="8"/>}</text:p>
      <text:p text:style-name="Standard"><text:s text:c="6"/>],</text:p>
      <text:p text:style-name="Standard"><text:s text:c="6"/>"va-api_drivers" : [</text:p>
      <text:p text:style-name="Standard"><text:s text:c="8"/>{</text:p>
      <text:p text:style-name="Standard"><text:s text:c="10"/>"library_path" : "/usr/lib/i386-linux-gnu/dri/i965_drv_video.so"</text:p>
      <text:p text:style-name="Standard"><text:s text:c="8"/>},</text:p>
      <text:p text:style-name="Standard"><text:s text:c="8"/>{</text:p>
      <text:p text:style-name="Standard"><text:s text:c="10"/>"library_path" : "/usr/lib/i386-linux-gnu/dri/iHD_drv_video.so"</text:p>
      <text:p text:style-name="Standard"><text:s text:c="8"/>},</text:p>
      <text:p text:style-name="Standard"><text:s text:c="8"/>{</text:p>
      <text:p text:style-name="Standard"><text:s text:c="10"/>"library_path" : "/usr/lib/i386-linux-gnu/dri/nouveau_drv_video.so"</text:p>
      <text:p text:style-name="Standard"><text:s text:c="8"/>},</text:p>
      <text:p text:style-name="Standard"><text:s text:c="8"/>{</text:p>
      <text:p text:style-name="Standard"><text:s text:c="10"/>"library_path" : "/usr/lib/i386-linux-gnu/dri/r600_drv_video.so"</text:p>
      <text:p text:style-name="Standard"><text:s text:c="8"/>},</text:p>
      <text:p text:style-name="Standard"><text:s text:c="8"/>{</text:p>
      <text:p text:style-name="Standard"><text:s text:c="10"/>"library_path" : "/usr/lib/i386-linux-gnu/dri/radeonsi_drv_video.so"</text:p>
      <text:p text:style-name="Standard"><text:s text:c="8"/>},</text:p>
      <text:p text:style-name="Standard"><text:s text:c="8"/>{</text:p>
      <text:p text:style-name="Standard"><text:s text:c="10"/>"library_path" : "/home/linux4life/.steam/debian-installation/ubuntu12_32/steam-runtime/usr/lib/i386-linux-gnu/dri/dummy_drv_video.so"</text:p>
      <text:p text:style-name="Standard"><text:s text:c="8"/>}</text:p>
      <text:p text:style-name="Standard"><text:s text:c="6"/>],</text:p>
      <text:p text:style-name="Standard"><text:s text:c="6"/>"vdpau_drivers" : [</text:p>
      <text:p text:style-name="Standard"><text:s text:c="8"/>{</text:p>
      <text:p text:style-name="Standard"><text:s text:c="10"/>"library_path" : "/usr/lib/i386-linux-gnu/vdpau/libvdpau_nouveau.so",</text:p>
      <text:p text:style-name="Standard"><text:s text:c="10"/>"library_link" : "libvdpau_nouveau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nouveau.so.1",</text:p>
      <text:p text:style-name="Standard"><text:s text:c="10"/>"library_link" : "libvdpau_nouveau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r300.so",</text:p>
      <text:p text:style-name="Standard"><text:s text:c="10"/>"library_link" : "libvdpau_r300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r300.so.1",</text:p>
      <text:p text:style-name="Standard"><text:s text:c="10"/>"library_link" : "libvdpau_r300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r600.so",</text:p>
      <text:p text:style-name="Standard"><text:s text:c="10"/>"library_link" : "libvdpau_r600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r600.so.1",</text:p>
      <text:p text:style-name="Standard"><text:s text:c="10"/>"library_link" : "libvdpau_r600.so.1.0.0"</text:p>
      <text:p text:style-name="Standard"><text:s text:c="8"/>},</text:p>
      <text:p text:style-name="Standard"><text:soft-page-break/><text:s text:c="8"/>{</text:p>
      <text:p text:style-name="Standard"><text:s text:c="10"/>"library_path" : "/usr/lib/i386-linux-gnu/vdpau/libvdpau_radeonsi.so",</text:p>
      <text:p text:style-name="Standard"><text:s text:c="10"/>"library_link" : "libvdpau_radeonsi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radeonsi.so.1",</text:p>
      <text:p text:style-name="Standard"><text:s text:c="10"/>"library_link" : "libvdpau_radeonsi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trace.so.1",</text:p>
      <text:p text:style-name="Standard"><text:s text:c="10"/>"library_link" : "libvdpau_trace.so.1.0.0"</text:p>
      <text:p text:style-name="Standard"><text:s text:c="8"/>},</text:p>
      <text:p text:style-name="Standard"><text:s text:c="8"/>{</text:p>
      <text:p text:style-name="Standard"><text:s text:c="10"/>"library_path" : "/usr/lib/i386-linux-gnu/vdpau/libvdpau_va_gl.so",</text:p>
      <text:p text:style-name="Standard"><text:s text:c="10"/>"library_link" : "libvdpau_va_gl.so.1"</text:p>
      <text:p text:style-name="Standard"><text:s text:c="8"/>},</text:p>
      <text:p text:style-name="Standard"><text:s text:c="8"/>{</text:p>
      <text:p text:style-name="Standard"><text:s text:c="10"/>"library_path" : "/usr/lib/i386-linux-gnu/vdpau/libvdpau_va_gl.so.1"</text:p>
      <text:p text:style-name="Standard"><text:s text:c="8"/>}</text:p>
      <text:p text:style-name="Standard"><text:s text:c="6"/>],</text:p>
      <text:p text:style-name="Standard"><text:s text:c="6"/>"glx_drivers" : [</text:p>
      <text:p text:style-name="Standard"><text:s text:c="8"/>{</text:p>
      <text:p text:style-name="Standard"><text:s text:c="10"/>"library_soname" : "libGLX_indirect.so.0",</text:p>
      <text:p text:style-name="Standard"><text:s text:c="10"/>"library_path" : "/usr/lib/i386-linux-gnu/nvidia/current/libGLX_nvidia.so.460.91.03"</text:p>
      <text:p text:style-name="Standard"><text:s text:c="8"/>},</text:p>
      <text:p text:style-name="Standard"><text:s text:c="8"/>{</text:p>
      <text:p text:style-name="Standard"><text:s text:c="10"/>"library_soname" : "libGLX_mesa.so.0",</text:p>
      <text:p text:style-name="Standard"><text:s text:c="10"/>"library_path" : "/usr/lib/i386-linux-gnu/libGLX_mesa.so.0.0.0"</text:p>
      <text:p text:style-name="Standard"><text:s text:c="8"/>},</text:p>
      <text:p text:style-name="Standard"><text:s text:c="8"/>{</text:p>
      <text:p text:style-name="Standard"><text:s text:c="10"/>"library_soname" : "libGLX_nvidia.so.0",</text:p>
      <text:p text:style-name="Standard"><text:s text:c="10"/>"library_path" : "/usr/lib/i386-linux-gnu/nvidia/current/libGLX_nvidia.so.460.91.03"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"x86_64-linux-gnu" : {</text:p>
      <text:p text:style-name="Standard"><text:s text:c="6"/>"can-run" : true,</text:p>
      <text:p text:style-name="Standard"><text:s text:c="6"/>"libdl-LIB" : "lib/x86_64-linux-gnu",</text:p>
      <text:p text:style-name="Standard"><text:s text:c="6"/>"libdl-PLATFORM" : "x86_64",</text:p>
      <text:p text:style-name="Standard"><text:s text:c="6"/>"runtime-linker" : {</text:p>
      <text:p text:style-name="Standard"><text:s text:c="8"/>"path" : "/lib64/ld-linux-x86-64.so.2",</text:p>
      <text:p text:style-name="Standard"><text:s text:c="8"/>"resolved" : "/usr/lib/x86_64-linux-gnu/ld-2.31.so"</text:p>
      <text:p text:style-name="Standard"><text:s text:c="6"/>},</text:p>
      <text:p text:style-name="Standard"><text:s text:c="6"/>"library-issues-summary" : [</text:p>
      <text:p text:style-name="Standard"><text:s text:c="6"/>],</text:p>
      <text:p text:style-name="Standard"><text:s text:c="6"/>"graphics-details" : {</text:p>
      <text:p text:style-name="Standard"><text:s text:c="8"/>"x11/vulkan" : {</text:p>
      <text:p text:style-name="Standard"><text:s text:c="10"/>"messages" : [</text:p>
      <text:p text:style-name="Standard"><text:s text:c="12"/>"skipping config: /home/linux4life/.steam/debian-installation/ubuntu12_32/steam-runtime/usr/libexec/steam-runtime-tools-0/MangoHud.conf [ not found ]",</text:p>
      <text:p text:style-name="Standard"><text:s text:c="12"/>"skipping config: /home/linux4life/.config/MangoHud/x86_64-linux-gnu-check-vulkan.conf [ not found ]",</text:p>
      <text:p text:style-name="Standard"><text:soft-page-break/><text:s text:c="12"/>"parsing config: /home/linux4life/.config/MangoHud/MangoHud.conf [ ok ]",</text:p>
      <text:p text:style-name="Standard"><text:s text:c="12"/>"MANGOHUD: Failed to initialize CPU power data",</text:p>
      <text:p text:style-name="Standard"><text:s text:c="12"/>"MANGOHUD: XNVCtrl didn't find the correct display",</text:p>
      <text:p text:style-name="Standard"><text:s text:c="12"/>"MANGOHUD: Uploading is disabled (permit_upload = 0)",</text:p>
      <text:p text:style-name="Standard"><text:s text:c="12"/>"MANGOHUD: recreating font image",</text:p>
      <text:p text:style-name="Standard"><text:s text:c="12"/>"WARNING: lavapipe is not a conformant vulkan implementation, testing use only.",</text:p>
      <text:p text:style-name="Standard"><text:s text:c="12"/>"MANGOHUD: Uploading is disabled (permit_upload = 0)",</text:p>
      <text:p text:style-name="Standard"><text:s text:c="12"/>"MANGOHUD: recreating font image",</text:p>
      <text:p text:style-name="Standard"><text:s text:c="12"/>"MANGOHUD: Uploading is disabled (permit_upload = 0)",</text:p>
      <text:p text:style-name="Standard"><text:s text:c="12"/>"MANGOHUD: recreating font image"</text:p>
      <text:p text:style-name="Standard"><text:s text:c="10"/>],</text:p>
      <text:p text:style-name="Standard"><text:s text:c="10"/>"renderer" : "GeForce RTX 2060",</text:p>
      <text:p text:style-name="Standard"><text:s text:c="10"/>"version" : "1.2.155 (device 0x10de:0x1f15) (driver 460.364.192)",</text:p>
      <text:p text:style-name="Standard"><text:s text:c="10"/>"devices" : [</text:p>
      <text:p text:style-name="Standard"><text:s text:c="12"/>{</text:p>
      <text:p text:style-name="Standard"><text:s text:c="14"/>"name" : "GeForce RTX 2060",</text:p>
      <text:p text:style-name="Standard"><text:s text:c="14"/>"api-version" : "1.2.155",</text:p>
      <text:p text:style-name="Standard"><text:s text:c="14"/>"driver-version" : "460.364.192",</text:p>
      <text:p text:style-name="Standard"><text:s text:c="14"/>"vendor-id" : "0x10de",</text:p>
      <text:p text:style-name="Standard"><text:s text:c="14"/>"device-id" : "0x1f15",</text:p>
      <text:p text:style-name="Standard"><text:s text:c="14"/>"type" : "discrete-gpu"</text:p>
      <text:p text:style-name="Standard"><text:s text:c="12"/>},</text:p>
      <text:p text:style-name="Standard"><text:s text:c="12"/>{</text:p>
      <text:p text:style-name="Standard"><text:s text:c="14"/>"name" : "llvmpipe (LLVM 11.0.1, 256 bits)",</text:p>
      <text:p text:style-name="Standard"><text:s text:c="14"/>"api-version" : "1.0.2",</text:p>
      <text:p text:style-name="Standard"><text:s text:c="14"/>"driver-version" : "0.0.1",</text:p>
      <text:p text:style-name="Standard"><text:s text:c="14"/>"vendor-id" : "0x10005",</text:p>
      <text:p text:style-name="Standard"><text:s text:c="14"/>"device-id" : "0",</text:p>
      <text:p text:style-name="Standard"><text:s text:c="14"/>"type" : "cpu",</text:p>
      <text:p text:style-name="Standard"><text:s text:c="14"/>"issues" : [</text:p>
      <text:p text:style-name="Standard"><text:s text:c="16"/>"software-rendering"</text:p>
      <text:p text:style-name="Standard"><text:s text:c="14"/>]</text:p>
      <text:p text:style-name="Standard"><text:s text:c="12"/>},</text:p>
      <text:p text:style-name="Standard"><text:s text:c="12"/>{</text:p>
      <text:p text:style-name="Standard"><text:s text:c="14"/>"name" : "AMD RADV RAVEN (ACO)",</text:p>
      <text:p text:style-name="Standard"><text:s text:c="14"/>"api-version" : "1.2.145",</text:p>
      <text:p text:style-name="Standard"><text:s text:c="14"/>"driver-version" : "20.3.5",</text:p>
      <text:p text:style-name="Standard"><text:s text:c="14"/>"vendor-id" : "0x1002",</text:p>
      <text:p text:style-name="Standard"><text:s text:c="14"/>"device-id" : "0x15d8",</text:p>
      <text:p text:style-name="Standard"><text:s text:c="14"/>"type" : "integrated-gpu"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"x11/vdpau" : {</text:p>
      <text:p text:style-name="Standard"><text:s text:c="10"/>"renderer" : "G3DVL VDPAU Driver Shared Library version 1.0\n",</text:p>
      <text:p text:style-name="Standard"><text:s text:c="10"/>"version" : null</text:p>
      <text:p text:style-name="Standard"><text:s text:c="8"/>},</text:p>
      <text:p text:style-name="Standard"><text:s text:c="8"/>"x11/vaapi" : {</text:p>
      <text:p text:style-name="Standard"><text:s text:c="10"/>"messages" : [</text:p>
      <text:p text:style-name="Standard"><text:s text:c="12"/>"libva info: VA-API version 1.10.0",</text:p>
      <text:p text:style-name="Standard"><text:s text:c="12"/>"libva info: Trying to open /usr/lib/x86_64-linux-gnu/dri/radeonsi_drv_video.so",</text:p>
      <text:p text:style-name="Standard"><text:s text:c="12"/>"libva info: Found init function __vaDriverInit_1_10",</text:p>
      <text:p text:style-name="Standard"><text:soft-page-break/><text:s text:c="12"/>"libva info: va_openDriver() returns 0",</text:p>
      <text:p text:style-name="Standard"><text:s text:c="12"/>"Testing H264Main decoding"</text:p>
      <text:p text:style-name="Standard"><text:s text:c="10"/>],</text:p>
      <text:p text:style-name="Standard"><text:s text:c="10"/>"renderer" : "Mesa Gallium driver 20.3.5 for AMD Radeon(TM) Vega 10 Graphics (RAVEN, DRM 3.40.0, 5.10.0-8-amd64, LLVM 11.0.1)\n",</text:p>
      <text:p text:style-name="Standard"><text:s text:c="10"/>"version" : null</text:p>
      <text:p text:style-name="Standard"><text:s text:c="8"/>},</text:p>
      <text:p text:style-name="Standard"><text:s text:c="8"/>"glx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 text:c="8"/>"egl_x11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 text:c="8"/>"egl_x11/glesv2" : {</text:p>
      <text:p text:style-name="Standard"><text:s text:c="10"/>"renderer" : "GeForce RTX 2060/PCIe/SSE2",</text:p>
      <text:p text:style-name="Standard"><text:s text:c="10"/>"version" : "OpenGL ES 3.2 NVIDIA 460.91.03",</text:p>
      <text:p text:style-name="Standard"><text:s text:c="10"/>"library-vendor" : "glvnd"</text:p>
      <text:p text:style-name="Standard"><text:s text:c="8"/>}</text:p>
      <text:p text:style-name="Standard"><text:s text:c="6"/>},</text:p>
      <text:p text:style-name="Standard"><text:s text:c="6"/>"dri_drivers" : [</text:p>
      <text:p text:style-name="Standard"><text:s text:c="8"/>{</text:p>
      <text:p text:style-name="Standard"><text:s text:c="10"/>"library_path" : "/usr/lib/x86_64-linux-gnu/dri/i915_dri.so"</text:p>
      <text:p text:style-name="Standard"><text:s text:c="8"/>},</text:p>
      <text:p text:style-name="Standard"><text:s text:c="8"/>{</text:p>
      <text:p text:style-name="Standard"><text:s text:c="10"/>"library_path" : "/usr/lib/x86_64-linux-gnu/dri/i965_dri.so"</text:p>
      <text:p text:style-name="Standard"><text:s text:c="8"/>},</text:p>
      <text:p text:style-name="Standard"><text:s text:c="8"/>{</text:p>
      <text:p text:style-name="Standard"><text:s text:c="10"/>"library_path" : "/usr/lib/x86_64-linux-gnu/dri/iris_dri.so"</text:p>
      <text:p text:style-name="Standard"><text:s text:c="8"/>},</text:p>
      <text:p text:style-name="Standard"><text:s text:c="8"/>{</text:p>
      <text:p text:style-name="Standard"><text:s text:c="10"/>"library_path" : "/usr/lib/x86_64-linux-gnu/dri/kms_swrast_dri.so"</text:p>
      <text:p text:style-name="Standard"><text:s text:c="8"/>},</text:p>
      <text:p text:style-name="Standard"><text:s text:c="8"/>{</text:p>
      <text:p text:style-name="Standard"><text:s text:c="10"/>"library_path" : "/usr/lib/x86_64-linux-gnu/dri/nouveau_dri.so"</text:p>
      <text:p text:style-name="Standard"><text:s text:c="8"/>},</text:p>
      <text:p text:style-name="Standard"><text:s text:c="8"/>{</text:p>
      <text:p text:style-name="Standard"><text:s text:c="10"/>"library_path" : "/usr/lib/x86_64-linux-gnu/dri/nouveau_vieux_dri.so"</text:p>
      <text:p text:style-name="Standard"><text:s text:c="8"/>},</text:p>
      <text:p text:style-name="Standard"><text:s text:c="8"/>{</text:p>
      <text:p text:style-name="Standard"><text:s text:c="10"/>"library_path" : "/usr/lib/x86_64-linux-gnu/dri/r200_dri.so"</text:p>
      <text:p text:style-name="Standard"><text:s text:c="8"/>},</text:p>
      <text:p text:style-name="Standard"><text:s text:c="8"/>{</text:p>
      <text:p text:style-name="Standard"><text:s text:c="10"/>"library_path" : "/usr/lib/x86_64-linux-gnu/dri/r300_dri.so"</text:p>
      <text:p text:style-name="Standard"><text:s text:c="8"/>},</text:p>
      <text:p text:style-name="Standard"><text:s text:c="8"/>{</text:p>
      <text:p text:style-name="Standard"><text:s text:c="10"/>"library_path" : "/usr/lib/x86_64-linux-gnu/dri/r600_dri.so"</text:p>
      <text:p text:style-name="Standard"><text:s text:c="8"/>},</text:p>
      <text:p text:style-name="Standard"><text:s text:c="8"/>{</text:p>
      <text:p text:style-name="Standard"><text:soft-page-break/><text:s text:c="10"/>"library_path" : "/usr/lib/x86_64-linux-gnu/dri/radeon_dri.so"</text:p>
      <text:p text:style-name="Standard"><text:s text:c="8"/>},</text:p>
      <text:p text:style-name="Standard"><text:s text:c="8"/>{</text:p>
      <text:p text:style-name="Standard"><text:s text:c="10"/>"library_path" : "/usr/lib/x86_64-linux-gnu/dri/radeonsi_dri.so"</text:p>
      <text:p text:style-name="Standard"><text:s text:c="8"/>},</text:p>
      <text:p text:style-name="Standard"><text:s text:c="8"/>{</text:p>
      <text:p text:style-name="Standard"><text:s text:c="10"/>"library_path" : "/usr/lib/x86_64-linux-gnu/dri/swrast_dri.so"</text:p>
      <text:p text:style-name="Standard"><text:s text:c="8"/>},</text:p>
      <text:p text:style-name="Standard"><text:s text:c="8"/>{</text:p>
      <text:p text:style-name="Standard"><text:s text:c="10"/>"library_path" : "/usr/lib/x86_64-linux-gnu/dri/virtio_gpu_dri.so"</text:p>
      <text:p text:style-name="Standard"><text:s text:c="8"/>},</text:p>
      <text:p text:style-name="Standard"><text:s text:c="8"/>{</text:p>
      <text:p text:style-name="Standard"><text:s text:c="10"/>"library_path" : "/usr/lib/x86_64-linux-gnu/dri/vmwgfx_dri.so"</text:p>
      <text:p text:style-name="Standard"><text:s text:c="8"/>},</text:p>
      <text:p text:style-name="Standard"><text:s text:c="8"/>{</text:p>
      <text:p text:style-name="Standard"><text:s text:c="10"/>"library_path" : "/usr/lib/x86_64-linux-gnu/dri/zink_dri.so"</text:p>
      <text:p text:style-name="Standard"><text:s text:c="8"/>}</text:p>
      <text:p text:style-name="Standard"><text:s text:c="6"/>],</text:p>
      <text:p text:style-name="Standard"><text:s text:c="6"/>"va-api_drivers" : [</text:p>
      <text:p text:style-name="Standard"><text:s text:c="8"/>{</text:p>
      <text:p text:style-name="Standard"><text:s text:c="10"/>"library_path" : "/usr/lib/x86_64-linux-gnu/dri/i965_drv_video.so"</text:p>
      <text:p text:style-name="Standard"><text:s text:c="8"/>},</text:p>
      <text:p text:style-name="Standard"><text:s text:c="8"/>{</text:p>
      <text:p text:style-name="Standard"><text:s text:c="10"/>"library_path" : "/usr/lib/x86_64-linux-gnu/dri/iHD_drv_video.so"</text:p>
      <text:p text:style-name="Standard"><text:s text:c="8"/>},</text:p>
      <text:p text:style-name="Standard"><text:s text:c="8"/>{</text:p>
      <text:p text:style-name="Standard"><text:s text:c="10"/>"library_path" : "/usr/lib/x86_64-linux-gnu/dri/nouveau_drv_video.so"</text:p>
      <text:p text:style-name="Standard"><text:s text:c="8"/>},</text:p>
      <text:p text:style-name="Standard"><text:s text:c="8"/>{</text:p>
      <text:p text:style-name="Standard"><text:s text:c="10"/>"library_path" : "/usr/lib/x86_64-linux-gnu/dri/r600_drv_video.so"</text:p>
      <text:p text:style-name="Standard"><text:s text:c="8"/>},</text:p>
      <text:p text:style-name="Standard"><text:s text:c="8"/>{</text:p>
      <text:p text:style-name="Standard"><text:s text:c="10"/>"library_path" : "/usr/lib/x86_64-linux-gnu/dri/radeonsi_drv_video.so"</text:p>
      <text:p text:style-name="Standard"><text:s text:c="8"/>},</text:p>
      <text:p text:style-name="Standard"><text:s text:c="8"/>{</text:p>
      <text:p text:style-name="Standard"><text:s text:c="10"/>"library_path" : "/home/linux4life/.steam/debian-installation/ubuntu12_32/steam-runtime/usr/lib/x86_64-linux-gnu/dri/dummy_drv_video.so"</text:p>
      <text:p text:style-name="Standard"><text:s text:c="8"/>}</text:p>
      <text:p text:style-name="Standard"><text:s text:c="6"/>],</text:p>
      <text:p text:style-name="Standard"><text:s text:c="6"/>"vdpau_drivers" : [</text:p>
      <text:p text:style-name="Standard"><text:s text:c="8"/>{</text:p>
      <text:p text:style-name="Standard"><text:s text:c="10"/>"library_path" : "/usr/lib/x86_64-linux-gnu/vdpau/libvdpau_nouveau.so",</text:p>
      <text:p text:style-name="Standard"><text:s text:c="10"/>"library_link" : "libvdpau_nouveau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nouveau.so.1",</text:p>
      <text:p text:style-name="Standard"><text:s text:c="10"/>"library_link" : "libvdpau_nouveau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nvidia.so.1",</text:p>
      <text:p text:style-name="Standard"><text:s text:c="10"/>"library_link" : "/etc/alternatives/nvidia--libvdpau_nvidia.so.1-x86_64-linux-gnu"</text:p>
      <text:p text:style-name="Standard"><text:s text:c="8"/>},</text:p>
      <text:p text:style-name="Standard"><text:soft-page-break/><text:s text:c="8"/>{</text:p>
      <text:p text:style-name="Standard"><text:s text:c="10"/>"library_path" : "/usr/lib/x86_64-linux-gnu/vdpau/libvdpau_r300.so",</text:p>
      <text:p text:style-name="Standard"><text:s text:c="10"/>"library_link" : "libvdpau_r300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r300.so.1",</text:p>
      <text:p text:style-name="Standard"><text:s text:c="10"/>"library_link" : "libvdpau_r300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r600.so",</text:p>
      <text:p text:style-name="Standard"><text:s text:c="10"/>"library_link" : "libvdpau_r600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r600.so.1",</text:p>
      <text:p text:style-name="Standard"><text:s text:c="10"/>"library_link" : "libvdpau_r600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radeonsi.so",</text:p>
      <text:p text:style-name="Standard"><text:s text:c="10"/>"library_link" : "libvdpau_radeonsi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radeonsi.so.1",</text:p>
      <text:p text:style-name="Standard"><text:s text:c="10"/>"library_link" : "libvdpau_radeonsi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trace.so.1",</text:p>
      <text:p text:style-name="Standard"><text:s text:c="10"/>"library_link" : "libvdpau_trace.so.1.0.0"</text:p>
      <text:p text:style-name="Standard"><text:s text:c="8"/>},</text:p>
      <text:p text:style-name="Standard"><text:s text:c="8"/>{</text:p>
      <text:p text:style-name="Standard"><text:s text:c="10"/>"library_path" : "/usr/lib/x86_64-linux-gnu/vdpau/libvdpau_va_gl.so",</text:p>
      <text:p text:style-name="Standard"><text:s text:c="10"/>"library_link" : "libvdpau_va_gl.so.1"</text:p>
      <text:p text:style-name="Standard"><text:s text:c="8"/>},</text:p>
      <text:p text:style-name="Standard"><text:s text:c="8"/>{</text:p>
      <text:p text:style-name="Standard"><text:s text:c="10"/>"library_path" : "/usr/lib/x86_64-linux-gnu/vdpau/libvdpau_va_gl.so.1"</text:p>
      <text:p text:style-name="Standard"><text:s text:c="8"/>}</text:p>
      <text:p text:style-name="Standard"><text:s text:c="6"/>],</text:p>
      <text:p text:style-name="Standard"><text:s text:c="6"/>"glx_drivers" : [</text:p>
      <text:p text:style-name="Standard"><text:s text:c="8"/>{</text:p>
      <text:p text:style-name="Standard"><text:s text:c="10"/>"library_soname" : "libGLX_indirect.so.0",</text:p>
      <text:p text:style-name="Standard"><text:s text:c="10"/>"library_path" : "/usr/lib/x86_64-linux-gnu/nvidia/current/libGLX_nvidia.so.460.91.03"</text:p>
      <text:p text:style-name="Standard"><text:s text:c="8"/>},</text:p>
      <text:p text:style-name="Standard"><text:s text:c="8"/>{</text:p>
      <text:p text:style-name="Standard"><text:s text:c="10"/>"library_soname" : "libGLX_mesa.so.0",</text:p>
      <text:p text:style-name="Standard"><text:s text:c="10"/>"library_path" : "/usr/lib/x86_64-linux-gnu/libGLX_mesa.so.0.0.0"</text:p>
      <text:p text:style-name="Standard"><text:s text:c="8"/>},</text:p>
      <text:p text:style-name="Standard"><text:s text:c="8"/>{</text:p>
      <text:p text:style-name="Standard"><text:s text:c="10"/>"library_soname" : "libGLX_nvidia.so.0",</text:p>
      <text:p text:style-name="Standard"><text:s text:c="10"/>"library_path" : "/usr/lib/x86_64-linux-gnu/nvidia/current/libGLX_nvidia.so.460.91.03"</text:p>
      <text:p text:style-name="Standard"><text:s text:c="8"/>}</text:p>
      <text:p text:style-name="Standard"><text:s text:c="6"/>]</text:p>
      <text:p text:style-name="Standard"><text:s text:c="4"/>}</text:p>
      <text:p text:style-name="Standard"><text:s text:c="2"/>},</text:p>
      <text:p text:style-name="Standard"><text:soft-page-break/><text:s text:c="2"/>"locale-issues" : [</text:p>
      <text:p text:style-name="Standard"><text:s text:c="2"/>],</text:p>
      <text:p text:style-name="Standard"><text:s text:c="2"/>"locales" : {</text:p>
      <text:p text:style-name="Standard"><text:s text:c="4"/>"&lt;default&gt;" : {</text:p>
      <text:p text:style-name="Standard"><text:s text:c="6"/>"resulting-name" : "en_US.UTF-8",</text:p>
      <text:p text:style-name="Standard"><text:s text:c="6"/>"charset" : "UTF-8",</text:p>
      <text:p text:style-name="Standard"><text:s text:c="6"/>"is_utf8" : true</text:p>
      <text:p text:style-name="Standard"><text:s text:c="4"/>},</text:p>
      <text:p text:style-name="Standard"><text:s text:c="4"/>"C" : {</text:p>
      <text:p text:style-name="Standard"><text:s text:c="6"/>"resulting-name" : "C",</text:p>
      <text:p text:style-name="Standard"><text:s text:c="6"/>"charset" : "ANSI_X3.4-1968",</text:p>
      <text:p text:style-name="Standard"><text:s text:c="6"/>"is_utf8" : false</text:p>
      <text:p text:style-name="Standard"><text:s text:c="4"/>},</text:p>
      <text:p text:style-name="Standard"><text:s text:c="4"/>"C.UTF-8" : {</text:p>
      <text:p text:style-name="Standard"><text:s text:c="6"/>"resulting-name" : "C.UTF-8",</text:p>
      <text:p text:style-name="Standard"><text:s text:c="6"/>"charset" : "UTF-8",</text:p>
      <text:p text:style-name="Standard"><text:s text:c="6"/>"is_utf8" : true</text:p>
      <text:p text:style-name="Standard"><text:s text:c="4"/>},</text:p>
      <text:p text:style-name="Standard"><text:s text:c="4"/>"en_US.UTF-8" : {</text:p>
      <text:p text:style-name="Standard"><text:s text:c="6"/>"resulting-name" : "en_US.UTF-8",</text:p>
      <text:p text:style-name="Standard"><text:s text:c="6"/>"charset" : "UTF-8",</text:p>
      <text:p text:style-name="Standard"><text:s text:c="6"/>"is_utf8" : true</text:p>
      <text:p text:style-name="Standard"><text:s text:c="4"/>}</text:p>
      <text:p text:style-name="Standard"><text:s text:c="2"/>},</text:p>
      <text:p text:style-name="Standard"><text:s text:c="2"/>"egl" : {</text:p>
      <text:p text:style-name="Standard"><text:s text:c="4"/>"icds" : [</text:p>
      <text:p text:style-name="Standard"><text:s text:c="6"/>{</text:p>
      <text:p text:style-name="Standard"><text:s text:c="8"/>"json_path" : "/usr/share/glvnd/egl_vendor.d/10_nvidia.json",</text:p>
      <text:p text:style-name="Standard"><text:s text:c="8"/>"library_path" : "libEGL_nvidia.so.0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glvnd/egl_vendor.d/50_mesa.json",</text:p>
      <text:p text:style-name="Standard"><text:s text:c="8"/>"library_path" : "libEGL_mesa.so.0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 text:c="4"/>]</text:p>
      <text:p text:style-name="Standard"><text:s text:c="2"/>},</text:p>
      <text:p text:style-name="Standard"><text:s text:c="2"/>"vulkan" : {</text:p>
      <text:p text:style-name="Standard"><text:s text:c="4"/>"icds" : [</text:p>
      <text:p text:style-name="Standard"><text:s text:c="6"/>{</text:p>
      <text:p text:style-name="Standard"><text:s text:c="8"/>"json_path" : "/usr/share/vulkan/icd.d/radeon_icd.i686.json",</text:p>
      <text:p text:style-name="Standard"><text:s text:c="8"/>"library_path" : "/usr/lib/i386-linux-gnu/libvulkan_radeon.so",</text:p>
      <text:p text:style-name="Standard"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cd.d/intel_icd.x86_64.json",</text:p>
      <text:p text:style-name="Standard"><text:s text:c="8"/>"library_path" : "/usr/lib/x86_64-linux-gnu/libvulkan_intel.so",</text:p>
      <text:p text:style-name="Standard"><text:soft-page-break/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cd.d/intel_icd.i686.json",</text:p>
      <text:p text:style-name="Standard"><text:s text:c="8"/>"library_path" : "/usr/lib/i386-linux-gnu/libvulkan_intel.so",</text:p>
      <text:p text:style-name="Standard"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cd.d/radeon_icd.x86_64.json",</text:p>
      <text:p text:style-name="Standard"><text:s text:c="8"/>"library_path" : "/usr/lib/x86_64-linux-gnu/libvulkan_radeon.so",</text:p>
      <text:p text:style-name="Standard"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cd.d/nvidia_icd.json",</text:p>
      <text:p text:style-name="Standard"><text:s text:c="8"/>"library_path" : "libGLX_nvidia.so.0",</text:p>
      <text:p text:style-name="Standard"><text:s text:c="8"/>"api_version" : "1.2.15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cd.d/lvp_icd.i686.json",</text:p>
      <text:p text:style-name="Standard"><text:s text:c="8"/>"library_path" : "/usr/lib/i386-linux-gnu/libvulkan_lvp.so",</text:p>
      <text:p text:style-name="Standard"><text:s text:c="8"/>"api_version" : "1.1.107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cd.d/lvp_icd.x86_64.json",</text:p>
      <text:p text:style-name="Standard"><text:s text:c="8"/>"library_path" : "/usr/lib/x86_64-linux-gnu/libvulkan_lvp.so",</text:p>
      <text:p text:style-name="Standard"><text:s text:c="8"/>"api_version" : "1.1.107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 text:c="4"/>],</text:p>
      <text:p text:style-name="Standard"><text:s text:c="4"/>"explicit_layers" : [</text:p>
      <text:p text:style-name="Standard"><text:s text:c="6"/>{</text:p>
      <text:p text:style-name="Standard"><text:s text:c="8"/>"json_path" : "/usr/share/vulkan/explicit_layer.d/VkLayer_MESA_overlay.json",</text:p>
      <text:p text:style-name="Standard"><text:s text:c="8"/>"name" : "VK_LAYER_MESA_overlay",</text:p>
      <text:p text:style-name="Standard"><text:s text:c="8"/>"description" : "Mesa Overlay layer",</text:p>
      <text:p text:style-name="Standard"><text:s text:c="8"/>"type" : "GLOBAL",</text:p>
      <text:p text:style-name="Standard"><text:s text:c="8"/>"api_version" : "1.1.73",</text:p>
      <text:p text:style-name="Standard"><text:s text:c="8"/>"implementation_version" : "1",</text:p>
      <text:p text:style-name="Standard"><text:s text:c="8"/>"library_path" : "libVkLayer_MESA_overlay.so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oft-page-break/><text:s text:c="4"/>],</text:p>
      <text:p text:style-name="Standard"><text:s text:c="4"/>"implicit_layers" : [</text:p>
      <text:p text:style-name="Standard"><text:s text:c="6"/>{</text:p>
      <text:p text:style-name="Standard"><text:s text:c="8"/>"json_path" : "/usr/share/vulkan/implicit_layer.d/MangoHud.json",</text:p>
      <text:p text:style-name="Standard"><text:s text:c="8"/>"name" : "VK_LAYER_MANGOHUD_overlay",</text:p>
      <text:p text:style-name="Standard"><text:s text:c="8"/>"description" : "Vulkan Hud Overlay",</text:p>
      <text:p text:style-name="Standard"><text:s text:c="8"/>"type" : "GLOBAL",</text:p>
      <text:p text:style-name="Standard"><text:s text:c="8"/>"api_version" : "1.2.135",</text:p>
      <text:p text:style-name="Standard"><text:s text:c="8"/>"implementation_version" : "1",</text:p>
      <text:p text:style-name="Standard"><text:s text:c="8"/>"library_path" : "/usr/$LIB/mangohud/libMangoHud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mplicit_layer.d/VkLayer_MESA_device_select.json",</text:p>
      <text:p text:style-name="Standard"><text:s text:c="8"/>"name" : "VK_LAYER_MESA_device_select",</text:p>
      <text:p text:style-name="Standard"><text:s text:c="8"/>"description" : "Linux device selection layer",</text:p>
      <text:p text:style-name="Standard"><text:s text:c="8"/>"type" : "GLOBAL",</text:p>
      <text:p text:style-name="Standard"><text:s text:c="8"/>"api_version" : "1.2.73",</text:p>
      <text:p text:style-name="Standard"><text:s text:c="8"/>"implementation_version" : "1",</text:p>
      <text:p text:style-name="Standard"><text:s text:c="8"/>"library_path" : "libVkLayer_MESA_device_select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mplicit_layer.d/nvidia_layers.json",</text:p>
      <text:p text:style-name="Standard"><text:s text:c="8"/>"name" : "VK_LAYER_NV_optimus",</text:p>
      <text:p text:style-name="Standard"><text:s text:c="8"/>"description" : "NVIDIA Optimus layer",</text:p>
      <text:p text:style-name="Standard"><text:s text:c="8"/>"type" : "INSTANCE",</text:p>
      <text:p text:style-name="Standard"><text:s text:c="8"/>"api_version" : "1.2.155",</text:p>
      <text:p text:style-name="Standard"><text:s text:c="8"/>"implementation_version" : "1",</text:p>
      <text:p text:style-name="Standard"><text:s text:c="8"/>"library_path" : "libGLX_nvidia.so.0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share/vulkan/implicit_layer.d/vkBasalt.json",</text:p>
      <text:p text:style-name="Standard"><text:s text:c="8"/>"name" : "VK_LAYER_VKBASALT_post_processing",</text:p>
      <text:p text:style-name="Standard"><text:s text:c="8"/>"description" : "a post processing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usr/$LIB/vkbasalt/libvkbasalt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home/linux4life/.local/share/vulkan/implicit_layer.d/steamfossilize_i386.json",</text:p>
      <text:p text:style-name="Standard"><text:s text:c="8"/>"name" : "VK_LAYER_VALVE_steam_fossilize_32",</text:p>
      <text:p text:style-name="Standard"><text:s text:c="8"/>"description" : "Steam Pipeline Caching Layer",</text:p>
      <text:p text:style-name="Standard"><text:s text:c="8"/>"type" : "GLOBAL",</text:p>
      <text:p text:style-name="Standard"><text:s text:c="8"/>"api_version" : "1.2.136",</text:p>
      <text:p text:style-name="Standard"><text:soft-page-break/><text:s text:c="8"/>"implementation_version" : "1",</text:p>
      <text:p text:style-name="Standard"><text:s text:c="8"/>"library_path" : "/home/linux4life/.steam/debian-installation/ubuntu12_32/libVkLayer_steam_fossilize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home/linux4life/.local/share/vulkan/implicit_layer.d/steamfossilize_x86_64.json",</text:p>
      <text:p text:style-name="Standard"><text:s text:c="8"/>"name" : "VK_LAYER_VALVE_steam_fossilize_64",</text:p>
      <text:p text:style-name="Standard"><text:s text:c="8"/>"description" : "Steam Pipeline Caching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home/linux4life/.steam/debian-installation/ubuntu12_64/libVkLayer_steam_fossilize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home/linux4life/.local/share/vulkan/implicit_layer.d/steamoverlay_i386.json",</text:p>
      <text:p text:style-name="Standard"><text:s text:c="8"/>"name" : "VK_LAYER_VALVE_steam_overlay_32",</text:p>
      <text:p text:style-name="Standard"><text:s text:c="8"/>"description" : "Steam Overlay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home/linux4life/.steam/debian-installation/ubuntu12_32/steamoverlayvulkanlayer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home/linux4life/.local/share/vulkan/implicit_layer.d/steamoverlay_x86_64.json",</text:p>
      <text:p text:style-name="Standard"><text:s text:c="8"/>"name" : "VK_LAYER_VALVE_steam_overlay_64",</text:p>
      <text:p text:style-name="Standard"><text:s text:c="8"/>"description" : "Steam Overlay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home/linux4life/.steam/debian-installation/ubuntu12_64/steamoverlayvulkanlayer.so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 text:c="4"/>]</text:p>
      <text:p text:style-name="Standard"><text:s text:c="2"/>},</text:p>
      <text:p text:style-name="Standard"><text:s text:c="2"/>"desktop-entries" : [</text:p>
      <text:p text:style-name="Standard"><text:s text:c="4"/>{</text:p>
      <text:p text:style-name="Standard"><text:s text:c="6"/>"id" : "steam.desktop",</text:p>
      <text:p text:style-name="Standard"><text:s text:c="6"/>"commandline" : "/usr/games/steam %U",</text:p>
      <text:p text:style-name="Standard"><text:s text:c="6"/>"filename" : "/usr/share/applications/steam.desktop",</text:p>
      <text:p text:style-name="Standard"><text:s text:c="6"/>"default_steam_uri_handler" : true,</text:p>
      <text:p text:style-name="Standard"><text:soft-page-break/><text:s text:c="6"/>"steam_uri_handler" : true</text:p>
      <text:p text:style-name="Standard"><text:s text:c="4"/>}</text:p>
      <text:p text:style-name="Standard"><text:s text:c="2"/>],</text:p>
      <text:p text:style-name="Standard"><text:s text:c="2"/>"xdg-portals" : {</text:p>
      <text:p text:style-name="Standard"><text:s text:c="4"/>"details" : {</text:p>
      <text:p text:style-name="Standard"><text:s text:c="6"/>"interfaces" : {</text:p>
      <text:p text:style-name="Standard"><text:s text:c="8"/>"org.freedesktop.portal.OpenURI" : {</text:p>
      <text:p text:style-name="Standard"><text:s text:c="10"/>"available" : true,</text:p>
      <text:p text:style-name="Standard"><text:s text:c="10"/>"version" : 3</text:p>
      <text:p text:style-name="Standard"><text:s text:c="8"/>},</text:p>
      <text:p text:style-name="Standard"><text:s text:c="8"/>"org.freedesktop.portal.Email" : {</text:p>
      <text:p text:style-name="Standard"><text:s text:c="10"/>"available" : true,</text:p>
      <text:p text:style-name="Standard"><text:s text:c="10"/>"version" : 3</text:p>
      <text:p text:style-name="Standard"><text:s text:c="8"/>}</text:p>
      <text:p text:style-name="Standard"><text:s text:c="6"/>},</text:p>
      <text:p text:style-name="Standard"><text:s text:c="6"/>"backends" : {</text:p>
      <text:p text:style-name="Standard"><text:s text:c="8"/>"org.freedesktop.impl.portal.desktop.gtk" : {</text:p>
      <text:p text:style-name="Standard"><text:s text:c="10"/>"available" : true</text:p>
      <text:p text:style-name="Standard"><text:s text:c="8"/>},</text:p>
      <text:p text:style-name="Standard"><text:s text:c="8"/>"org.freedesktop.impl.portal.desktop.kde" : {</text:p>
      <text:p text:style-name="Standard"><text:s text:c="10"/>"available" : false</text:p>
      <text:p text:style-name="Standard"><text:s text:c="8"/>}</text:p>
      <text:p text:style-name="Standard"><text:s text:c="6"/>}</text:p>
      <text:p text:style-name="Standard"><text:s text:c="4"/>},</text:p>
      <text:p text:style-name="Standard"><text:s text:c="4"/>"issues" : [</text:p>
      <text:p text:style-name="Standard"><text:s text:c="4"/>]</text:p>
      <text:p text:style-name="Standard"><text:s text:c="2"/>},</text:p>
      <text:p text:style-name="Standard"><text:s text:c="2"/>"cpu-features" : {</text:p>
      <text:p text:style-name="Standard"><text:s text:c="4"/>"x86-64" : true,</text:p>
      <text:p text:style-name="Standard"><text:s text:c="4"/>"sse3" : true,</text:p>
      <text:p text:style-name="Standard"><text:s text:c="4"/>"cmpxchg16b" : true</text:p>
      <text:p text:style-name="Standard"><text:s text:c="2"/>}</text:p>
      <text:p text:style-name="Standard">}</text:p>
      <text:p text:style-name="Standard"/>
      <text:p text:style-name="Standard">"scout runtime container" is not installed.</text:p>
      <text:p text:style-name="Standard"/>
      <text:p text:style-name="Standard">"soldier runtime container" information:</text:p>
      <text:p text:style-name="Standard">{</text:p>
      <text:p text:style-name="Standard"><text:s text:c="2"/>"can-write-uinput" : true,</text:p>
      <text:p text:style-name="Standard"><text:s text:c="2"/>"steam-installation" : {</text:p>
      <text:p text:style-name="Standard"><text:s text:c="4"/>"path" : "/home/linux4life/.steam/debian-installation",</text:p>
      <text:p text:style-name="Standard"><text:s text:c="4"/>"data_path" : "/home/linux4life/.steam/debian-installation",</text:p>
      <text:p text:style-name="Standard"><text:s text:c="4"/>"bin32_path" : "/home/linux4life/.steam/debian-installation/ubuntu12_32",</text:p>
      <text:p text:style-name="Standard"><text:s text:c="4"/>"steamscript_path" : "/usr/games/steam",</text:p>
      <text:p text:style-name="Standard"><text:s text:c="4"/>"steamscript_version" : "1.0.0.68-1/Debian",</text:p>
      <text:p text:style-name="Standard"><text:s text:c="4"/>"issues" : [</text:p>
      <text:p text:style-name="Standard"><text:s text:c="6"/>"missing-steam-uri-handler",</text:p>
      <text:p text:style-name="Standard"><text:s text:c="6"/>"unexpected-steam-uri-handler"</text:p>
      <text:p text:style-name="Standard"><text:s text:c="4"/>]</text:p>
      <text:p text:style-name="Standard"><text:s text:c="2"/>},</text:p>
      <text:p text:style-name="Standard"><text:s text:c="2"/>"runtime" : {</text:p>
      <text:p text:style-name="Standard"><text:s text:c="4"/>"path" : "/",</text:p>
      <text:p text:style-name="Standard"><text:soft-page-break/><text:s text:c="4"/>"version" : "0.20210906.1",</text:p>
      <text:p text:style-name="Standard"><text:s text:c="4"/>"issues" : [</text:p>
      <text:p text:style-name="Standard"><text:s text:c="4"/>],</text:p>
      <text:p text:style-name="Standard"><text:s text:c="4"/>"overrides" : {</text:p>
      <text:p text:style-name="Standard"><text:s text:c="6"/>"list" : [</text:p>
      <text:p text:style-name="Standard"><text:s text:c="8"/>"overrides/lib/",</text:p>
      <text:p text:style-name="Standard"><text:s text:c="8"/>"overrides/lib/i386-linux-gnu/",</text:p>
      <text:p text:style-name="Standard"><text:s text:c="8"/>"overrides/lib/i386-linux-gnu/aliases/",</text:p>
      <text:p text:style-name="Standard"><text:s text:c="8"/>"overrides/lib/i386-linux-gnu/aliases/libOSMesa.so.6 -&gt; /usr/lib/i386-linux-gnu/libOSMesa.so.8",</text:p>
      <text:p text:style-name="Standard"><text:s text:c="8"/>"overrides/lib/i386-linux-gnu/aliases/libXaw7.so.7 -&gt; /usr/lib/i386-linux-gnu/libXaw.so.7",</text:p>
      <text:p text:style-name="Standard"><text:s text:c="8"/>"overrides/lib/i386-linux-gnu/aliases/libbz2.so.1 -&gt; /usr/lib/i386-linux-gnu/libbz2.so.1.0",</text:p>
      <text:p text:style-name="Standard"><text:s text:c="8"/>"overrides/lib/i386-linux-gnu/aliases/libcurl-gnutls.so.3 -&gt; /usr/lib/i386-linux-gnu/libcurl-gnutls.so.4",</text:p>
      <text:p text:style-name="Standard"><text:s text:c="8"/>"overrides/lib/i386-linux-gnu/dri/",</text:p>
      <text:p text:style-name="Standard"><text:s text:c="8"/>"overrides/lib/i386-linux-gnu/dri/i915_dri.so -&gt; /run/host/usr/lib/i386-linux-gnu/dri/i915_dri.so",</text:p>
      <text:p text:style-name="Standard"><text:s text:c="8"/>"overrides/lib/i386-linux-gnu/dri/i965_dri.so -&gt; /run/host/usr/lib/i386-linux-gnu/dri/i965_dri.so",</text:p>
      <text:p text:style-name="Standard"><text:s text:c="8"/>"overrides/lib/i386-linux-gnu/dri/i965_drv_video.so -&gt; /run/host/usr/lib/i386-linux-gnu/dri/i965_drv_video.so",</text:p>
      <text:p text:style-name="Standard"><text:s text:c="8"/>"overrides/lib/i386-linux-gnu/dri/iHD_drv_video.so -&gt; /run/host/usr/lib/i386-linux-gnu/dri/iHD_drv_video.so",</text:p>
      <text:p text:style-name="Standard"><text:s text:c="8"/>"overrides/lib/i386-linux-gnu/dri/iris_dri.so -&gt; /run/host/usr/lib/i386-linux-gnu/dri/iris_dri.so",</text:p>
      <text:p text:style-name="Standard"><text:s text:c="8"/>"overrides/lib/i386-linux-gnu/dri/kms_swrast_dri.so -&gt; /run/host/usr/lib/i386-linux-gnu/dri/kms_swrast_dri.so",</text:p>
      <text:p text:style-name="Standard"><text:s text:c="8"/>"overrides/lib/i386-linux-gnu/dri/nouveau_dri.so -&gt; /run/host/usr/lib/i386-linux-gnu/dri/nouveau_dri.so",</text:p>
      <text:p text:style-name="Standard"><text:s text:c="8"/>"overrides/lib/i386-linux-gnu/dri/nouveau_drv_video.so -&gt; /run/host/usr/lib/i386-linux-gnu/dri/nouveau_drv_video.so",</text:p>
      <text:p text:style-name="Standard"><text:s text:c="8"/>"overrides/lib/i386-linux-gnu/dri/nouveau_vieux_dri.so -&gt; /run/host/usr/lib/i386-linux-gnu/dri/nouveau_vieux_dri.so",</text:p>
      <text:p text:style-name="Standard"><text:s text:c="8"/>"overrides/lib/i386-linux-gnu/dri/r200_dri.so -&gt; /run/host/usr/lib/i386-linux-gnu/dri/r200_dri.so",</text:p>
      <text:p text:style-name="Standard"><text:s text:c="8"/>"overrides/lib/i386-linux-gnu/dri/r300_dri.so -&gt; /run/host/usr/lib/i386-linux-gnu/dri/r300_dri.so",</text:p>
      <text:p text:style-name="Standard"><text:s text:c="8"/>"overrides/lib/i386-linux-gnu/dri/r600_dri.so -&gt; /run/host/usr/lib/i386-linux-gnu/dri/r600_dri.so",</text:p>
      <text:p text:style-name="Standard"><text:s text:c="8"/>"overrides/lib/i386-linux-gnu/dri/r600_drv_video.so -&gt; /run/host/usr/lib/i386-linux-gnu/dri/r600_drv_video.so",</text:p>
      <text:p text:style-name="Standard"><text:s text:c="8"/>"overrides/lib/i386-linux-gnu/dri/radeon_dri.so -&gt; /run/host/usr/lib/i386-linux-gnu/dri/radeon_dri.so",</text:p>
      <text:p text:style-name="Standard"><text:s text:c="8"/>"overrides/lib/i386-linux-gnu/dri/radeonsi_dri.so -&gt; /run/host/usr/lib/i386-linux-gnu/dri/radeonsi_dri.so",</text:p>
      <text:p text:style-name="Standard"><text:s text:c="8"/>"overrides/lib/i386-linux-gnu/dri/radeonsi_drv_video.so -&gt; /run/host/usr/lib/i386-linux-gnu/dri/radeonsi_drv_video.so",</text:p>
      <text:p text:style-name="Standard"><text:s text:c="8"/>"overrides/lib/i386-linux-gnu/dri/swrast_dri.so -&gt; /run/host/usr/lib/i386-linux-gnu/dri/swrast_dri.so",</text:p>
      <text:p text:style-name="Standard"><text:s text:c="8"/>"overrides/lib/i386-linux-gnu/dri/virtio_gpu_dri.so -&gt; /run/host/usr/lib/i386-linux-gnu/dri/virtio_gpu_dri.so",</text:p>
      <text:p text:style-name="Standard"><text:s text:c="8"/>"overrides/lib/i386-linux-gnu/dri/vmwgfx_dri.so -&gt; /run/host/usr/lib/i386-linux-gnu/dri/vmwgfx_dri.so",</text:p>
      <text:p text:style-name="Standard"><text:soft-page-break/><text:s text:c="8"/>"overrides/lib/i386-linux-gnu/dri/zink_dri.so -&gt; /run/host/usr/lib/i386-linux-gnu/dri/zink_dri.so",</text:p>
      <text:p text:style-name="Standard"><text:s text:c="8"/>"overrides/lib/i386-linux-gnu/libBrokenLocale.so.1 -&gt; /run/host/usr/lib/i386-linux-gnu/libBrokenLocale-2.31.so",</text:p>
      <text:p text:style-name="Standard"><text:s text:c="8"/>"overrides/lib/i386-linux-gnu/libEGL.so.1 -&gt; /run/host/usr/lib/mesa-diverted/i386-linux-gnu/libEGL.so.1.1.0",</text:p>
      <text:p text:style-name="Standard"><text:s text:c="8"/>"overrides/lib/i386-linux-gnu/libEGL_mesa.so.0 -&gt; /run/host/usr/lib/i386-linux-gnu/libEGL_mesa.so.0.0.0",</text:p>
      <text:p text:style-name="Standard"><text:s text:c="8"/>"overrides/lib/i386-linux-gnu/libEGL_nvidia.so.0 -&gt; /run/host/usr/lib/i386-linux-gnu/nvidia/current/libEGL_nvidia.so.460.91.03",</text:p>
      <text:p text:style-name="Standard"><text:s text:c="8"/>"overrides/lib/i386-linux-gnu/libGL.so.1 -&gt; /run/host/usr/lib/mesa-diverted/i386-linux-gnu/libGL.so.1.7.0",</text:p>
      <text:p text:style-name="Standard"><text:s text:c="8"/>"overrides/lib/i386-linux-gnu/libGLESv1_CM.so.1 -&gt; /run/host/usr/lib/mesa-diverted/i386-linux-gnu/libGLESv1_CM.so.1.2.0",</text:p>
      <text:p text:style-name="Standard"><text:s text:c="8"/>"overrides/lib/i386-linux-gnu/libGLESv1_CM_nvidia.so.1 -&gt; /run/host/usr/lib/i386-linux-gnu/nvidia/current/libGLESv1_CM_nvidia.so.460.91.03",</text:p>
      <text:p text:style-name="Standard"><text:s text:c="8"/>"overrides/lib/i386-linux-gnu/libGLESv2.so.2 -&gt; /run/host/usr/lib/mesa-diverted/i386-linux-gnu/libGLESv2.so.2.1.0",</text:p>
      <text:p text:style-name="Standard"><text:s text:c="8"/>"overrides/lib/i386-linux-gnu/libGLESv2_nvidia.so.2 -&gt; /run/host/usr/lib/i386-linux-gnu/nvidia/current/libGLESv2_nvidia.so.460.91.03",</text:p>
      <text:p text:style-name="Standard"><text:s text:c="8"/>"overrides/lib/i386-linux-gnu/libGLX.so.0 -&gt; /run/host/usr/lib/i386-linux-gnu/libGLX.so.0.0.0",</text:p>
      <text:p text:style-name="Standard"><text:s text:c="8"/>"overrides/lib/i386-linux-gnu/libGLX_indirect.so.0 -&gt; /run/host/usr/lib/i386-linux-gnu/nvidia/current/libGLX_nvidia.so.460.91.03",</text:p>
      <text:p text:style-name="Standard"><text:s text:c="8"/>"overrides/lib/i386-linux-gnu/libGLX_mesa.so.0 -&gt; /run/host/usr/lib/i386-linux-gnu/libGLX_mesa.so.0.0.0",</text:p>
      <text:p text:style-name="Standard"><text:s text:c="8"/>"overrides/lib/i386-linux-gnu/libGLX_nvidia.so.0 -&gt; /run/host/usr/lib/i386-linux-gnu/nvidia/current/libGLX_nvidia.so.460.91.03",</text:p>
      <text:p text:style-name="Standard"><text:s text:c="8"/>"overrides/lib/i386-linux-gnu/libGLdispatch.so.0 -&gt; /run/host/usr/lib/i386-linux-gnu/libGLdispatch.so.0.0.0",</text:p>
      <text:p text:style-name="Standard"><text:s text:c="8"/>"overrides/lib/i386-linux-gnu/libLLVM-11.so.1 -&gt; /run/host/usr/lib/i386-linux-gnu/libLLVM-11.so.1",</text:p>
      <text:p text:style-name="Standard"><text:s text:c="8"/>"overrides/lib/i386-linux-gnu/libOpenCL.so.1 -&gt; /run/host/usr/lib/i386-linux-gnu/libOpenCL.so.1.0.0",</text:p>
      <text:p text:style-name="Standard"><text:s text:c="8"/>"overrides/lib/i386-linux-gnu/libOpenGL.so.0 -&gt; /run/host/usr/lib/i386-linux-gnu/libOpenGL.so.0.0.0",</text:p>
      <text:p text:style-name="Standard"><text:s text:c="8"/>"overrides/lib/i386-linux-gnu/libVkLayer_MESA_device_select.so -&gt; /run/host/usr/lib/i386-linux-gnu/libVkLayer_MESA_device_select.so",</text:p>
      <text:p text:style-name="Standard"><text:s text:c="8"/>"overrides/lib/i386-linux-gnu/libVkLayer_MESA_overlay.so -&gt; /run/host/usr/lib/i386-linux-gnu/libVkLayer_MESA_overlay.so",</text:p>
      <text:p text:style-name="Standard"><text:s text:c="8"/>"overrides/lib/i386-linux-gnu/libX11-xcb.so.1 -&gt; /run/host/usr/lib/i386-linux-gnu/libX11-xcb.so.1.0.0",</text:p>
      <text:p text:style-name="Standard"><text:s text:c="8"/>"overrides/lib/i386-linux-gnu/libX11.so.6 -&gt; /run/host/usr/lib/i386-linux-gnu/libX11.so.6.4.0",</text:p>
      <text:p text:style-name="Standard"><text:s text:c="8"/>"overrides/lib/i386-linux-gnu/libXau.so.6 -&gt; /run/host/usr/lib/i386-linux-gnu/libXau.so.6.0.0",</text:p>
      <text:p text:style-name="Standard"><text:s text:c="8"/>"overrides/lib/i386-linux-gnu/libXdamage.so.1 -&gt; /run/host/usr/lib/i386-linux-gnu/libXdamage.so.1.1.0",</text:p>
      <text:p text:style-name="Standard"><text:s text:c="8"/>"overrides/lib/i386-linux-gnu/libXdmcp.so.6 -&gt; /run/host/usr/lib/i386-linux-gnu/libXdmcp.so.6.0.0",</text:p>
      <text:p text:style-name="Standard"><text:s text:c="8"/>"overrides/lib/i386-linux-gnu/libXext.so.6 -&gt; /run/host/usr/lib/i386-linux-gnu/libXext.so.6.4.0",</text:p>
      <text:p text:style-name="Standard"><text:s text:c="8"/>"overrides/lib/i386-linux-gnu/libXfixes.so.3 -&gt; /run/host/usr/lib/i386-linux-gnu/libXfixes.so.3.1.0",</text:p>
      <text:p text:style-name="Standard"><text:soft-page-break/><text:s text:c="8"/>"overrides/lib/i386-linux-gnu/libXxf86vm.so.1 -&gt; /run/host/usr/lib/i386-linux-gnu/libXxf86vm.so.1.0.0",</text:p>
      <text:p text:style-name="Standard"><text:s text:c="8"/>"overrides/lib/i386-linux-gnu/libanl.so.1 -&gt; /run/host/usr/lib/i386-linux-gnu/libanl-2.31.so",</text:p>
      <text:p text:style-name="Standard"><text:s text:c="8"/>"overrides/lib/i386-linux-gnu/libatomic.so.1 -&gt; /run/host/usr/lib/i386-linux-gnu/libatomic.so.1.2.0",</text:p>
      <text:p text:style-name="Standard"><text:s text:c="8"/>"overrides/lib/i386-linux-gnu/libbsd.so.0 -&gt; /run/host/usr/lib/i386-linux-gnu/libbsd.so.0.11.3",</text:p>
      <text:p text:style-name="Standard"><text:s text:c="8"/>"overrides/lib/i386-linux-gnu/libc.so.6 -&gt; /run/host/usr/lib/i386-linux-gnu/libc-2.31.so",</text:p>
      <text:p text:style-name="Standard"><text:s text:c="8"/>"overrides/lib/i386-linux-gnu/libcrypt.so.1 -&gt; /run/host/usr/lib/i386-linux-gnu/libcrypt.so.1.1.0",</text:p>
      <text:p text:style-name="Standard"><text:s text:c="8"/>"overrides/lib/i386-linux-gnu/libcuda.so.1 -&gt; /run/host/usr/lib/i386-linux-gnu/nvidia/current/libcuda.so.460.91.03",</text:p>
      <text:p text:style-name="Standard"><text:s text:c="8"/>"overrides/lib/i386-linux-gnu/libdl.so.2 -&gt; /run/host/usr/lib/i386-linux-gnu/libdl-2.31.so",</text:p>
      <text:p text:style-name="Standard"><text:s text:c="8"/>"overrides/lib/i386-linux-gnu/libdrm.so.2 -&gt; /run/host/usr/lib/i386-linux-gnu/libdrm.so.2.4.0",</text:p>
      <text:p text:style-name="Standard"><text:s text:c="8"/>"overrides/lib/i386-linux-gnu/libdrm_amdgpu.so.1 -&gt; /run/host/usr/lib/i386-linux-gnu/libdrm_amdgpu.so.1.0.0",</text:p>
      <text:p text:style-name="Standard"><text:s text:c="8"/>"overrides/lib/i386-linux-gnu/libdrm_intel.so.1 -&gt; /run/host/usr/lib/i386-linux-gnu/libdrm_intel.so.1.0.0",</text:p>
      <text:p text:style-name="Standard"><text:s text:c="8"/>"overrides/lib/i386-linux-gnu/libdrm_nouveau.so.2 -&gt; /run/host/usr/lib/i386-linux-gnu/libdrm_nouveau.so.2.0.0",</text:p>
      <text:p text:style-name="Standard"><text:s text:c="8"/>"overrides/lib/i386-linux-gnu/libdrm_radeon.so.1 -&gt; /run/host/usr/lib/i386-linux-gnu/libdrm_radeon.so.1.0.1",</text:p>
      <text:p text:style-name="Standard"><text:s text:c="8"/>"overrides/lib/i386-linux-gnu/libedit.so.2 -&gt; /run/host/usr/lib/i386-linux-gnu/libedit.so.2.0.63",</text:p>
      <text:p text:style-name="Standard"><text:s text:c="8"/>"overrides/lib/i386-linux-gnu/libelf.so.1 -&gt; /run/host/usr/lib/i386-linux-gnu/libelf-0.183.so",</text:p>
      <text:p text:style-name="Standard"><text:s text:c="8"/>"overrides/lib/i386-linux-gnu/libexpat.so.1 -&gt; /run/host/usr/lib/i386-linux-gnu/libexpat.so.1.6.12",</text:p>
      <text:p text:style-name="Standard"><text:s text:c="8"/>"overrides/lib/i386-linux-gnu/libffi.so.7 -&gt; /run/host/usr/lib/i386-linux-gnu/libffi.so.7.1.0",</text:p>
      <text:p text:style-name="Standard"><text:s text:c="8"/>"overrides/lib/i386-linux-gnu/libgbm.so.1 -&gt; /run/host/usr/lib/i386-linux-gnu/libgbm.so.1.0.0",</text:p>
      <text:p text:style-name="Standard"><text:s text:c="8"/>"overrides/lib/i386-linux-gnu/libgcc_s.so.1 -&gt; /run/host/usr/lib/i386-linux-gnu/libgcc_s.so.1",</text:p>
      <text:p text:style-name="Standard"><text:s text:c="8"/>"overrides/lib/i386-linux-gnu/libglapi.so.0 -&gt; /run/host/usr/lib/i386-linux-gnu/libglapi.so.0.0.0",</text:p>
      <text:p text:style-name="Standard"><text:s text:c="8"/>"overrides/lib/i386-linux-gnu/libidn2.so.0 -&gt; /run/host/usr/lib/i386-linux-gnu/libidn2.so.0.3.7",</text:p>
      <text:p text:style-name="Standard"><text:s text:c="8"/>"overrides/lib/i386-linux-gnu/libigdgmm.so.11 -&gt; /run/host/usr/lib/i386-linux-gnu/libigdgmm.so.11.2.0",</text:p>
      <text:p text:style-name="Standard"><text:s text:c="8"/>"overrides/lib/i386-linux-gnu/libm.so.6 -&gt; /run/host/usr/lib/i386-linux-gnu/libm-2.31.so",</text:p>
      <text:p text:style-name="Standard"><text:s text:c="8"/>"overrides/lib/i386-linux-gnu/libmd.so.0 -&gt; /run/host/usr/lib/i386-linux-gnu/libmd.so.0.0.4",</text:p>
      <text:p text:style-name="Standard"><text:s text:c="8"/>"overrides/lib/i386-linux-gnu/libmemusage.so -&gt; /run/host/usr/lib/i386-linux-gnu/libmemusage.so",</text:p>
      <text:p text:style-name="Standard"><text:s text:c="8"/>"overrides/lib/i386-linux-gnu/libnsl.so.1 -&gt; /run/host/usr/lib/i386-linux-gnu/libnsl-2.31.so",</text:p>
      <text:p text:style-name="Standard"><text:s text:c="8"/>"overrides/lib/i386-linux-gnu/libnss_compat.so.2 -&gt; /run/host/usr/lib/i386-linux-gnu/libnss_compat-2.31.so",</text:p>
      <text:p text:style-name="Standard"><text:s text:c="8"/>"overrides/lib/i386-linux-gnu/libnss_dns.so.2 -&gt; /run/host/usr/lib/i386-linux-gnu/libnss_dns-2.31.so",</text:p>
      <text:p text:style-name="Standard"><text:s text:c="8"/>"overrides/lib/i386-linux-gnu/libnss_files.so.2 -&gt; /run/host/usr/lib/i386-linux-gnu/libnss_files-2.31.so",</text:p>
      <text:p text:style-name="Standard"><text:s text:c="8"/>"overrides/lib/i386-linux-gnu/libnvcuvid.so.1 -&gt; /run/host/usr/lib/i386-linux-gnu/nvidia/current/libnvcuvid.so.460.91.03",</text:p>
      <text:p text:style-name="Standard"><text:s text:c="8"/>"overrides/lib/i386-linux-gnu/libnvidia-eglcore.so.460.91.03 -&gt; /run/host/usr/lib/i386-linux-gnu/libnvidia-eglcore.so.460.91.03",</text:p>
      <text:p text:style-name="Standard"><text:s text:c="8"/>"overrides/lib/i386-linux-gnu/libnvidia-encode.so.1 -&gt; /run/host/usr/lib/i386-linux-gnu/nvidia/current/libnvidia-encode.so.460.91.03",</text:p>
      <text:p text:style-name="Standard"><text:s text:c="8"/>"overrides/lib/i386-linux-gnu/libnvidia-glcore.so.460.91.03 -&gt; /run/host/usr/lib/i386-linux-gnu/libnvidia-glcore.so.460.91.03",</text:p>
      <text:p text:style-name="Standard"><text:soft-page-break/><text:s text:c="8"/>"overrides/lib/i386-linux-gnu/libnvidia-glsi.so.460.91.03 -&gt; /run/host/usr/lib/i386-linux-gnu/libnvidia-glsi.so.460.91.03",</text:p>
      <text:p text:style-name="Standard"><text:s text:c="8"/>"overrides/lib/i386-linux-gnu/libnvidia-glvkspirv.so.460.91.03 -&gt; /run/host/usr/lib/i386-linux-gnu/libnvidia-glvkspirv.so.460.91.03",</text:p>
      <text:p text:style-name="Standard"><text:s text:c="8"/>"overrides/lib/i386-linux-gnu/libnvidia-ptxjitcompiler.so.1 -&gt; /run/host/usr/lib/i386-linux-gnu/nvidia/current/libnvidia-ptxjitcompiler.so.460.91.03",</text:p>
      <text:p text:style-name="Standard"><text:s text:c="8"/>"overrides/lib/i386-linux-gnu/libnvidia-tls.so.460.91.03 -&gt; /run/host/usr/lib/i386-linux-gnu/libnvidia-tls.so.460.91.03",</text:p>
      <text:p text:style-name="Standard"><text:s text:c="8"/>"overrides/lib/i386-linux-gnu/libpciaccess.so.0 -&gt; /run/host/usr/lib/i386-linux-gnu/libpciaccess.so.0.11.1",</text:p>
      <text:p text:style-name="Standard"><text:s text:c="8"/>"overrides/lib/i386-linux-gnu/libpcprofile.so -&gt; /run/host/usr/lib/i386-linux-gnu/libpcprofile.so",</text:p>
      <text:p text:style-name="Standard"><text:s text:c="8"/>"overrides/lib/i386-linux-gnu/libpthread.so.0 -&gt; /run/host/usr/lib/i386-linux-gnu/libpthread-2.31.so",</text:p>
      <text:p text:style-name="Standard"><text:s text:c="8"/>"overrides/lib/i386-linux-gnu/libresolv.so.2 -&gt; /run/host/usr/lib/i386-linux-gnu/libresolv-2.31.so",</text:p>
      <text:p text:style-name="Standard"><text:s text:c="8"/>"overrides/lib/i386-linux-gnu/librt.so.1 -&gt; /run/host/usr/lib/i386-linux-gnu/librt-2.31.so",</text:p>
      <text:p text:style-name="Standard"><text:s text:c="8"/>"overrides/lib/i386-linux-gnu/libsensors.so.5 -&gt; /run/host/usr/lib/i386-linux-gnu/libsensors.so.5.0.0",</text:p>
      <text:p text:style-name="Standard"><text:s text:c="8"/>"overrides/lib/i386-linux-gnu/libstdc++.so.6 -&gt; /run/host/usr/lib/i386-linux-gnu/libstdc++.so.6.0.28",</text:p>
      <text:p text:style-name="Standard"><text:s text:c="8"/>"overrides/lib/i386-linux-gnu/libthread_db.so.1 -&gt; /run/host/usr/lib/i386-linux-gnu/libthread_db-1.0.so",</text:p>
      <text:p text:style-name="Standard"><text:s text:c="8"/>"overrides/lib/i386-linux-gnu/libtinfo.so.6 -&gt; /run/host/usr/lib/i386-linux-gnu/libtinfo.so.6.2",</text:p>
      <text:p text:style-name="Standard"><text:s text:c="8"/>"overrides/lib/i386-linux-gnu/libunistring.so.2 -&gt; /run/host/usr/lib/i386-linux-gnu/libunistring.so.2.1.0",</text:p>
      <text:p text:style-name="Standard"><text:s text:c="8"/>"overrides/lib/i386-linux-gnu/libutil.so.1 -&gt; /run/host/usr/lib/i386-linux-gnu/libutil-2.31.so",</text:p>
      <text:p text:style-name="Standard"><text:s text:c="8"/>"overrides/lib/i386-linux-gnu/libva-drm.so.2 -&gt; /run/host/usr/lib/i386-linux-gnu/libva-drm.so.2.1000.0",</text:p>
      <text:p text:style-name="Standard"><text:s text:c="8"/>"overrides/lib/i386-linux-gnu/libva-x11.so.2 -&gt; /run/host/usr/lib/i386-linux-gnu/libva-x11.so.2.1000.0",</text:p>
      <text:p text:style-name="Standard"><text:s text:c="8"/>"overrides/lib/i386-linux-gnu/libva.so.2 -&gt; /run/host/usr/lib/i386-linux-gnu/libva.so.2.1000.0",</text:p>
      <text:p text:style-name="Standard"><text:s text:c="8"/>"overrides/lib/i386-linux-gnu/libvdpau.so.1 -&gt; /run/host/usr/lib/i386-linux-gnu/libvdpau.so.1.0.0",</text:p>
      <text:p text:style-name="Standard"><text:s text:c="8"/>"overrides/lib/i386-linux-gnu/libwayland-client.so.0 -&gt; /run/host/usr/lib/i386-linux-gnu/libwayland-client.so.0.3.0",</text:p>
      <text:p text:style-name="Standard"><text:s text:c="8"/>"overrides/lib/i386-linux-gnu/libwayland-server.so.0 -&gt; /run/host/usr/lib/i386-linux-gnu/libwayland-server.so.0.1.0",</text:p>
      <text:p text:style-name="Standard"><text:s text:c="8"/>"overrides/lib/i386-linux-gnu/libxcb-dri2.so.0 -&gt; /run/host/usr/lib/i386-linux-gnu/libxcb-dri2.so.0.0.0",</text:p>
      <text:p text:style-name="Standard"><text:s text:c="8"/>"overrides/lib/i386-linux-gnu/libxcb-dri3.so.0 -&gt; /run/host/usr/lib/i386-linux-gnu/libxcb-dri3.so.0.0.0",</text:p>
      <text:p text:style-name="Standard"><text:s text:c="8"/>"overrides/lib/i386-linux-gnu/libxcb-glx.so.0 -&gt; /run/host/usr/lib/i386-linux-gnu/libxcb-glx.so.0.0.0",</text:p>
      <text:p text:style-name="Standard"><text:s text:c="8"/>"overrides/lib/i386-linux-gnu/libxcb-present.so.0 -&gt; /run/host/usr/lib/i386-linux-gnu/libxcb-present.so.0.0.0",</text:p>
      <text:p text:style-name="Standard"><text:s text:c="8"/>"overrides/lib/i386-linux-gnu/libxcb-randr.so.0 -&gt; /run/host/usr/lib/i386-linux-gnu/libxcb-randr.so.0.1.0",</text:p>
      <text:p text:style-name="Standard"><text:s text:c="8"/>"overrides/lib/i386-linux-gnu/libxcb-shm.so.0 -&gt; /run/host/usr/lib/i386-linux-gnu/libxcb-shm.so.0.0.0",</text:p>
      <text:p text:style-name="Standard"><text:s text:c="8"/>"overrides/lib/i386-linux-gnu/libxcb-sync.so.1 -&gt; /run/host/usr/lib/i386-linux-gnu/libxcb-sync.so.1.0.0",</text:p>
      <text:p text:style-name="Standard"><text:soft-page-break/><text:s text:c="8"/>"overrides/lib/i386-linux-gnu/libxcb-xfixes.so.0 -&gt; /run/host/usr/lib/i386-linux-gnu/libxcb-xfixes.so.0.0.0",</text:p>
      <text:p text:style-name="Standard"><text:s text:c="8"/>"overrides/lib/i386-linux-gnu/libxcb.so.1 -&gt; /run/host/usr/lib/i386-linux-gnu/libxcb.so.1.1.0",</text:p>
      <text:p text:style-name="Standard"><text:s text:c="8"/>"overrides/lib/i386-linux-gnu/libxshmfence.so.1 -&gt; /run/host/usr/lib/i386-linux-gnu/libxshmfence.so.1.0.0",</text:p>
      <text:p text:style-name="Standard"><text:s text:c="8"/>"overrides/lib/i386-linux-gnu/libz.so.1 -&gt; /run/host/usr/lib/i386-linux-gnu/libz.so.1.2.11",</text:p>
      <text:p text:style-name="Standard"><text:s text:c="8"/>"overrides/lib/i386-linux-gnu/libz3.so.4 -&gt; /run/host/usr/lib/i386-linux-gnu/libz3.so.4",</text:p>
      <text:p text:style-name="Standard"><text:s text:c="8"/>"overrides/lib/i386-linux-gnu/libzstd.so.1 -&gt; /run/host/usr/lib/i386-linux-gnu/libzstd.so.1.4.8",</text:p>
      <text:p text:style-name="Standard"><text:s text:c="8"/>"overrides/lib/i386-linux-gnu/vdpau/",</text:p>
      <text:p text:style-name="Standard"><text:s text:c="8"/>"overrides/lib/i386-linux-gnu/vdpau/libvdpau_nouveau.so -&gt; /run/host/usr/lib/i386-linux-gnu/vdpau/libvdpau_nouveau.so.1.0.0",</text:p>
      <text:p text:style-name="Standard"><text:s text:c="8"/>"overrides/lib/i386-linux-gnu/vdpau/libvdpau_nouveau.so.1 -&gt; /run/host/usr/lib/i386-linux-gnu/vdpau/libvdpau_nouveau.so.1.0.0",</text:p>
      <text:p text:style-name="Standard"><text:s text:c="8"/>"overrides/lib/i386-linux-gnu/vdpau/libvdpau_r300.so -&gt; /run/host/usr/lib/i386-linux-gnu/vdpau/libvdpau_r300.so.1.0.0",</text:p>
      <text:p text:style-name="Standard"><text:s text:c="8"/>"overrides/lib/i386-linux-gnu/vdpau/libvdpau_r300.so.1 -&gt; /run/host/usr/lib/i386-linux-gnu/vdpau/libvdpau_r300.so.1.0.0",</text:p>
      <text:p text:style-name="Standard"><text:s text:c="8"/>"overrides/lib/i386-linux-gnu/vdpau/libvdpau_r600.so -&gt; /run/host/usr/lib/i386-linux-gnu/vdpau/libvdpau_r600.so.1.0.0",</text:p>
      <text:p text:style-name="Standard"><text:s text:c="8"/>"overrides/lib/i386-linux-gnu/vdpau/libvdpau_r600.so.1 -&gt; /run/host/usr/lib/i386-linux-gnu/vdpau/libvdpau_r600.so.1.0.0",</text:p>
      <text:p text:style-name="Standard"><text:s text:c="8"/>"overrides/lib/i386-linux-gnu/vdpau/libvdpau_radeonsi.so -&gt; /run/host/usr/lib/i386-linux-gnu/vdpau/libvdpau_radeonsi.so.1.0.0",</text:p>
      <text:p text:style-name="Standard"><text:s text:c="8"/>"overrides/lib/i386-linux-gnu/vdpau/libvdpau_radeonsi.so.1 -&gt; /run/host/usr/lib/i386-linux-gnu/vdpau/libvdpau_radeonsi.so.1.0.0",</text:p>
      <text:p text:style-name="Standard"><text:s text:c="8"/>"overrides/lib/i386-linux-gnu/vdpau/libvdpau_trace.so.1 -&gt; /run/host/usr/lib/i386-linux-gnu/vdpau/libvdpau_trace.so.1.0.0",</text:p>
      <text:p text:style-name="Standard"><text:s text:c="8"/>"overrides/lib/i386-linux-gnu/vdpau/libvdpau_va_gl.so -&gt; /run/host/usr/lib/i386-linux-gnu/vdpau/libvdpau_va_gl.so.1",</text:p>
      <text:p text:style-name="Standard"><text:s text:c="8"/>"overrides/lib/i386-linux-gnu/vdpau/libvdpau_va_gl.so.1 -&gt; /run/host/usr/lib/i386-linux-gnu/vdpau/libvdpau_va_gl.so.1",</text:p>
      <text:p text:style-name="Standard"><text:s text:c="8"/>"overrides/lib/i386-linux-gnu/vulkan/",</text:p>
      <text:p text:style-name="Standard"><text:s text:c="8"/>"overrides/lib/i386-linux-gnu/vulkan/5/",</text:p>
      <text:p text:style-name="Standard"><text:s text:c="8"/>"overrides/lib/i386-linux-gnu/vulkan/5/libvulkan_lvp.so -&gt; /run/host/usr/lib/i386-linux-gnu/libvulkan_lvp.so",</text:p>
      <text:p text:style-name="Standard"><text:s text:c="8"/>"overrides/lib/i386-linux-gnu/vulkan/libvulkan_intel.so -&gt; /run/host/usr/lib/i386-linux-gnu/libvulkan_intel.so",</text:p>
      <text:p text:style-name="Standard"><text:s text:c="8"/>"overrides/lib/i386-linux-gnu/vulkan/libvulkan_radeon.so -&gt; /run/host/usr/lib/i386-linux-gnu/libvulkan_radeon.so",</text:p>
      <text:p text:style-name="Standard"><text:s text:c="8"/>"overrides/lib/i386-linux-gnu/vulkan_imp_layer/",</text:p>
      <text:p text:style-name="Standard"><text:s text:c="8"/>"overrides/lib/i386-linux-gnu/vulkan_imp_layer/libVkLayer_steam_fossilize.so -&gt; $HOME/.steam/debian-installation/ubuntu12_32/libVkLayer_steam_fossilize.so",</text:p>
      <text:p text:style-name="Standard"><text:s text:c="8"/>"overrides/lib/i386-linux-gnu/vulkan_imp_layer/steamoverlayvulkanlayer.so -&gt; $HOME/.steam/debian-installation/ubuntu12_32/steamoverlayvulkanlayer.so",</text:p>
      <text:p text:style-name="Standard"><text:s text:c="8"/>"overrides/lib/platform-haswell -&gt; x86_64-linux-gnu",</text:p>
      <text:p text:style-name="Standard"><text:s text:c="8"/>"overrides/lib/platform-i386 -&gt; i386-linux-gnu",</text:p>
      <text:p text:style-name="Standard"><text:s text:c="8"/>"overrides/lib/platform-i486 -&gt; i386-linux-gnu",</text:p>
      <text:p text:style-name="Standard"><text:s text:c="8"/>"overrides/lib/platform-i586 -&gt; i386-linux-gnu",</text:p>
      <text:p text:style-name="Standard"><text:s text:c="8"/>"overrides/lib/platform-i686 -&gt; i386-linux-gnu",</text:p>
      <text:p text:style-name="Standard"><text:s text:c="8"/>"overrides/lib/platform-x86_64 -&gt; x86_64-linux-gnu",</text:p>
      <text:p text:style-name="Standard"><text:s text:c="8"/>"overrides/lib/platform-xeon_phi -&gt; x86_64-linux-gnu",</text:p>
      <text:p text:style-name="Standard"><text:s text:c="8"/>"overrides/lib/x86_64-linux-gnu/",</text:p>
      <text:p text:style-name="Standard"><text:soft-page-break/><text:s text:c="8"/>"overrides/lib/x86_64-linux-gnu/aliases/",</text:p>
      <text:p text:style-name="Standard"><text:s text:c="8"/>"overrides/lib/x86_64-linux-gnu/aliases/libOSMesa.so.6 -&gt; /usr/lib/x86_64-linux-gnu/libOSMesa.so.8",</text:p>
      <text:p text:style-name="Standard"><text:s text:c="8"/>"overrides/lib/x86_64-linux-gnu/aliases/libXaw7.so.7 -&gt; /usr/lib/x86_64-linux-gnu/libXaw.so.7",</text:p>
      <text:p text:style-name="Standard"><text:s text:c="8"/>"overrides/lib/x86_64-linux-gnu/aliases/libbz2.so.1 -&gt; /usr/lib/x86_64-linux-gnu/libbz2.so.1.0",</text:p>
      <text:p text:style-name="Standard"><text:s text:c="8"/>"overrides/lib/x86_64-linux-gnu/aliases/libcurl-gnutls.so.3 -&gt; /usr/lib/x86_64-linux-gnu/libcurl-gnutls.so.4",</text:p>
      <text:p text:style-name="Standard"><text:s text:c="8"/>"overrides/lib/x86_64-linux-gnu/dri/",</text:p>
      <text:p text:style-name="Standard"><text:s text:c="8"/>"overrides/lib/x86_64-linux-gnu/dri/i915_dri.so -&gt; /run/host/usr/lib/x86_64-linux-gnu/dri/i915_dri.so",</text:p>
      <text:p text:style-name="Standard"><text:s text:c="8"/>"overrides/lib/x86_64-linux-gnu/dri/i965_dri.so -&gt; /run/host/usr/lib/x86_64-linux-gnu/dri/i965_dri.so",</text:p>
      <text:p text:style-name="Standard"><text:s text:c="8"/>"overrides/lib/x86_64-linux-gnu/dri/i965_drv_video.so -&gt; /run/host/usr/lib/x86_64-linux-gnu/dri/i965_drv_video.so",</text:p>
      <text:p text:style-name="Standard"><text:s text:c="8"/>"overrides/lib/x86_64-linux-gnu/dri/iHD_drv_video.so -&gt; /run/host/usr/lib/x86_64-linux-gnu/dri/iHD_drv_video.so",</text:p>
      <text:p text:style-name="Standard"><text:s text:c="8"/>"overrides/lib/x86_64-linux-gnu/dri/iris_dri.so -&gt; /run/host/usr/lib/x86_64-linux-gnu/dri/iris_dri.so",</text:p>
      <text:p text:style-name="Standard"><text:s text:c="8"/>"overrides/lib/x86_64-linux-gnu/dri/kms_swrast_dri.so -&gt; /run/host/usr/lib/x86_64-linux-gnu/dri/kms_swrast_dri.so",</text:p>
      <text:p text:style-name="Standard"><text:s text:c="8"/>"overrides/lib/x86_64-linux-gnu/dri/nouveau_dri.so -&gt; /run/host/usr/lib/x86_64-linux-gnu/dri/nouveau_dri.so",</text:p>
      <text:p text:style-name="Standard"><text:s text:c="8"/>"overrides/lib/x86_64-linux-gnu/dri/nouveau_drv_video.so -&gt; /run/host/usr/lib/x86_64-linux-gnu/dri/nouveau_drv_video.so",</text:p>
      <text:p text:style-name="Standard"><text:s text:c="8"/>"overrides/lib/x86_64-linux-gnu/dri/nouveau_vieux_dri.so -&gt; /run/host/usr/lib/x86_64-linux-gnu/dri/nouveau_vieux_dri.so",</text:p>
      <text:p text:style-name="Standard"><text:s text:c="8"/>"overrides/lib/x86_64-linux-gnu/dri/r200_dri.so -&gt; /run/host/usr/lib/x86_64-linux-gnu/dri/r200_dri.so",</text:p>
      <text:p text:style-name="Standard"><text:s text:c="8"/>"overrides/lib/x86_64-linux-gnu/dri/r300_dri.so -&gt; /run/host/usr/lib/x86_64-linux-gnu/dri/r300_dri.so",</text:p>
      <text:p text:style-name="Standard"><text:s text:c="8"/>"overrides/lib/x86_64-linux-gnu/dri/r600_dri.so -&gt; /run/host/usr/lib/x86_64-linux-gnu/dri/r600_dri.so",</text:p>
      <text:p text:style-name="Standard"><text:s text:c="8"/>"overrides/lib/x86_64-linux-gnu/dri/r600_drv_video.so -&gt; /run/host/usr/lib/x86_64-linux-gnu/dri/r600_drv_video.so",</text:p>
      <text:p text:style-name="Standard"><text:s text:c="8"/>"overrides/lib/x86_64-linux-gnu/dri/radeon_dri.so -&gt; /run/host/usr/lib/x86_64-linux-gnu/dri/radeon_dri.so",</text:p>
      <text:p text:style-name="Standard"><text:s text:c="8"/>"overrides/lib/x86_64-linux-gnu/dri/radeonsi_dri.so -&gt; /run/host/usr/lib/x86_64-linux-gnu/dri/radeonsi_dri.so",</text:p>
      <text:p text:style-name="Standard"><text:s text:c="8"/>"overrides/lib/x86_64-linux-gnu/dri/radeonsi_drv_video.so -&gt; /run/host/usr/lib/x86_64-linux-gnu/dri/radeonsi_drv_video.so",</text:p>
      <text:p text:style-name="Standard"><text:s text:c="8"/>"overrides/lib/x86_64-linux-gnu/dri/swrast_dri.so -&gt; /run/host/usr/lib/x86_64-linux-gnu/dri/swrast_dri.so",</text:p>
      <text:p text:style-name="Standard"><text:s text:c="8"/>"overrides/lib/x86_64-linux-gnu/dri/virtio_gpu_dri.so -&gt; /run/host/usr/lib/x86_64-linux-gnu/dri/virtio_gpu_dri.so",</text:p>
      <text:p text:style-name="Standard"><text:s text:c="8"/>"overrides/lib/x86_64-linux-gnu/dri/vmwgfx_dri.so -&gt; /run/host/usr/lib/x86_64-linux-gnu/dri/vmwgfx_dri.so",</text:p>
      <text:p text:style-name="Standard"><text:s text:c="8"/>"overrides/lib/x86_64-linux-gnu/dri/zink_dri.so -&gt; /run/host/usr/lib/x86_64-linux-gnu/dri/zink_dri.so",</text:p>
      <text:p text:style-name="Standard"><text:s text:c="8"/>"overrides/lib/x86_64-linux-gnu/libBrokenLocale.so.1 -&gt; /run/host/usr/lib/x86_64-linux-gnu/libBrokenLocale-2.31.so",</text:p>
      <text:p text:style-name="Standard"><text:soft-page-break/><text:s text:c="8"/>"overrides/lib/x86_64-linux-gnu/libEGL.so.1 -&gt; /run/host/usr/lib/mesa-diverted/x86_64-linux-gnu/libEGL.so.1.1.0",</text:p>
      <text:p text:style-name="Standard"><text:s text:c="8"/>"overrides/lib/x86_64-linux-gnu/libEGL_mesa.so.0 -&gt; /run/host/usr/lib/x86_64-linux-gnu/libEGL_mesa.so.0.0.0",</text:p>
      <text:p text:style-name="Standard"><text:s text:c="8"/>"overrides/lib/x86_64-linux-gnu/libEGL_nvidia.so.0 -&gt; /run/host/usr/lib/x86_64-linux-gnu/nvidia/current/libEGL_nvidia.so.460.91.03",</text:p>
      <text:p text:style-name="Standard"><text:s text:c="8"/>"overrides/lib/x86_64-linux-gnu/libGL.so.1 -&gt; /run/host/usr/lib/mesa-diverted/x86_64-linux-gnu/libGL.so.1.7.0",</text:p>
      <text:p text:style-name="Standard"><text:s text:c="8"/>"overrides/lib/x86_64-linux-gnu/libGLESv1_CM.so.1 -&gt; /run/host/usr/lib/mesa-diverted/x86_64-linux-gnu/libGLESv1_CM.so.1.2.0",</text:p>
      <text:p text:style-name="Standard"><text:s text:c="8"/>"overrides/lib/x86_64-linux-gnu/libGLESv1_CM_nvidia.so.1 -&gt; /run/host/usr/lib/x86_64-linux-gnu/nvidia/current/libGLESv1_CM_nvidia.so.460.91.03",</text:p>
      <text:p text:style-name="Standard"><text:s text:c="8"/>"overrides/lib/x86_64-linux-gnu/libGLESv2.so.2 -&gt; /run/host/usr/lib/mesa-diverted/x86_64-linux-gnu/libGLESv2.so.2.1.0",</text:p>
      <text:p text:style-name="Standard"><text:s text:c="8"/>"overrides/lib/x86_64-linux-gnu/libGLESv2_nvidia.so.2 -&gt; /run/host/usr/lib/x86_64-linux-gnu/nvidia/current/libGLESv2_nvidia.so.460.91.03",</text:p>
      <text:p text:style-name="Standard"><text:s text:c="8"/>"overrides/lib/x86_64-linux-gnu/libGLX.so.0 -&gt; /run/host/usr/lib/x86_64-linux-gnu/libGLX.so.0.0.0",</text:p>
      <text:p text:style-name="Standard"><text:s text:c="8"/>"overrides/lib/x86_64-linux-gnu/libGLX_indirect.so.0 -&gt; /run/host/usr/lib/x86_64-linux-gnu/nvidia/current/libGLX_nvidia.so.460.91.03",</text:p>
      <text:p text:style-name="Standard"><text:s text:c="8"/>"overrides/lib/x86_64-linux-gnu/libGLX_mesa.so.0 -&gt; /run/host/usr/lib/x86_64-linux-gnu/libGLX_mesa.so.0.0.0",</text:p>
      <text:p text:style-name="Standard"><text:s text:c="8"/>"overrides/lib/x86_64-linux-gnu/libGLX_nvidia.so.0 -&gt; /run/host/usr/lib/x86_64-linux-gnu/nvidia/current/libGLX_nvidia.so.460.91.03",</text:p>
      <text:p text:style-name="Standard"><text:s text:c="8"/>"overrides/lib/x86_64-linux-gnu/libGLdispatch.so.0 -&gt; /run/host/usr/lib/x86_64-linux-gnu/libGLdispatch.so.0.0.0",</text:p>
      <text:p text:style-name="Standard"><text:s text:c="8"/>"overrides/lib/x86_64-linux-gnu/libLLVM-11.so.1 -&gt; /run/host/usr/lib/x86_64-linux-gnu/libLLVM-11.so.1",</text:p>
      <text:p text:style-name="Standard"><text:s text:c="8"/>"overrides/lib/x86_64-linux-gnu/libOpenCL.so.1 -&gt; /run/host/usr/lib/x86_64-linux-gnu/libOpenCL.so.1.0.0",</text:p>
      <text:p text:style-name="Standard"><text:s text:c="8"/>"overrides/lib/x86_64-linux-gnu/libOpenGL.so.0 -&gt; /run/host/usr/lib/x86_64-linux-gnu/libOpenGL.so.0.0.0",</text:p>
      <text:p text:style-name="Standard"><text:s text:c="8"/>"overrides/lib/x86_64-linux-gnu/libVkLayer_MESA_device_select.so -&gt; /run/host/usr/lib/x86_64-linux-gnu/libVkLayer_MESA_device_select.so",</text:p>
      <text:p text:style-name="Standard"><text:s text:c="8"/>"overrides/lib/x86_64-linux-gnu/libVkLayer_MESA_overlay.so -&gt; /run/host/usr/lib/x86_64-linux-gnu/libVkLayer_MESA_overlay.so",</text:p>
      <text:p text:style-name="Standard"><text:s text:c="8"/>"overrides/lib/x86_64-linux-gnu/libX11-xcb.so.1 -&gt; /run/host/usr/lib/x86_64-linux-gnu/libX11-xcb.so.1.0.0",</text:p>
      <text:p text:style-name="Standard"><text:s text:c="8"/>"overrides/lib/x86_64-linux-gnu/libX11.so.6 -&gt; /run/host/usr/lib/x86_64-linux-gnu/libX11.so.6.4.0",</text:p>
      <text:p text:style-name="Standard"><text:s text:c="8"/>"overrides/lib/x86_64-linux-gnu/libXau.so.6 -&gt; /run/host/usr/lib/x86_64-linux-gnu/libXau.so.6.0.0",</text:p>
      <text:p text:style-name="Standard"><text:s text:c="8"/>"overrides/lib/x86_64-linux-gnu/libXdamage.so.1 -&gt; /run/host/usr/lib/x86_64-linux-gnu/libXdamage.so.1.1.0",</text:p>
      <text:p text:style-name="Standard"><text:s text:c="8"/>"overrides/lib/x86_64-linux-gnu/libXdmcp.so.6 -&gt; /run/host/usr/lib/x86_64-linux-gnu/libXdmcp.so.6.0.0",</text:p>
      <text:p text:style-name="Standard"><text:s text:c="8"/>"overrides/lib/x86_64-linux-gnu/libXext.so.6 -&gt; /run/host/usr/lib/x86_64-linux-gnu/libXext.so.6.4.0",</text:p>
      <text:p text:style-name="Standard"><text:s text:c="8"/>"overrides/lib/x86_64-linux-gnu/libXfixes.so.3 -&gt; /run/host/usr/lib/x86_64-linux-gnu/libXfixes.so.3.1.0",</text:p>
      <text:p text:style-name="Standard"><text:s text:c="8"/>"overrides/lib/x86_64-linux-gnu/libXxf86vm.so.1 -&gt; /run/host/usr/lib/x86_64-linux-gnu/libXxf86vm.so.1.0.0",</text:p>
      <text:p text:style-name="Standard"><text:soft-page-break/><text:s text:c="8"/>"overrides/lib/x86_64-linux-gnu/libanl.so.1 -&gt; /run/host/usr/lib/x86_64-linux-gnu/libanl-2.31.so",</text:p>
      <text:p text:style-name="Standard"><text:s text:c="8"/>"overrides/lib/x86_64-linux-gnu/libbsd.so.0 -&gt; /run/host/usr/lib/x86_64-linux-gnu/libbsd.so.0.11.3",</text:p>
      <text:p text:style-name="Standard"><text:s text:c="8"/>"overrides/lib/x86_64-linux-gnu/libc.so.6 -&gt; /run/host/usr/lib/x86_64-linux-gnu/libc-2.31.so",</text:p>
      <text:p text:style-name="Standard"><text:s text:c="8"/>"overrides/lib/x86_64-linux-gnu/libcrypt.so.1 -&gt; /run/host/usr/lib/x86_64-linux-gnu/libcrypt.so.1.1.0",</text:p>
      <text:p text:style-name="Standard"><text:s text:c="8"/>"overrides/lib/x86_64-linux-gnu/libcuda.so.1 -&gt; /run/host/usr/lib/x86_64-linux-gnu/nvidia/current/libcuda.so.460.91.03",</text:p>
      <text:p text:style-name="Standard"><text:s text:c="8"/>"overrides/lib/x86_64-linux-gnu/libdl.so.2 -&gt; /run/host/usr/lib/x86_64-linux-gnu/libdl-2.31.so",</text:p>
      <text:p text:style-name="Standard"><text:s text:c="8"/>"overrides/lib/x86_64-linux-gnu/libdrm.so.2 -&gt; /run/host/usr/lib/x86_64-linux-gnu/libdrm.so.2.4.0",</text:p>
      <text:p text:style-name="Standard"><text:s text:c="8"/>"overrides/lib/x86_64-linux-gnu/libdrm_amdgpu.so.1 -&gt; /run/host/usr/lib/x86_64-linux-gnu/libdrm_amdgpu.so.1.0.0",</text:p>
      <text:p text:style-name="Standard"><text:s text:c="8"/>"overrides/lib/x86_64-linux-gnu/libdrm_intel.so.1 -&gt; /run/host/usr/lib/x86_64-linux-gnu/libdrm_intel.so.1.0.0",</text:p>
      <text:p text:style-name="Standard"><text:s text:c="8"/>"overrides/lib/x86_64-linux-gnu/libdrm_nouveau.so.2 -&gt; /run/host/usr/lib/x86_64-linux-gnu/libdrm_nouveau.so.2.0.0",</text:p>
      <text:p text:style-name="Standard"><text:s text:c="8"/>"overrides/lib/x86_64-linux-gnu/libdrm_radeon.so.1 -&gt; /run/host/usr/lib/x86_64-linux-gnu/libdrm_radeon.so.1.0.1",</text:p>
      <text:p text:style-name="Standard"><text:s text:c="8"/>"overrides/lib/x86_64-linux-gnu/libedit.so.2 -&gt; /run/host/usr/lib/x86_64-linux-gnu/libedit.so.2.0.63",</text:p>
      <text:p text:style-name="Standard"><text:s text:c="8"/>"overrides/lib/x86_64-linux-gnu/libelf.so.1 -&gt; /run/host/usr/lib/x86_64-linux-gnu/libelf-0.183.so",</text:p>
      <text:p text:style-name="Standard"><text:s text:c="8"/>"overrides/lib/x86_64-linux-gnu/libexpat.so.1 -&gt; /run/host/usr/lib/x86_64-linux-gnu/libexpat.so.1.6.12",</text:p>
      <text:p text:style-name="Standard"><text:s text:c="8"/>"overrides/lib/x86_64-linux-gnu/libffi.so.7 -&gt; /run/host/usr/lib/x86_64-linux-gnu/libffi.so.7.1.0",</text:p>
      <text:p text:style-name="Standard"><text:s text:c="8"/>"overrides/lib/x86_64-linux-gnu/libgbm.so.1 -&gt; /run/host/usr/lib/x86_64-linux-gnu/libgbm.so.1.0.0",</text:p>
      <text:p text:style-name="Standard"><text:s text:c="8"/>"overrides/lib/x86_64-linux-gnu/libgcc_s.so.1 -&gt; /run/host/usr/lib/x86_64-linux-gnu/libgcc_s.so.1",</text:p>
      <text:p text:style-name="Standard"><text:s text:c="8"/>"overrides/lib/x86_64-linux-gnu/libglapi.so.0 -&gt; /run/host/usr/lib/x86_64-linux-gnu/libglapi.so.0.0.0",</text:p>
      <text:p text:style-name="Standard"><text:s text:c="8"/>"overrides/lib/x86_64-linux-gnu/libidn2.so.0 -&gt; /run/host/usr/lib/x86_64-linux-gnu/libidn2.so.0.3.7",</text:p>
      <text:p text:style-name="Standard"><text:s text:c="8"/>"overrides/lib/x86_64-linux-gnu/libigdgmm.so.11 -&gt; /run/host/usr/lib/x86_64-linux-gnu/libigdgmm.so.11.2.0",</text:p>
      <text:p text:style-name="Standard"><text:s text:c="8"/>"overrides/lib/x86_64-linux-gnu/libm.so.6 -&gt; /run/host/usr/lib/x86_64-linux-gnu/libm-2.31.so",</text:p>
      <text:p text:style-name="Standard"><text:s text:c="8"/>"overrides/lib/x86_64-linux-gnu/libmd.so.0 -&gt; /run/host/usr/lib/x86_64-linux-gnu/libmd.so.0.0.4",</text:p>
      <text:p text:style-name="Standard"><text:s text:c="8"/>"overrides/lib/x86_64-linux-gnu/libmemusage.so -&gt; /run/host/usr/lib/x86_64-linux-gnu/libmemusage.so",</text:p>
      <text:p text:style-name="Standard"><text:s text:c="8"/>"overrides/lib/x86_64-linux-gnu/libmvec.so.1 -&gt; /run/host/usr/lib/x86_64-linux-gnu/libmvec-2.31.so",</text:p>
      <text:p text:style-name="Standard"><text:s text:c="8"/>"overrides/lib/x86_64-linux-gnu/libnsl.so.1 -&gt; /run/host/usr/lib/x86_64-linux-gnu/libnsl-2.31.so",</text:p>
      <text:p text:style-name="Standard"><text:s text:c="8"/>"overrides/lib/x86_64-linux-gnu/libnss_compat.so.2 -&gt; /run/host/usr/lib/x86_64-linux-gnu/libnss_compat-2.31.so",</text:p>
      <text:p text:style-name="Standard"><text:soft-page-break/><text:s text:c="8"/>"overrides/lib/x86_64-linux-gnu/libnss_dns.so.2 -&gt; /run/host/usr/lib/x86_64-linux-gnu/libnss_dns-2.31.so",</text:p>
      <text:p text:style-name="Standard"><text:s text:c="8"/>"overrides/lib/x86_64-linux-gnu/libnss_files.so.2 -&gt; /run/host/usr/lib/x86_64-linux-gnu/libnss_files-2.31.so",</text:p>
      <text:p text:style-name="Standard"><text:s text:c="8"/>"overrides/lib/x86_64-linux-gnu/libnvcuvid.so.1 -&gt; /run/host/usr/lib/x86_64-linux-gnu/nvidia/current/libnvcuvid.so.460.91.03",</text:p>
      <text:p text:style-name="Standard"><text:s text:c="8"/>"overrides/lib/x86_64-linux-gnu/libnvidia-cbl.so.460.91.03 -&gt; /run/host/usr/lib/x86_64-linux-gnu/libnvidia-cbl.so.460.91.03",</text:p>
      <text:p text:style-name="Standard"><text:s text:c="8"/>"overrides/lib/x86_64-linux-gnu/libnvidia-cfg.so.1 -&gt; /run/host/usr/lib/x86_64-linux-gnu/nvidia/current/libnvidia-cfg.so.460.91.03",</text:p>
      <text:p text:style-name="Standard"><text:s text:c="8"/>"overrides/lib/x86_64-linux-gnu/libnvidia-eglcore.so.460.91.03 -&gt; /run/host/usr/lib/x86_64-linux-gnu/libnvidia-eglcore.so.460.91.03",</text:p>
      <text:p text:style-name="Standard"><text:s text:c="8"/>"overrides/lib/x86_64-linux-gnu/libnvidia-encode.so.1 -&gt; /run/host/usr/lib/x86_64-linux-gnu/nvidia/current/libnvidia-encode.so.460.91.03",</text:p>
      <text:p text:style-name="Standard"><text:s text:c="8"/>"overrides/lib/x86_64-linux-gnu/libnvidia-glcore.so.460.91.03 -&gt; /run/host/usr/lib/x86_64-linux-gnu/libnvidia-glcore.so.460.91.03",</text:p>
      <text:p text:style-name="Standard"><text:s text:c="8"/>"overrides/lib/x86_64-linux-gnu/libnvidia-glsi.so.460.91.03 -&gt; /run/host/usr/lib/x86_64-linux-gnu/libnvidia-glsi.so.460.91.03",</text:p>
      <text:p text:style-name="Standard"><text:s text:c="8"/>"overrides/lib/x86_64-linux-gnu/libnvidia-glvkspirv.so.460.91.03 -&gt; /run/host/usr/lib/x86_64-linux-gnu/libnvidia-glvkspirv.so.460.91.03",</text:p>
      <text:p text:style-name="Standard"><text:s text:c="8"/>"overrides/lib/x86_64-linux-gnu/libnvidia-ml.so.1 -&gt; /run/host/usr/lib/x86_64-linux-gnu/nvidia/current/libnvidia-ml.so.460.91.03",</text:p>
      <text:p text:style-name="Standard"><text:s text:c="8"/>"overrides/lib/x86_64-linux-gnu/libnvidia-ptxjitcompiler.so.1 -&gt; /run/host/usr/lib/x86_64-linux-gnu/nvidia/current/libnvidia-ptxjitcompiler.so.460.91.03",</text:p>
      <text:p text:style-name="Standard"><text:s text:c="8"/>"overrides/lib/x86_64-linux-gnu/libnvidia-rtcore.so.460.91.03 -&gt; /run/host/usr/lib/x86_64-linux-gnu/libnvidia-rtcore.so.460.91.03",</text:p>
      <text:p text:style-name="Standard"><text:s text:c="8"/>"overrides/lib/x86_64-linux-gnu/libnvidia-tls.so.460.91.03 -&gt; /run/host/usr/lib/x86_64-linux-gnu/libnvidia-tls.so.460.91.03",</text:p>
      <text:p text:style-name="Standard"><text:s text:c="8"/>"overrides/lib/x86_64-linux-gnu/libpciaccess.so.0 -&gt; /run/host/usr/lib/x86_64-linux-gnu/libpciaccess.so.0.11.1",</text:p>
      <text:p text:style-name="Standard"><text:s text:c="8"/>"overrides/lib/x86_64-linux-gnu/libpcprofile.so -&gt; /run/host/usr/lib/x86_64-linux-gnu/libpcprofile.so",</text:p>
      <text:p text:style-name="Standard"><text:s text:c="8"/>"overrides/lib/x86_64-linux-gnu/libpthread.so.0 -&gt; /run/host/usr/lib/x86_64-linux-gnu/libpthread-2.31.so",</text:p>
      <text:p text:style-name="Standard"><text:s text:c="8"/>"overrides/lib/x86_64-linux-gnu/libresolv.so.2 -&gt; /run/host/usr/lib/x86_64-linux-gnu/libresolv-2.31.so",</text:p>
      <text:p text:style-name="Standard"><text:s text:c="8"/>"overrides/lib/x86_64-linux-gnu/librt.so.1 -&gt; /run/host/usr/lib/x86_64-linux-gnu/librt-2.31.so",</text:p>
      <text:p text:style-name="Standard"><text:s text:c="8"/>"overrides/lib/x86_64-linux-gnu/libsensors.so.5 -&gt; /run/host/usr/lib/x86_64-linux-gnu/libsensors.so.5.0.0",</text:p>
      <text:p text:style-name="Standard"><text:s text:c="8"/>"overrides/lib/x86_64-linux-gnu/libstdc++.so.6 -&gt; /run/host/usr/lib/x86_64-linux-gnu/libstdc++.so.6.0.28",</text:p>
      <text:p text:style-name="Standard"><text:s text:c="8"/>"overrides/lib/x86_64-linux-gnu/libthread_db.so.1 -&gt; /run/host/usr/lib/x86_64-linux-gnu/libthread_db-1.0.so",</text:p>
      <text:p text:style-name="Standard"><text:s text:c="8"/>"overrides/lib/x86_64-linux-gnu/libtinfo.so.6 -&gt; /run/host/usr/lib/x86_64-linux-gnu/libtinfo.so.6.2",</text:p>
      <text:p text:style-name="Standard"><text:s text:c="8"/>"overrides/lib/x86_64-linux-gnu/libunistring.so.2 -&gt; /run/host/usr/lib/x86_64-linux-gnu/libunistring.so.2.1.0",</text:p>
      <text:p text:style-name="Standard"><text:s text:c="8"/>"overrides/lib/x86_64-linux-gnu/libutil.so.1 -&gt; /run/host/usr/lib/x86_64-linux-gnu/libutil-2.31.so",</text:p>
      <text:p text:style-name="Standard"><text:s text:c="8"/>"overrides/lib/x86_64-linux-gnu/libva-drm.so.2 -&gt; /run/host/usr/lib/x86_64-linux-gnu/libva-drm.so.2.1000.0",</text:p>
      <text:p text:style-name="Standard"><text:soft-page-break/><text:s text:c="8"/>"overrides/lib/x86_64-linux-gnu/libva-x11.so.2 -&gt; /run/host/usr/lib/x86_64-linux-gnu/libva-x11.so.2.1000.0",</text:p>
      <text:p text:style-name="Standard"><text:s text:c="8"/>"overrides/lib/x86_64-linux-gnu/libva.so.2 -&gt; /run/host/usr/lib/x86_64-linux-gnu/libva.so.2.1000.0",</text:p>
      <text:p text:style-name="Standard"><text:s text:c="8"/>"overrides/lib/x86_64-linux-gnu/libvdpau.so.1 -&gt; /run/host/usr/lib/x86_64-linux-gnu/libvdpau.so.1.0.0",</text:p>
      <text:p text:style-name="Standard"><text:s text:c="8"/>"overrides/lib/x86_64-linux-gnu/libwayland-client.so.0 -&gt; /run/host/usr/lib/x86_64-linux-gnu/libwayland-client.so.0.3.0",</text:p>
      <text:p text:style-name="Standard"><text:s text:c="8"/>"overrides/lib/x86_64-linux-gnu/libwayland-server.so.0 -&gt; /run/host/usr/lib/x86_64-linux-gnu/libwayland-server.so.0.1.0",</text:p>
      <text:p text:style-name="Standard"><text:s text:c="8"/>"overrides/lib/x86_64-linux-gnu/libxcb-dri2.so.0 -&gt; /run/host/usr/lib/x86_64-linux-gnu/libxcb-dri2.so.0.0.0",</text:p>
      <text:p text:style-name="Standard"><text:s text:c="8"/>"overrides/lib/x86_64-linux-gnu/libxcb-dri3.so.0 -&gt; /run/host/usr/lib/x86_64-linux-gnu/libxcb-dri3.so.0.0.0",</text:p>
      <text:p text:style-name="Standard"><text:s text:c="8"/>"overrides/lib/x86_64-linux-gnu/libxcb-glx.so.0 -&gt; /run/host/usr/lib/x86_64-linux-gnu/libxcb-glx.so.0.0.0",</text:p>
      <text:p text:style-name="Standard"><text:s text:c="8"/>"overrides/lib/x86_64-linux-gnu/libxcb-present.so.0 -&gt; /run/host/usr/lib/x86_64-linux-gnu/libxcb-present.so.0.0.0",</text:p>
      <text:p text:style-name="Standard"><text:s text:c="8"/>"overrides/lib/x86_64-linux-gnu/libxcb-randr.so.0 -&gt; /run/host/usr/lib/x86_64-linux-gnu/libxcb-randr.so.0.1.0",</text:p>
      <text:p text:style-name="Standard"><text:s text:c="8"/>"overrides/lib/x86_64-linux-gnu/libxcb-shm.so.0 -&gt; /run/host/usr/lib/x86_64-linux-gnu/libxcb-shm.so.0.0.0",</text:p>
      <text:p text:style-name="Standard"><text:s text:c="8"/>"overrides/lib/x86_64-linux-gnu/libxcb-sync.so.1 -&gt; /run/host/usr/lib/x86_64-linux-gnu/libxcb-sync.so.1.0.0",</text:p>
      <text:p text:style-name="Standard"><text:s text:c="8"/>"overrides/lib/x86_64-linux-gnu/libxcb-xfixes.so.0 -&gt; /run/host/usr/lib/x86_64-linux-gnu/libxcb-xfixes.so.0.0.0",</text:p>
      <text:p text:style-name="Standard"><text:s text:c="8"/>"overrides/lib/x86_64-linux-gnu/libxcb.so.1 -&gt; /run/host/usr/lib/x86_64-linux-gnu/libxcb.so.1.1.0",</text:p>
      <text:p text:style-name="Standard"><text:s text:c="8"/>"overrides/lib/x86_64-linux-gnu/libxshmfence.so.1 -&gt; /run/host/usr/lib/x86_64-linux-gnu/libxshmfence.so.1.0.0",</text:p>
      <text:p text:style-name="Standard"><text:s text:c="8"/>"overrides/lib/x86_64-linux-gnu/libz.so.1 -&gt; /run/host/usr/lib/x86_64-linux-gnu/libz.so.1.2.11",</text:p>
      <text:p text:style-name="Standard"><text:s text:c="8"/>"overrides/lib/x86_64-linux-gnu/libz3.so.4 -&gt; /run/host/usr/lib/x86_64-linux-gnu/libz3.so.4",</text:p>
      <text:p text:style-name="Standard"><text:s text:c="8"/>"overrides/lib/x86_64-linux-gnu/libzstd.so.1 -&gt; /run/host/usr/lib/x86_64-linux-gnu/libzstd.so.1.4.8",</text:p>
      <text:p text:style-name="Standard"><text:s text:c="8"/>"overrides/lib/x86_64-linux-gnu/vdpau/",</text:p>
      <text:p text:style-name="Standard"><text:s text:c="8"/>"overrides/lib/x86_64-linux-gnu/vdpau/libvdpau_nouveau.so -&gt; /run/host/usr/lib/x86_64-linux-gnu/vdpau/libvdpau_nouveau.so.1.0.0",</text:p>
      <text:p text:style-name="Standard"><text:s text:c="8"/>"overrides/lib/x86_64-linux-gnu/vdpau/libvdpau_nouveau.so.1 -&gt; /run/host/usr/lib/x86_64-linux-gnu/vdpau/libvdpau_nouveau.so.1.0.0",</text:p>
      <text:p text:style-name="Standard"><text:s text:c="8"/>"overrides/lib/x86_64-linux-gnu/vdpau/libvdpau_nvidia.so.1 -&gt; /run/host/usr/lib/x86_64-linux-gnu/nvidia/current/libvdpau_nvidia.so.460.91.03",</text:p>
      <text:p text:style-name="Standard"><text:s text:c="8"/>"overrides/lib/x86_64-linux-gnu/vdpau/libvdpau_r300.so -&gt; /run/host/usr/lib/x86_64-linux-gnu/vdpau/libvdpau_r300.so.1.0.0",</text:p>
      <text:p text:style-name="Standard"><text:s text:c="8"/>"overrides/lib/x86_64-linux-gnu/vdpau/libvdpau_r300.so.1 -&gt; /run/host/usr/lib/x86_64-linux-gnu/vdpau/libvdpau_r300.so.1.0.0",</text:p>
      <text:p text:style-name="Standard"><text:s text:c="8"/>"overrides/lib/x86_64-linux-gnu/vdpau/libvdpau_r600.so -&gt; /run/host/usr/lib/x86_64-linux-gnu/vdpau/libvdpau_r600.so.1.0.0",</text:p>
      <text:p text:style-name="Standard"><text:s text:c="8"/>"overrides/lib/x86_64-linux-gnu/vdpau/libvdpau_r600.so.1 -&gt; /run/host/usr/lib/x86_64-linux-gnu/vdpau/libvdpau_r600.so.1.0.0",</text:p>
      <text:p text:style-name="Standard"><text:s text:c="8"/>"overrides/lib/x86_64-linux-gnu/vdpau/libvdpau_radeonsi.so -&gt; /run/host/usr/lib/x86_64-linux-gnu/vdpau/libvdpau_radeonsi.so.1.0.0",</text:p>
      <text:p text:style-name="Standard"><text:soft-page-break/><text:s text:c="8"/>"overrides/lib/x86_64-linux-gnu/vdpau/libvdpau_radeonsi.so.1 -&gt; /run/host/usr/lib/x86_64-linux-gnu/vdpau/libvdpau_radeonsi.so.1.0.0",</text:p>
      <text:p text:style-name="Standard"><text:s text:c="8"/>"overrides/lib/x86_64-linux-gnu/vdpau/libvdpau_trace.so.1 -&gt; /run/host/usr/lib/x86_64-linux-gnu/vdpau/libvdpau_trace.so.1.0.0",</text:p>
      <text:p text:style-name="Standard"><text:s text:c="8"/>"overrides/lib/x86_64-linux-gnu/vdpau/libvdpau_va_gl.so -&gt; /run/host/usr/lib/x86_64-linux-gnu/vdpau/libvdpau_va_gl.so.1",</text:p>
      <text:p text:style-name="Standard"><text:s text:c="8"/>"overrides/lib/x86_64-linux-gnu/vdpau/libvdpau_va_gl.so.1 -&gt; /run/host/usr/lib/x86_64-linux-gnu/vdpau/libvdpau_va_gl.so.1",</text:p>
      <text:p text:style-name="Standard"><text:s text:c="8"/>"overrides/lib/x86_64-linux-gnu/vulkan/",</text:p>
      <text:p text:style-name="Standard"><text:s text:c="8"/>"overrides/lib/x86_64-linux-gnu/vulkan/3/",</text:p>
      <text:p text:style-name="Standard"><text:s text:c="8"/>"overrides/lib/x86_64-linux-gnu/vulkan/3/libvulkan_radeon.so -&gt; /run/host/usr/lib/x86_64-linux-gnu/libvulkan_radeon.so",</text:p>
      <text:p text:style-name="Standard"><text:s text:c="8"/>"overrides/lib/x86_64-linux-gnu/vulkan/6/",</text:p>
      <text:p text:style-name="Standard"><text:s text:c="8"/>"overrides/lib/x86_64-linux-gnu/vulkan/6/libvulkan_lvp.so -&gt; /run/host/usr/lib/x86_64-linux-gnu/libvulkan_lvp.so",</text:p>
      <text:p text:style-name="Standard"><text:s text:c="8"/>"overrides/lib/x86_64-linux-gnu/vulkan/libvulkan_intel.so -&gt; /run/host/usr/lib/x86_64-linux-gnu/libvulkan_intel.so",</text:p>
      <text:p text:style-name="Standard"><text:s text:c="8"/>"overrides/lib/x86_64-linux-gnu/vulkan_imp_layer/",</text:p>
      <text:p text:style-name="Standard"><text:s text:c="8"/>"overrides/lib/x86_64-linux-gnu/vulkan_imp_layer/libMangoHud.so -&gt; /run/host/usr/lib/x86_64-linux-gnu/mangohud/libMangoHud.so",</text:p>
      <text:p text:style-name="Standard"><text:s text:c="8"/>"overrides/lib/x86_64-linux-gnu/vulkan_imp_layer/libVkLayer_steam_fossilize.so -&gt; $HOME/.steam/debian-installation/ubuntu12_64/libVkLayer_steam_fossilize.so",</text:p>
      <text:p text:style-name="Standard"><text:s text:c="8"/>"overrides/lib/x86_64-linux-gnu/vulkan_imp_layer/libvkbasalt.so -&gt; /run/host/usr/lib/x86_64-linux-gnu/vkbasalt/libvkbasalt.so",</text:p>
      <text:p text:style-name="Standard"><text:s text:c="8"/>"overrides/lib/x86_64-linux-gnu/vulkan_imp_layer/steamoverlayvulkanlayer.so -&gt; $HOME/.steam/debian-installation/ubuntu12_64/steamoverlayvulkanlayer.so",</text:p>
      <text:p text:style-name="Standard"><text:s text:c="8"/>"overrides/share/",</text:p>
      <text:p text:style-name="Standard"><text:s text:c="8"/>"overrides/share/glvnd/",</text:p>
      <text:p text:style-name="Standard"><text:s text:c="8"/>"overrides/share/glvnd/egl_vendor.d/",</text:p>
      <text:p text:style-name="Standard"><text:s text:c="8"/>"overrides/share/glvnd/egl_vendor.d/0.json -&gt; /run/host/usr/share/glvnd/egl_vendor.d/10_nvidia.json",</text:p>
      <text:p text:style-name="Standard"><text:s text:c="8"/>"overrides/share/glvnd/egl_vendor.d/1.json -&gt; /run/host/usr/share/glvnd/egl_vendor.d/50_mesa.json",</text:p>
      <text:p text:style-name="Standard"><text:s text:c="8"/>"overrides/share/vulkan/",</text:p>
      <text:p text:style-name="Standard"><text:s text:c="8"/>"overrides/share/vulkan/explicit_layer.d/",</text:p>
      <text:p text:style-name="Standard"><text:s text:c="8"/>"overrides/share/vulkan/explicit_layer.d/0.json -&gt; /run/host/usr/share/vulkan/explicit_layer.d/VkLayer_MESA_overlay.json",</text:p>
      <text:p text:style-name="Standard"><text:s text:c="8"/>"overrides/share/vulkan/icd.d/",</text:p>
      <text:p text:style-name="Standard"><text:s text:c="8"/>"overrides/share/vulkan/icd.d/0-i386-linux-gnu.json",</text:p>
      <text:p text:style-name="Standard"><text:s text:c="8"/>"overrides/share/vulkan/icd.d/1-x86_64-linux-gnu.json",</text:p>
      <text:p text:style-name="Standard"><text:s text:c="8"/>"overrides/share/vulkan/icd.d/2-i386-linux-gnu.json",</text:p>
      <text:p text:style-name="Standard"><text:s text:c="8"/>"overrides/share/vulkan/icd.d/3-x86_64-linux-gnu.json",</text:p>
      <text:p text:style-name="Standard"><text:s text:c="8"/>"overrides/share/vulkan/icd.d/4.json -&gt; /run/host/usr/share/vulkan/icd.d/nvidia_icd.json",</text:p>
      <text:p text:style-name="Standard"><text:s text:c="8"/>"overrides/share/vulkan/icd.d/5-i386-linux-gnu.json",</text:p>
      <text:p text:style-name="Standard"><text:s text:c="8"/>"overrides/share/vulkan/icd.d/6-x86_64-linux-gnu.json",</text:p>
      <text:p text:style-name="Standard"><text:s text:c="8"/>"overrides/share/vulkan/implicit_layer.d/",</text:p>
      <text:p text:style-name="Standard"><text:s text:c="8"/>"overrides/share/vulkan/implicit_layer.d/0-x86_64-linux-gnu.json",</text:p>
      <text:p text:style-name="Standard"><text:s text:c="8"/>"overrides/share/vulkan/implicit_layer.d/1.json -&gt; /run/host/usr/share/vulkan/implicit_layer.d/VkLayer_MESA_device_select.json",</text:p>
      <text:p text:style-name="Standard"><text:s text:c="8"/>"overrides/share/vulkan/implicit_layer.d/2.json -&gt; /run/host/usr/share/vulkan/implicit_layer.d/nvidia_layers.json",</text:p>
      <text:p text:style-name="Standard"><text:s text:c="8"/>"overrides/share/vulkan/implicit_layer.d/3-x86_64-linux-gnu.json",</text:p>
      <text:p text:style-name="Standard"><text:soft-page-break/><text:s text:c="8"/>"overrides/share/vulkan/implicit_layer.d/4-i386-linux-gnu.json",</text:p>
      <text:p text:style-name="Standard"><text:s text:c="8"/>"overrides/share/vulkan/implicit_layer.d/5-x86_64-linux-gnu.json",</text:p>
      <text:p text:style-name="Standard"><text:s text:c="8"/>"overrides/share/vulkan/implicit_layer.d/6-i386-linux-gnu.json",</text:p>
      <text:p text:style-name="Standard"><text:s text:c="8"/>"overrides/share/vulkan/implicit_layer.d/7-x86_64-linux-gnu.json"</text:p>
      <text:p text:style-name="Standard"><text:s text:c="6"/>]</text:p>
      <text:p text:style-name="Standard"><text:s text:c="4"/>}</text:p>
      <text:p text:style-name="Standard"><text:s text:c="2"/>},</text:p>
      <text:p text:style-name="Standard"><text:s text:c="2"/>"os-release" : {</text:p>
      <text:p text:style-name="Standard"><text:s text:c="4"/>"id" : "steamrt",</text:p>
      <text:p text:style-name="Standard"><text:s text:c="4"/>"id_like" : [</text:p>
      <text:p text:style-name="Standard"><text:s text:c="6"/>"debian"</text:p>
      <text:p text:style-name="Standard"><text:s text:c="4"/>],</text:p>
      <text:p text:style-name="Standard"><text:s text:c="4"/>"name" : "Steam Runtime",</text:p>
      <text:p text:style-name="Standard"><text:s text:c="4"/>"pretty_name" : "Steam Runtime 2 (soldier)",</text:p>
      <text:p text:style-name="Standard"><text:s text:c="4"/>"version_id" : "2",</text:p>
      <text:p text:style-name="Standard"><text:s text:c="4"/>"version_codename" : "soldier",</text:p>
      <text:p text:style-name="Standard"><text:s text:c="4"/>"build_id" : "0.20210906.1",</text:p>
      <text:p text:style-name="Standard"><text:s text:c="4"/>"variant_id" : "com.valvesoftware.steamruntime.platform-amd64_i386-soldier",</text:p>
      <text:p text:style-name="Standard"><text:s text:c="4"/>"variant" : "Platform"</text:p>
      <text:p text:style-name="Standard"><text:s text:c="2"/>},</text:p>
      <text:p text:style-name="Standard"><text:s text:c="2"/>"container" : {</text:p>
      <text:p text:style-name="Standard"><text:s text:c="4"/>"type" : "pressure-vessel",</text:p>
      <text:p text:style-name="Standard"><text:s text:c="4"/>"host" : {</text:p>
      <text:p text:style-name="Standard"><text:s text:c="6"/>"path" : "/run/host",</text:p>
      <text:p text:style-name="Standard"><text:s text:c="6"/>"os-release" : {</text:p>
      <text:p text:style-name="Standard"><text:s text:c="8"/>"id" : "debian",</text:p>
      <text:p text:style-name="Standard"><text:s text:c="8"/>"name" : "Debian GNU/Linux",</text:p>
      <text:p text:style-name="Standard"><text:s text:c="8"/>"pretty_name" : "Debian GNU/Linux 11 (bullseye)",</text:p>
      <text:p text:style-name="Standard"><text:s text:c="8"/>"version_id" : "11",</text:p>
      <text:p text:style-name="Standard"><text:s text:c="8"/>"version_codename" : "bullseye"</text:p>
      <text:p text:style-name="Standard"><text:s text:c="6"/>}</text:p>
      <text:p text:style-name="Standard"><text:s text:c="4"/>}</text:p>
      <text:p text:style-name="Standard"><text:s text:c="2"/>},</text:p>
      <text:p text:style-name="Standard"><text:s text:c="2"/>"driver_environment" : [</text:p>
      <text:p text:style-name="Standard"><text:s text:c="4"/>"DISPLAY=:99.0",</text:p>
      <text:p text:style-name="Standard"><text:s text:c="4"/>"LD_LIBRARY_PATH=/usr/lib/pressure-vessel/overrides/lib/x86_64-linux-gnu/aliases:/usr/lib/pressure-vessel/overrides/lib/i386-linux-gnu/aliases",</text:p>
      <text:p text:style-name="Standard"><text:s text:c="4"/>"MANGOHUD=1",</text:p>
      <text:p text:style-name="Standard"><text:s text:c="4"/>"PULSE_CLIENTCONFIG=/run/user/1000/pulse/config",</text:p>
      <text:p text:style-name="Standard"><text:s text:c="4"/>"PULSE_SERVER=unix:/run/user/1000/pulse/native",</text:p>
      <text:p text:style-name="Standard"><text:s text:c="4"/>"SDL_GAMECONTROLLERCONFIG=03000000de280000ff11000001000000,Steam Virtual Gamepad,a:b0,b:b1,back:b6,dpdown:h0.4,dpleft:h0.8,dpright:h0.2,dpup:h0.1,guide:b8,leftshoulder:b4,leftstick:b9,lefttrigger:a2,leftx:a0,lefty:a1,rightshoulder:b5,rightstick:b10,righttrigger:a5,rightx:a3,righty:a4,start:b7,x:b2,y:b3,\n03000000de280000fc11000001000000,Steam Controller,a:b0,b:b1,back:b6,dpdown:b14,dpleft:b15,dpright:b13,dpup:b12,guide:b8,leftshoulder:b4,leftstick:b9,lefttrigger:a2,leftx:a0,lefty:a1,rightshoulder:b5,rightstick:b10,righttrigger:a5,rightx:a3,righty:a4,start:b7,x:b2,y:b3,",</text:p>
      <text:p text:style-name="Standard"><text:s text:c="4"/>"VK_ICD_FILENAMES=/usr/lib/pressure-vessel/overrides/share/vulkan/icd.d/0-i386-linux-gnu.json:/usr/lib/pressure-vessel/overrides/share/vulkan/icd.d/1-x86_64-linux-gnu.json:/usr/lib/pressure-vessel/overrides/share/vulkan/icd.d/2-i386-linux-gnu.json:/usr/lib/pressure-vessel/overrides/share/vulkan/icd.d/3-x86_64-linux-gnu.json:/usr/lib/pressure-vessel/overrides/share/<text:soft-page-break/>vulkan/icd.d/4.json:/usr/lib/pressure-vessel/overrides/share/vulkan/icd.d/5-i386-linux-gnu.json:/usr/lib/pressure-vessel/overrides/share/vulkan/icd.d/6-x86_64-linux-gnu.json",</text:p>
      <text:p text:style-name="Standard"><text:s text:c="4"/>"XDG_RUNTIME_DIR=/run/user/1000",</text:p>
      <text:p text:style-name="Standard"><text:s text:c="4"/>"__EGL_VENDOR_LIBRARY_FILENAMES=/usr/lib/pressure-vessel/overrides/share/glvnd/egl_vendor.d/0.json:/usr/lib/pressure-vessel/overrides/share/glvnd/egl_vendor.d/1.json",</text:p>
      <text:p text:style-name="Standard"><text:s text:c="4"/>"__GLX_VENDOR_LIBRARY_NAME=nvidia",</text:p>
      <text:p text:style-name="Standard"><text:s text:c="4"/>"__NV_PRIME_RENDER_OFFLOAD=1"</text:p>
      <text:p text:style-name="Standard"><text:s text:c="2"/>],</text:p>
      <text:p text:style-name="Standard"><text:s text:c="2"/>"architectures" : {</text:p>
      <text:p text:style-name="Standard"><text:s text:c="4"/>"i386-linux-gnu" : {</text:p>
      <text:p text:style-name="Standard"><text:s text:c="6"/>"can-run" : true,</text:p>
      <text:p text:style-name="Standard"><text:s text:c="6"/>"libdl-LIB" : "lib/i386-linux-gnu",</text:p>
      <text:p text:style-name="Standard"><text:s text:c="6"/>"libdl-PLATFORM" : "i686",</text:p>
      <text:p text:style-name="Standard"><text:s text:c="6"/>"runtime-linker" : {</text:p>
      <text:p text:style-name="Standard"><text:s text:c="8"/>"path" : "/lib/ld-linux.so.2",</text:p>
      <text:p text:style-name="Standard"><text:s text:c="8"/>"resolved" : "/run/host/usr/lib/i386-linux-gnu/ld-2.31.so"</text:p>
      <text:p text:style-name="Standard"><text:s text:c="6"/>},</text:p>
      <text:p text:style-name="Standard"><text:s text:c="6"/>"library-issues-summary" : [</text:p>
      <text:p text:style-name="Standard"><text:s text:c="6"/>],</text:p>
      <text:p text:style-name="Standard"><text:s text:c="6"/>"graphics-details" : {</text:p>
      <text:p text:style-name="Standard"><text:s text:c="8"/>"x11/vulkan" : {</text:p>
      <text:p text:style-name="Standard"><text:s text:c="10"/>"messages" : [</text:p>
      <text:p text:style-name="Standard"><text:s text:c="12"/>"WARNING: lavapipe is not a conformant vulkan implementation, testing use only."</text:p>
      <text:p text:style-name="Standard"><text:s text:c="10"/>],</text:p>
      <text:p text:style-name="Standard"><text:s text:c="10"/>"renderer" : "GeForce RTX 2060",</text:p>
      <text:p text:style-name="Standard"><text:s text:c="10"/>"version" : "1.2.155 (device 0x10de:0x1f15) (driver 460.364.192)",</text:p>
      <text:p text:style-name="Standard"><text:s text:c="10"/>"devices" : [</text:p>
      <text:p text:style-name="Standard"><text:s text:c="12"/>{</text:p>
      <text:p text:style-name="Standard"><text:s text:c="14"/>"name" : "GeForce RTX 2060",</text:p>
      <text:p text:style-name="Standard"><text:s text:c="14"/>"api-version" : "1.2.155",</text:p>
      <text:p text:style-name="Standard"><text:s text:c="14"/>"driver-version" : "460.364.192",</text:p>
      <text:p text:style-name="Standard"><text:s text:c="14"/>"vendor-id" : "0x10de",</text:p>
      <text:p text:style-name="Standard"><text:s text:c="14"/>"device-id" : "0x1f15",</text:p>
      <text:p text:style-name="Standard"><text:s text:c="14"/>"type" : "discrete-gpu"</text:p>
      <text:p text:style-name="Standard"><text:s text:c="12"/>},</text:p>
      <text:p text:style-name="Standard"><text:s text:c="12"/>{</text:p>
      <text:p text:style-name="Standard"><text:s text:c="14"/>"name" : "llvmpipe (LLVM 11.0.1, 256 bits)",</text:p>
      <text:p text:style-name="Standard"><text:s text:c="14"/>"api-version" : "1.0.2",</text:p>
      <text:p text:style-name="Standard"><text:s text:c="14"/>"driver-version" : "0.0.1",</text:p>
      <text:p text:style-name="Standard"><text:s text:c="14"/>"vendor-id" : "0x10005",</text:p>
      <text:p text:style-name="Standard"><text:s text:c="14"/>"device-id" : "0",</text:p>
      <text:p text:style-name="Standard"><text:s text:c="14"/>"type" : "cpu",</text:p>
      <text:p text:style-name="Standard"><text:s text:c="14"/>"issues" : [</text:p>
      <text:p text:style-name="Standard"><text:s text:c="16"/>"software-rendering"</text:p>
      <text:p text:style-name="Standard"><text:s text:c="14"/>]</text:p>
      <text:p text:style-name="Standard"><text:s text:c="12"/>},</text:p>
      <text:p text:style-name="Standard"><text:s text:c="12"/>{</text:p>
      <text:p text:style-name="Standard"><text:s text:c="14"/>"name" : "AMD RADV RAVEN (ACO)",</text:p>
      <text:p text:style-name="Standard"><text:s text:c="14"/>"api-version" : "1.2.145",</text:p>
      <text:p text:style-name="Standard"><text:s text:c="14"/>"driver-version" : "20.3.5",</text:p>
      <text:p text:style-name="Standard"><text:s text:c="14"/>"vendor-id" : "0x1002",</text:p>
      <text:p text:style-name="Standard"><text:s text:c="14"/>"device-id" : "0x15d8",</text:p>
      <text:p text:style-name="Standard"><text:soft-page-break/><text:s text:c="14"/>"type" : "integrated-gpu"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"x11/vdpau" : {</text:p>
      <text:p text:style-name="Standard"><text:s text:c="10"/>"renderer" : "G3DVL VDPAU Driver Shared Library version 1.0\n",</text:p>
      <text:p text:style-name="Standard"><text:s text:c="10"/>"version" : null</text:p>
      <text:p text:style-name="Standard"><text:s text:c="8"/>},</text:p>
      <text:p text:style-name="Standard"><text:s text:c="8"/>"x11/vaapi" : {</text:p>
      <text:p text:style-name="Standard"><text:s text:c="10"/>"messages" : [</text:p>
      <text:p text:style-name="Standard"><text:s text:c="12"/>"libva info: VA-API version 1.10.0",</text:p>
      <text:p text:style-name="Standard"><text:s text:c="12"/>"libva info: Trying to open /usr/lib/pressure-vessel/overrides/lib/x86_64-linux-gnu/dri/radeonsi_drv_video.so",</text:p>
      <text:p text:style-name="Standard"><text:s text:c="12"/>"libva error: dlopen of /usr/lib/pressure-vessel/overrides/lib/x86_64-linux-gnu/dri/radeonsi_drv_video.so failed: /usr/lib/pressure-vessel/overrides/lib/x86_64-linux-gnu/dri/radeonsi_drv_video.so: wrong ELF class: ELFCLASS64",</text:p>
      <text:p text:style-name="Standard"><text:s text:c="12"/>"libva info: Trying to open /usr/lib/pressure-vessel/overrides/lib/i386-linux-gnu/dri/radeonsi_drv_video.so",</text:p>
      <text:p text:style-name="Standard"><text:s text:c="12"/>"libva info: Found init function __vaDriverInit_1_10",</text:p>
      <text:p text:style-name="Standard"><text:s text:c="12"/>"libva info: va_openDriver() returns 0",</text:p>
      <text:p text:style-name="Standard"><text:s text:c="12"/>"Testing H264Main decoding"</text:p>
      <text:p text:style-name="Standard"><text:s text:c="10"/>],</text:p>
      <text:p text:style-name="Standard"><text:s text:c="10"/>"renderer" : "Mesa Gallium driver 20.3.5 for AMD Radeon(TM) Vega 10 Graphics (RAVEN, DRM 3.40.0, 5.10.0-8-amd64, LLVM 11.0.1)\n",</text:p>
      <text:p text:style-name="Standard"><text:s text:c="10"/>"version" : null</text:p>
      <text:p text:style-name="Standard"><text:s text:c="8"/>},</text:p>
      <text:p text:style-name="Standard"><text:s text:c="8"/>"glx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 text:c="8"/>"egl_x11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 text:c="8"/>"egl_x11/glesv2" : {</text:p>
      <text:p text:style-name="Standard"><text:s text:c="10"/>"renderer" : "GeForce RTX 2060/PCIe/SSE2",</text:p>
      <text:p text:style-name="Standard"><text:s text:c="10"/>"version" : "OpenGL ES 3.2 NVIDIA 460.91.03",</text:p>
      <text:p text:style-name="Standard"><text:s text:c="10"/>"library-vendor" : "glvnd"</text:p>
      <text:p text:style-name="Standard"><text:s text:c="8"/>}</text:p>
      <text:p text:style-name="Standard"><text:s text:c="6"/>},</text:p>
      <text:p text:style-name="Standard"><text:s text:c="6"/>"dri_drivers" : [</text:p>
      <text:p text:style-name="Standard"><text:s text:c="8"/>{</text:p>
      <text:p text:style-name="Standard"><text:s text:c="10"/>"library_path" : "/usr/lib/pressure-vessel/overrides/lib/i386-linux-gnu/dri/i915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i965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iris_dri.so"</text:p>
      <text:p text:style-name="Standard"><text:soft-page-break/><text:s text:c="8"/>},</text:p>
      <text:p text:style-name="Standard"><text:s text:c="8"/>{</text:p>
      <text:p text:style-name="Standard"><text:s text:c="10"/>"library_path" : "/usr/lib/pressure-vessel/overrides/lib/i386-linux-gnu/dri/kms_swrast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nouveau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nouveau_vieux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r200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r300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r600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radeon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radeonsi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swrast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virtio_gpu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vmwgfx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zink_dri.so"</text:p>
      <text:p text:style-name="Standard"><text:s text:c="8"/>},</text:p>
      <text:p text:style-name="Standard"><text:s text:c="8"/>{</text:p>
      <text:p text:style-name="Standard"><text:s text:c="10"/>"library_path" : "/run/host/usr/lib/i386-linux-gnu/dri/i915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i965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iris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kms_swrast_dri.so",</text:p>
      <text:p text:style-name="Standard"><text:soft-page-break/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nouveau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nouveau_vieux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r200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r300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r600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radeon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radeonsi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swrast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virtio_gpu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vmwgfx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zink_dri.so",</text:p>
      <text:p text:style-name="Standard"><text:s text:c="10"/>"is_extra" : true</text:p>
      <text:p text:style-name="Standard"><text:s text:c="8"/>}</text:p>
      <text:p text:style-name="Standard"><text:s text:c="6"/>],</text:p>
      <text:p text:style-name="Standard"><text:s text:c="6"/>"va-api_drivers" : [</text:p>
      <text:p text:style-name="Standard"><text:s text:c="8"/>{</text:p>
      <text:p text:style-name="Standard"><text:s text:c="10"/>"library_path" : "/usr/lib/pressure-vessel/overrides/lib/i386-linux-gnu/dri/i965_drv_video.so"</text:p>
      <text:p text:style-name="Standard"><text:s text:c="8"/>},</text:p>
      <text:p text:style-name="Standard"><text:s text:c="8"/>{</text:p>
      <text:p text:style-name="Standard"><text:soft-page-break/><text:s text:c="10"/>"library_path" : "/usr/lib/pressure-vessel/overrides/lib/i386-linux-gnu/dri/iHD_drv_video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nouveau_drv_video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r600_drv_video.so"</text:p>
      <text:p text:style-name="Standard"><text:s text:c="8"/>},</text:p>
      <text:p text:style-name="Standard"><text:s text:c="8"/>{</text:p>
      <text:p text:style-name="Standard"><text:s text:c="10"/>"library_path" : "/usr/lib/pressure-vessel/overrides/lib/i386-linux-gnu/dri/radeonsi_drv_video.so"</text:p>
      <text:p text:style-name="Standard"><text:s text:c="8"/>},</text:p>
      <text:p text:style-name="Standard"><text:s text:c="8"/>{</text:p>
      <text:p text:style-name="Standard"><text:s text:c="10"/>"library_path" : "/run/host/usr/lib/i386-linux-gnu/dri/i965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iHD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nouveau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r600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dri/radeonsi_drv_video.so",</text:p>
      <text:p text:style-name="Standard"><text:s text:c="10"/>"is_extra" : true</text:p>
      <text:p text:style-name="Standard"><text:s text:c="8"/>}</text:p>
      <text:p text:style-name="Standard"><text:s text:c="6"/>],</text:p>
      <text:p text:style-name="Standard"><text:s text:c="6"/>"vdpau_drivers" : [</text:p>
      <text:p text:style-name="Standard"><text:s text:c="8"/>{</text:p>
      <text:p text:style-name="Standard"><text:s text:c="10"/>"library_path" : "/run/host/usr/lib/i386-linux-gnu/vdpau/libvdpau_nouveau.so",</text:p>
      <text:p text:style-name="Standard"><text:s text:c="10"/>"library_link" : "libvdpau_nouveau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nouveau.so.1",</text:p>
      <text:p text:style-name="Standard"><text:s text:c="10"/>"library_link" : "libvdpau_nouveau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r300.so",</text:p>
      <text:p text:style-name="Standard"><text:s text:c="10"/>"library_link" : "libvdpau_r3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r300.so.1",</text:p>
      <text:p text:style-name="Standard"><text:soft-page-break/><text:s text:c="10"/>"library_link" : "libvdpau_r3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r600.so",</text:p>
      <text:p text:style-name="Standard"><text:s text:c="10"/>"library_link" : "libvdpau_r6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r600.so.1",</text:p>
      <text:p text:style-name="Standard"><text:s text:c="10"/>"library_link" : "libvdpau_r6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radeonsi.so",</text:p>
      <text:p text:style-name="Standard"><text:s text:c="10"/>"library_link" : "libvdpau_radeonsi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radeonsi.so.1",</text:p>
      <text:p text:style-name="Standard"><text:s text:c="10"/>"library_link" : "libvdpau_radeonsi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trace.so.1",</text:p>
      <text:p text:style-name="Standard"><text:s text:c="10"/>"library_link" : "libvdpau_trace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va_gl.so",</text:p>
      <text:p text:style-name="Standard"><text:s text:c="10"/>"library_link" : "libvdpau_va_gl.so.1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i386-linux-gnu/vdpau/libvdpau_va_gl.so.1",</text:p>
      <text:p text:style-name="Standard"><text:s text:c="10"/>"is_extra" : true</text:p>
      <text:p text:style-name="Standard"><text:s text:c="8"/>}</text:p>
      <text:p text:style-name="Standard"><text:s text:c="6"/>],</text:p>
      <text:p text:style-name="Standard"><text:s text:c="6"/>"glx_drivers" : [</text:p>
      <text:p text:style-name="Standard"><text:s text:c="8"/>{</text:p>
      <text:p text:style-name="Standard"><text:s text:c="10"/>"library_soname" : "libGLX_mesa.so.0",</text:p>
      <text:p text:style-name="Standard"><text:s text:c="10"/>"library_path" : "/usr/lib/pressure-vessel/overrides/lib/i386-linux-gnu/libGLX_mesa.so.0"</text:p>
      <text:p text:style-name="Standard"><text:s text:c="8"/>},</text:p>
      <text:p text:style-name="Standard"><text:s text:c="8"/>{</text:p>
      <text:p text:style-name="Standard"><text:s text:c="10"/>"library_soname" : "libGLX_nvidia.so.0",</text:p>
      <text:p text:style-name="Standard"><text:s text:c="10"/>"library_path" : "/usr/lib/pressure-vessel/overrides/lib/i386-linux-gnu/libGLX_nvidia.so.0"</text:p>
      <text:p text:style-name="Standard"><text:s text:c="8"/>},</text:p>
      <text:p text:style-name="Standard"><text:s text:c="8"/>{</text:p>
      <text:p text:style-name="Standard"><text:s text:c="10"/>"library_soname" : "libGLX_indirect.so.0",</text:p>
      <text:p text:style-name="Standard"><text:s text:c="10"/>"library_path" : "/run/host/usr/lib/i386-linux-gnu/nvidia/current/libGLX_nvidia.so.460.91.03"</text:p>
      <text:p text:style-name="Standard"><text:s text:c="8"/>},</text:p>
      <text:p text:style-name="Standard"><text:s text:c="8"/>{</text:p>
      <text:p text:style-name="Standard"><text:soft-page-break/><text:s text:c="10"/>"library_soname" : "libGLX_mesa.so.0",</text:p>
      <text:p text:style-name="Standard"><text:s text:c="10"/>"library_path" : "/run/host/usr/lib/i386-linux-gnu/libGLX_mesa.so.0.0.0"</text:p>
      <text:p text:style-name="Standard"><text:s text:c="8"/>},</text:p>
      <text:p text:style-name="Standard"><text:s text:c="8"/>{</text:p>
      <text:p text:style-name="Standard"><text:s text:c="10"/>"library_soname" : "libGLX_nvidia.so.0",</text:p>
      <text:p text:style-name="Standard"><text:s text:c="10"/>"library_path" : "/run/host/usr/lib/i386-linux-gnu/nvidia/current/libGLX_nvidia.so.460.91.03"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"x86_64-linux-gnu" : {</text:p>
      <text:p text:style-name="Standard"><text:s text:c="6"/>"can-run" : true,</text:p>
      <text:p text:style-name="Standard"><text:s text:c="6"/>"libdl-LIB" : "lib/x86_64-linux-gnu",</text:p>
      <text:p text:style-name="Standard"><text:s text:c="6"/>"libdl-PLATFORM" : "x86_64",</text:p>
      <text:p text:style-name="Standard"><text:s text:c="6"/>"runtime-linker" : {</text:p>
      <text:p text:style-name="Standard"><text:s text:c="8"/>"path" : "/lib64/ld-linux-x86-64.so.2",</text:p>
      <text:p text:style-name="Standard"><text:s text:c="8"/>"resolved" : "/run/host/usr/lib/x86_64-linux-gnu/ld-2.31.so"</text:p>
      <text:p text:style-name="Standard"><text:s text:c="6"/>},</text:p>
      <text:p text:style-name="Standard"><text:s text:c="6"/>"library-issues-summary" : [</text:p>
      <text:p text:style-name="Standard"><text:s text:c="6"/>],</text:p>
      <text:p text:style-name="Standard"><text:s text:c="6"/>"graphics-details" : {</text:p>
      <text:p text:style-name="Standard"><text:s text:c="8"/>"x11/vulkan" : {</text:p>
      <text:p text:style-name="Standard"><text:s text:c="10"/>"messages" : [</text:p>
      <text:p text:style-name="Standard"><text:s text:c="12"/>"skipping config: /usr/libexec/steam-runtime-tools-0/MangoHud.conf [ not found ]",</text:p>
      <text:p text:style-name="Standard"><text:s text:c="12"/>"skipping config: /home/linux4life/.config/MangoHud/x86_64-linux-gnu-check-vulkan.conf [ not found ]",</text:p>
      <text:p text:style-name="Standard"><text:s text:c="12"/>"parsing config: /home/linux4life/.config/MangoHud/MangoHud.conf [ ok ]",</text:p>
      <text:p text:style-name="Standard"><text:s text:c="12"/>"MANGOHUD: Failed to initialize CPU power data",</text:p>
      <text:p text:style-name="Standard"><text:s text:c="12"/>"MANGOHUD: Failed to open 64bit libXNVCtrl.so.0: libXNVCtrl.so.0: cannot open shared object file: No such file or directory",</text:p>
      <text:p text:style-name="Standard"><text:s text:c="12"/>"MANGOHUD: XNVCtrl loader failed to load",</text:p>
      <text:p text:style-name="Standard"><text:s text:c="12"/>"sh: 1: glxinfo: not found",</text:p>
      <text:p text:style-name="Standard"><text:s text:c="12"/>"MANGOHUD: Uploading is disabled (permit_upload = 0)",</text:p>
      <text:p text:style-name="Standard"><text:s text:c="12"/>"MANGOHUD: recreating font image",</text:p>
      <text:p text:style-name="Standard"><text:s text:c="12"/>"WARNING: lavapipe is not a conformant vulkan implementation, testing use only.",</text:p>
      <text:p text:style-name="Standard"><text:s text:c="12"/>"sh: 1: glxinfo: not found",</text:p>
      <text:p text:style-name="Standard"><text:s text:c="12"/>"MANGOHUD: Uploading is disabled (permit_upload = 0)",</text:p>
      <text:p text:style-name="Standard"><text:s text:c="12"/>"MANGOHUD: recreating font image",</text:p>
      <text:p text:style-name="Standard"><text:s text:c="12"/>"sh: 1: glxinfo: not found",</text:p>
      <text:p text:style-name="Standard"><text:s text:c="12"/>"MANGOHUD: Uploading is disabled (permit_upload = 0)",</text:p>
      <text:p text:style-name="Standard"><text:s text:c="12"/>"MANGOHUD: recreating font image"</text:p>
      <text:p text:style-name="Standard"><text:s text:c="10"/>],</text:p>
      <text:p text:style-name="Standard"><text:s text:c="10"/>"renderer" : "GeForce RTX 2060",</text:p>
      <text:p text:style-name="Standard"><text:s text:c="10"/>"version" : "1.2.155 (device 0x10de:0x1f15) (driver 460.364.192)",</text:p>
      <text:p text:style-name="Standard"><text:s text:c="10"/>"devices" : [</text:p>
      <text:p text:style-name="Standard"><text:s text:c="12"/>{</text:p>
      <text:p text:style-name="Standard"><text:s text:c="14"/>"name" : "GeForce RTX 2060",</text:p>
      <text:p text:style-name="Standard"><text:s text:c="14"/>"api-version" : "1.2.155",</text:p>
      <text:p text:style-name="Standard"><text:s text:c="14"/>"driver-version" : "460.364.192",</text:p>
      <text:p text:style-name="Standard"><text:s text:c="14"/>"vendor-id" : "0x10de",</text:p>
      <text:p text:style-name="Standard"><text:s text:c="14"/>"device-id" : "0x1f15",</text:p>
      <text:p text:style-name="Standard"><text:s text:c="14"/>"type" : "discrete-gpu"</text:p>
      <text:p text:style-name="Standard"><text:s text:c="12"/>},</text:p>
      <text:p text:style-name="Standard"><text:soft-page-break/><text:s text:c="12"/>{</text:p>
      <text:p text:style-name="Standard"><text:s text:c="14"/>"name" : "llvmpipe (LLVM 11.0.1, 256 bits)",</text:p>
      <text:p text:style-name="Standard"><text:s text:c="14"/>"api-version" : "1.0.2",</text:p>
      <text:p text:style-name="Standard"><text:s text:c="14"/>"driver-version" : "0.0.1",</text:p>
      <text:p text:style-name="Standard"><text:s text:c="14"/>"vendor-id" : "0x10005",</text:p>
      <text:p text:style-name="Standard"><text:s text:c="14"/>"device-id" : "0",</text:p>
      <text:p text:style-name="Standard"><text:s text:c="14"/>"type" : "cpu",</text:p>
      <text:p text:style-name="Standard"><text:s text:c="14"/>"issues" : [</text:p>
      <text:p text:style-name="Standard"><text:s text:c="16"/>"software-rendering"</text:p>
      <text:p text:style-name="Standard"><text:s text:c="14"/>]</text:p>
      <text:p text:style-name="Standard"><text:s text:c="12"/>},</text:p>
      <text:p text:style-name="Standard"><text:s text:c="12"/>{</text:p>
      <text:p text:style-name="Standard"><text:s text:c="14"/>"name" : "AMD RADV RAVEN (ACO)",</text:p>
      <text:p text:style-name="Standard"><text:s text:c="14"/>"api-version" : "1.2.145",</text:p>
      <text:p text:style-name="Standard"><text:s text:c="14"/>"driver-version" : "20.3.5",</text:p>
      <text:p text:style-name="Standard"><text:s text:c="14"/>"vendor-id" : "0x1002",</text:p>
      <text:p text:style-name="Standard"><text:s text:c="14"/>"device-id" : "0x15d8",</text:p>
      <text:p text:style-name="Standard"><text:s text:c="14"/>"type" : "integrated-gpu"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"x11/vdpau" : {</text:p>
      <text:p text:style-name="Standard"><text:s text:c="10"/>"renderer" : "G3DVL VDPAU Driver Shared Library version 1.0\n",</text:p>
      <text:p text:style-name="Standard"><text:s text:c="10"/>"version" : null</text:p>
      <text:p text:style-name="Standard"><text:s text:c="8"/>},</text:p>
      <text:p text:style-name="Standard"><text:s text:c="8"/>"x11/vaapi" : {</text:p>
      <text:p text:style-name="Standard"><text:s text:c="10"/>"messages" : [</text:p>
      <text:p text:style-name="Standard"><text:s text:c="12"/>"libva info: VA-API version 1.10.0",</text:p>
      <text:p text:style-name="Standard"><text:s text:c="12"/>"libva info: Trying to open /usr/lib/pressure-vessel/overrides/lib/x86_64-linux-gnu/dri/radeonsi_drv_video.so",</text:p>
      <text:p text:style-name="Standard"><text:s text:c="12"/>"libva info: Found init function __vaDriverInit_1_10",</text:p>
      <text:p text:style-name="Standard"><text:s text:c="12"/>"libva info: va_openDriver() returns 0",</text:p>
      <text:p text:style-name="Standard"><text:s text:c="12"/>"Testing H264Main decoding"</text:p>
      <text:p text:style-name="Standard"><text:s text:c="10"/>],</text:p>
      <text:p text:style-name="Standard"><text:s text:c="10"/>"renderer" : "Mesa Gallium driver 20.3.5 for AMD Radeon(TM) Vega 10 Graphics (RAVEN, DRM 3.40.0, 5.10.0-8-amd64, LLVM 11.0.1)\n",</text:p>
      <text:p text:style-name="Standard"><text:s text:c="10"/>"version" : null</text:p>
      <text:p text:style-name="Standard"><text:s text:c="8"/>},</text:p>
      <text:p text:style-name="Standard"><text:s text:c="8"/>"glx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 text:c="8"/>"egl_x11/gl" : {</text:p>
      <text:p text:style-name="Standard"><text:s text:c="10"/>"renderer" : "GeForce RTX 2060/PCIe/SSE2",</text:p>
      <text:p text:style-name="Standard"><text:s text:c="10"/>"version" : "4.6.0 NVIDIA 460.91.03",</text:p>
      <text:p text:style-name="Standard"><text:s text:c="10"/>"library-vendor" : "glvnd"</text:p>
      <text:p text:style-name="Standard"><text:s text:c="8"/>},</text:p>
      <text:p text:style-name="Standard"><text:s text:c="8"/>"egl_x11/glesv2" : {</text:p>
      <text:p text:style-name="Standard"><text:s text:c="10"/>"renderer" : "GeForce RTX 2060/PCIe/SSE2",</text:p>
      <text:p text:style-name="Standard"><text:s text:c="10"/>"version" : "OpenGL ES 3.2 NVIDIA 460.91.03",</text:p>
      <text:p text:style-name="Standard"><text:s text:c="10"/>"library-vendor" : "glvnd"</text:p>
      <text:p text:style-name="Standard"><text:soft-page-break/><text:s text:c="8"/>}</text:p>
      <text:p text:style-name="Standard"><text:s text:c="6"/>},</text:p>
      <text:p text:style-name="Standard"><text:s text:c="6"/>"dri_drivers" : [</text:p>
      <text:p text:style-name="Standard"><text:s text:c="8"/>{</text:p>
      <text:p text:style-name="Standard"><text:s text:c="10"/>"library_path" : "/usr/lib/pressure-vessel/overrides/lib/x86_64-linux-gnu/dri/i915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i965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iris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kms_swrast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nouveau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nouveau_vieux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r200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r300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r600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radeon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radeonsi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swrast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virtio_gpu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vmwgfx_dri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zink_dri.so"</text:p>
      <text:p text:style-name="Standard"><text:s text:c="8"/>},</text:p>
      <text:p text:style-name="Standard"><text:s text:c="8"/>{</text:p>
      <text:p text:style-name="Standard"><text:soft-page-break/><text:s text:c="10"/>"library_path" : "/run/host/usr/lib/x86_64-linux-gnu/dri/i915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i965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iris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kms_swrast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nouveau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nouveau_vieux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r200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r300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r600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radeon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radeonsi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swrast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virtio_gpu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oft-page-break/><text:s text:c="10"/>"library_path" : "/run/host/usr/lib/x86_64-linux-gnu/dri/vmwgfx_dri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zink_dri.so",</text:p>
      <text:p text:style-name="Standard"><text:s text:c="10"/>"is_extra" : true</text:p>
      <text:p text:style-name="Standard"><text:s text:c="8"/>}</text:p>
      <text:p text:style-name="Standard"><text:s text:c="6"/>],</text:p>
      <text:p text:style-name="Standard"><text:s text:c="6"/>"va-api_drivers" : [</text:p>
      <text:p text:style-name="Standard"><text:s text:c="8"/>{</text:p>
      <text:p text:style-name="Standard"><text:s text:c="10"/>"library_path" : "/usr/lib/pressure-vessel/overrides/lib/x86_64-linux-gnu/dri/i965_drv_video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iHD_drv_video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nouveau_drv_video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r600_drv_video.so"</text:p>
      <text:p text:style-name="Standard"><text:s text:c="8"/>},</text:p>
      <text:p text:style-name="Standard"><text:s text:c="8"/>{</text:p>
      <text:p text:style-name="Standard"><text:s text:c="10"/>"library_path" : "/usr/lib/pressure-vessel/overrides/lib/x86_64-linux-gnu/dri/radeonsi_drv_video.so"</text:p>
      <text:p text:style-name="Standard"><text:s text:c="8"/>},</text:p>
      <text:p text:style-name="Standard"><text:s text:c="8"/>{</text:p>
      <text:p text:style-name="Standard"><text:s text:c="10"/>"library_path" : "/run/host/usr/lib/x86_64-linux-gnu/dri/i965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iHD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nouveau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r600_drv_video.so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dri/radeonsi_drv_video.so",</text:p>
      <text:p text:style-name="Standard"><text:s text:c="10"/>"is_extra" : true</text:p>
      <text:p text:style-name="Standard"><text:s text:c="8"/>}</text:p>
      <text:p text:style-name="Standard"><text:s text:c="6"/>],</text:p>
      <text:p text:style-name="Standard"><text:s text:c="6"/>"vdpau_drivers" : [</text:p>
      <text:p text:style-name="Standard"><text:s text:c="8"/>{</text:p>
      <text:p text:style-name="Standard"><text:soft-page-break/><text:s text:c="10"/>"library_path" : "/run/host/usr/lib/x86_64-linux-gnu/vdpau/libvdpau_nouveau.so",</text:p>
      <text:p text:style-name="Standard"><text:s text:c="10"/>"library_link" : "libvdpau_nouveau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nouveau.so.1",</text:p>
      <text:p text:style-name="Standard"><text:s text:c="10"/>"library_link" : "libvdpau_nouveau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r300.so",</text:p>
      <text:p text:style-name="Standard"><text:s text:c="10"/>"library_link" : "libvdpau_r3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r300.so.1",</text:p>
      <text:p text:style-name="Standard"><text:s text:c="10"/>"library_link" : "libvdpau_r3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r600.so",</text:p>
      <text:p text:style-name="Standard"><text:s text:c="10"/>"library_link" : "libvdpau_r6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r600.so.1",</text:p>
      <text:p text:style-name="Standard"><text:s text:c="10"/>"library_link" : "libvdpau_r600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radeonsi.so",</text:p>
      <text:p text:style-name="Standard"><text:s text:c="10"/>"library_link" : "libvdpau_radeonsi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radeonsi.so.1",</text:p>
      <text:p text:style-name="Standard"><text:s text:c="10"/>"library_link" : "libvdpau_radeonsi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trace.so.1",</text:p>
      <text:p text:style-name="Standard"><text:s text:c="10"/>"library_link" : "libvdpau_trace.so.1.0.0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va_gl.so",</text:p>
      <text:p text:style-name="Standard"><text:s text:c="10"/>"library_link" : "libvdpau_va_gl.so.1",</text:p>
      <text:p text:style-name="Standard"><text:s text:c="10"/>"is_extra" : true</text:p>
      <text:p text:style-name="Standard"><text:s text:c="8"/>},</text:p>
      <text:p text:style-name="Standard"><text:s text:c="8"/>{</text:p>
      <text:p text:style-name="Standard"><text:s text:c="10"/>"library_path" : "/run/host/usr/lib/x86_64-linux-gnu/vdpau/libvdpau_va_gl.so.1",</text:p>
      <text:p text:style-name="Standard"><text:s text:c="10"/>"is_extra" : true</text:p>
      <text:p text:style-name="Standard"><text:soft-page-break/><text:s text:c="8"/>}</text:p>
      <text:p text:style-name="Standard"><text:s text:c="6"/>],</text:p>
      <text:p text:style-name="Standard"><text:s text:c="6"/>"glx_drivers" : [</text:p>
      <text:p text:style-name="Standard"><text:s text:c="8"/>{</text:p>
      <text:p text:style-name="Standard"><text:s text:c="10"/>"library_soname" : "libGLX_mesa.so.0",</text:p>
      <text:p text:style-name="Standard"><text:s text:c="10"/>"library_path" : "/usr/lib/pressure-vessel/overrides/lib/x86_64-linux-gnu/libGLX_mesa.so.0"</text:p>
      <text:p text:style-name="Standard"><text:s text:c="8"/>},</text:p>
      <text:p text:style-name="Standard"><text:s text:c="8"/>{</text:p>
      <text:p text:style-name="Standard"><text:s text:c="10"/>"library_soname" : "libGLX_nvidia.so.0",</text:p>
      <text:p text:style-name="Standard"><text:s text:c="10"/>"library_path" : "/usr/lib/pressure-vessel/overrides/lib/x86_64-linux-gnu/libGLX_nvidia.so.0"</text:p>
      <text:p text:style-name="Standard"><text:s text:c="8"/>},</text:p>
      <text:p text:style-name="Standard"><text:s text:c="8"/>{</text:p>
      <text:p text:style-name="Standard"><text:s text:c="10"/>"library_soname" : "libGLX_indirect.so.0",</text:p>
      <text:p text:style-name="Standard"><text:s text:c="10"/>"library_path" : "/run/host/usr/lib/x86_64-linux-gnu/nvidia/current/libGLX_nvidia.so.460.91.03"</text:p>
      <text:p text:style-name="Standard"><text:s text:c="8"/>},</text:p>
      <text:p text:style-name="Standard"><text:s text:c="8"/>{</text:p>
      <text:p text:style-name="Standard"><text:s text:c="10"/>"library_soname" : "libGLX_mesa.so.0",</text:p>
      <text:p text:style-name="Standard"><text:s text:c="10"/>"library_path" : "/run/host/usr/lib/x86_64-linux-gnu/libGLX_mesa.so.0.0.0"</text:p>
      <text:p text:style-name="Standard"><text:s text:c="8"/>},</text:p>
      <text:p text:style-name="Standard"><text:s text:c="8"/>{</text:p>
      <text:p text:style-name="Standard"><text:s text:c="10"/>"library_soname" : "libGLX_nvidia.so.0",</text:p>
      <text:p text:style-name="Standard"><text:s text:c="10"/>"library_path" : "/run/host/usr/lib/x86_64-linux-gnu/nvidia/current/libGLX_nvidia.so.460.91.03"</text:p>
      <text:p text:style-name="Standard"><text:s text:c="8"/>}</text:p>
      <text:p text:style-name="Standard"><text:s text:c="6"/>]</text:p>
      <text:p text:style-name="Standard"><text:s text:c="4"/>}</text:p>
      <text:p text:style-name="Standard"><text:s text:c="2"/>},</text:p>
      <text:p text:style-name="Standard"><text:s text:c="2"/>"locale-issues" : [</text:p>
      <text:p text:style-name="Standard"><text:s text:c="2"/>],</text:p>
      <text:p text:style-name="Standard"><text:s text:c="2"/>"locales" : {</text:p>
      <text:p text:style-name="Standard"><text:s text:c="4"/>"&lt;default&gt;" : {</text:p>
      <text:p text:style-name="Standard"><text:s text:c="6"/>"resulting-name" : "en_US.UTF-8",</text:p>
      <text:p text:style-name="Standard"><text:s text:c="6"/>"charset" : "UTF-8",</text:p>
      <text:p text:style-name="Standard"><text:s text:c="6"/>"is_utf8" : true</text:p>
      <text:p text:style-name="Standard"><text:s text:c="4"/>},</text:p>
      <text:p text:style-name="Standard"><text:s text:c="4"/>"C" : {</text:p>
      <text:p text:style-name="Standard"><text:s text:c="6"/>"resulting-name" : "C",</text:p>
      <text:p text:style-name="Standard"><text:s text:c="6"/>"charset" : "ANSI_X3.4-1968",</text:p>
      <text:p text:style-name="Standard"><text:s text:c="6"/>"is_utf8" : false</text:p>
      <text:p text:style-name="Standard"><text:s text:c="4"/>},</text:p>
      <text:p text:style-name="Standard"><text:s text:c="4"/>"C.UTF-8" : {</text:p>
      <text:p text:style-name="Standard"><text:s text:c="6"/>"resulting-name" : "C.UTF-8",</text:p>
      <text:p text:style-name="Standard"><text:s text:c="6"/>"charset" : "UTF-8",</text:p>
      <text:p text:style-name="Standard"><text:s text:c="6"/>"is_utf8" : true</text:p>
      <text:p text:style-name="Standard"><text:s text:c="4"/>},</text:p>
      <text:p text:style-name="Standard"><text:s text:c="4"/>"en_US.UTF-8" : {</text:p>
      <text:p text:style-name="Standard"><text:s text:c="6"/>"resulting-name" : "en_US.UTF-8",</text:p>
      <text:p text:style-name="Standard"><text:s text:c="6"/>"charset" : "UTF-8",</text:p>
      <text:p text:style-name="Standard"><text:s text:c="6"/>"is_utf8" : true</text:p>
      <text:p text:style-name="Standard"><text:s text:c="4"/>}</text:p>
      <text:p text:style-name="Standard"><text:s text:c="2"/>},</text:p>
      <text:p text:style-name="Standard"><text:soft-page-break/><text:s text:c="2"/>"egl" : {</text:p>
      <text:p text:style-name="Standard"><text:s text:c="4"/>"icds" : [</text:p>
      <text:p text:style-name="Standard"><text:s text:c="6"/>{</text:p>
      <text:p text:style-name="Standard"><text:s text:c="8"/>"json_path" : "/usr/lib/pressure-vessel/overrides/share/glvnd/egl_vendor.d/0.json",</text:p>
      <text:p text:style-name="Standard"><text:s text:c="8"/>"library_path" : "libEGL_nvidia.so.0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glvnd/egl_vendor.d/1.json",</text:p>
      <text:p text:style-name="Standard"><text:s text:c="8"/>"library_path" : "libEGL_mesa.so.0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 text:c="4"/>]</text:p>
      <text:p text:style-name="Standard"><text:s text:c="2"/>},</text:p>
      <text:p text:style-name="Standard"><text:s text:c="2"/>"vulkan" : {</text:p>
      <text:p text:style-name="Standard"><text:s text:c="4"/>"icds" : [</text:p>
      <text:p text:style-name="Standard"><text:s text:c="6"/>{</text:p>
      <text:p text:style-name="Standard"><text:s text:c="8"/>"json_path" : "/usr/lib/pressure-vessel/overrides/share/vulkan/icd.d/0-i386-linux-gnu.json",</text:p>
      <text:p text:style-name="Standard"><text:s text:c="8"/>"library_path" : "/usr/lib/pressure-vessel/overrides/lib/i386-linux-gnu/vulkan/libvulkan_radeon.so",</text:p>
      <text:p text:style-name="Standard"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cd.d/1-x86_64-linux-gnu.json",</text:p>
      <text:p text:style-name="Standard"><text:s text:c="8"/>"library_path" : "/usr/lib/pressure-vessel/overrides/lib/x86_64-linux-gnu/vulkan/libvulkan_intel.so",</text:p>
      <text:p text:style-name="Standard"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cd.d/2-i386-linux-gnu.json",</text:p>
      <text:p text:style-name="Standard"><text:s text:c="8"/>"library_path" : "/usr/lib/pressure-vessel/overrides/lib/i386-linux-gnu/vulkan/libvulkan_intel.so",</text:p>
      <text:p text:style-name="Standard"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cd.d/3-x86_64-linux-gnu.json",</text:p>
      <text:p text:style-name="Standard"><text:s text:c="8"/>"library_path" : "/usr/lib/pressure-vessel/overrides/lib/x86_64-linux-gnu/vulkan/3/libvulkan_radeon.so",</text:p>
      <text:p text:style-name="Standard"><text:s text:c="8"/>"api_version" : "1.2.14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cd.d/4.json",</text:p>
      <text:p text:style-name="Standard"><text:soft-page-break/><text:s text:c="8"/>"library_path" : "libGLX_nvidia.so.0",</text:p>
      <text:p text:style-name="Standard"><text:s text:c="8"/>"api_version" : "1.2.155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cd.d/5-i386-linux-gnu.json",</text:p>
      <text:p text:style-name="Standard"><text:s text:c="8"/>"library_path" : "/usr/lib/pressure-vessel/overrides/lib/i386-linux-gnu/vulkan/5/libvulkan_lvp.so",</text:p>
      <text:p text:style-name="Standard"><text:s text:c="8"/>"api_version" : "1.1.107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cd.d/6-x86_64-linux-gnu.json",</text:p>
      <text:p text:style-name="Standard"><text:s text:c="8"/>"library_path" : "/usr/lib/pressure-vessel/overrides/lib/x86_64-linux-gnu/vulkan/6/libvulkan_lvp.so",</text:p>
      <text:p text:style-name="Standard"><text:s text:c="8"/>"api_version" : "1.1.107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 text:c="4"/>],</text:p>
      <text:p text:style-name="Standard"><text:s text:c="4"/>"explicit_layers" : [</text:p>
      <text:p text:style-name="Standard"><text:s text:c="6"/>{</text:p>
      <text:p text:style-name="Standard"><text:s text:c="8"/>"json_path" : "/usr/lib/pressure-vessel/overrides/share/vulkan/explicit_layer.d/0.json",</text:p>
      <text:p text:style-name="Standard"><text:s text:c="8"/>"name" : "VK_LAYER_MESA_overlay",</text:p>
      <text:p text:style-name="Standard"><text:s text:c="8"/>"description" : "Mesa Overlay layer",</text:p>
      <text:p text:style-name="Standard"><text:s text:c="8"/>"type" : "GLOBAL",</text:p>
      <text:p text:style-name="Standard"><text:s text:c="8"/>"api_version" : "1.1.73",</text:p>
      <text:p text:style-name="Standard"><text:s text:c="8"/>"implementation_version" : "1",</text:p>
      <text:p text:style-name="Standard"><text:s text:c="8"/>"library_path" : "libVkLayer_MESA_overlay.so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 text:c="4"/>],</text:p>
      <text:p text:style-name="Standard"><text:s text:c="4"/>"implicit_layers" : [</text:p>
      <text:p text:style-name="Standard"><text:s text:c="6"/>{</text:p>
      <text:p text:style-name="Standard"><text:s text:c="8"/>"json_path" : "/usr/lib/pressure-vessel/overrides/share/vulkan/implicit_layer.d/0-x86_64-linux-gnu.json",</text:p>
      <text:p text:style-name="Standard"><text:s text:c="8"/>"name" : "VK_LAYER_MANGOHUD_overlay",</text:p>
      <text:p text:style-name="Standard"><text:s text:c="8"/>"description" : "Vulkan Hud Overlay",</text:p>
      <text:p text:style-name="Standard"><text:s text:c="8"/>"type" : "GLOBAL",</text:p>
      <text:p text:style-name="Standard"><text:s text:c="8"/>"api_version" : "1.2.135",</text:p>
      <text:p text:style-name="Standard"><text:s text:c="8"/>"implementation_version" : "1",</text:p>
      <text:p text:style-name="Standard"><text:s text:c="8"/>"library_path" : "/usr/lib/pressure-vessel/overrides/lib/x86_64-linux-gnu/vulkan_imp_layer/libMangoHud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mplicit_layer.d/1.json",</text:p>
      <text:p text:style-name="Standard"><text:s text:c="8"/>"name" : "VK_LAYER_MESA_device_select",</text:p>
      <text:p text:style-name="Standard"><text:soft-page-break/><text:s text:c="8"/>"description" : "Linux device selection layer",</text:p>
      <text:p text:style-name="Standard"><text:s text:c="8"/>"type" : "GLOBAL",</text:p>
      <text:p text:style-name="Standard"><text:s text:c="8"/>"api_version" : "1.2.73",</text:p>
      <text:p text:style-name="Standard"><text:s text:c="8"/>"implementation_version" : "1",</text:p>
      <text:p text:style-name="Standard"><text:s text:c="8"/>"library_path" : "libVkLayer_MESA_device_select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mplicit_layer.d/2.json",</text:p>
      <text:p text:style-name="Standard"><text:s text:c="8"/>"name" : "VK_LAYER_NV_optimus",</text:p>
      <text:p text:style-name="Standard"><text:s text:c="8"/>"description" : "NVIDIA Optimus layer",</text:p>
      <text:p text:style-name="Standard"><text:s text:c="8"/>"type" : "INSTANCE",</text:p>
      <text:p text:style-name="Standard"><text:s text:c="8"/>"api_version" : "1.2.155",</text:p>
      <text:p text:style-name="Standard"><text:s text:c="8"/>"implementation_version" : "1",</text:p>
      <text:p text:style-name="Standard"><text:s text:c="8"/>"library_path" : "libGLX_nvidia.so.0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mplicit_layer.d/3-x86_64-linux-gnu.json",</text:p>
      <text:p text:style-name="Standard"><text:s text:c="8"/>"name" : "VK_LAYER_VKBASALT_post_processing",</text:p>
      <text:p text:style-name="Standard"><text:s text:c="8"/>"description" : "a post processing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usr/lib/pressure-vessel/overrides/lib/x86_64-linux-gnu/vulkan_imp_layer/libvkbasalt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mplicit_layer.d/4-i386-linux-gnu.json",</text:p>
      <text:p text:style-name="Standard"><text:s text:c="8"/>"name" : "VK_LAYER_VALVE_steam_fossilize_32",</text:p>
      <text:p text:style-name="Standard"><text:s text:c="8"/>"description" : "Steam Pipeline Caching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usr/lib/pressure-vessel/overrides/lib/i386-linux-gnu/vulkan_imp_layer/libVkLayer_steam_fossilize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mplicit_layer.d/5-x86_64-linux-gnu.json",</text:p>
      <text:p text:style-name="Standard"><text:s text:c="8"/>"name" : "VK_LAYER_VALVE_steam_fossilize_64",</text:p>
      <text:p text:style-name="Standard"><text:s text:c="8"/>"description" : "Steam Pipeline Caching Layer",</text:p>
      <text:p text:style-name="Standard"><text:s text:c="8"/>"type" : "GLOBAL",</text:p>
      <text:p text:style-name="Standard"><text:s text:c="8"/>"api_version" : "1.2.136",</text:p>
      <text:p text:style-name="Standard"><text:soft-page-break/><text:s text:c="8"/>"implementation_version" : "1",</text:p>
      <text:p text:style-name="Standard"><text:s text:c="8"/>"library_path" : "/usr/lib/pressure-vessel/overrides/lib/x86_64-linux-gnu/vulkan_imp_layer/libVkLayer_steam_fossilize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mplicit_layer.d/6-i386-linux-gnu.json",</text:p>
      <text:p text:style-name="Standard"><text:s text:c="8"/>"name" : "VK_LAYER_VALVE_steam_overlay_32",</text:p>
      <text:p text:style-name="Standard"><text:s text:c="8"/>"description" : "Steam Overlay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usr/lib/pressure-vessel/overrides/lib/i386-linux-gnu/vulkan_imp_layer/steamoverlayvulkanlayer.so",</text:p>
      <text:p text:style-name="Standard"><text:s text:c="8"/>"issues" : [</text:p>
      <text:p text:style-name="Standard"><text:s text:c="8"/>]</text:p>
      <text:p text:style-name="Standard"><text:s text:c="6"/>},</text:p>
      <text:p text:style-name="Standard"><text:s text:c="6"/>{</text:p>
      <text:p text:style-name="Standard"><text:s text:c="8"/>"json_path" : "/usr/lib/pressure-vessel/overrides/share/vulkan/implicit_layer.d/7-x86_64-linux-gnu.json",</text:p>
      <text:p text:style-name="Standard"><text:s text:c="8"/>"name" : "VK_LAYER_VALVE_steam_overlay_64",</text:p>
      <text:p text:style-name="Standard"><text:s text:c="8"/>"description" : "Steam Overlay Layer",</text:p>
      <text:p text:style-name="Standard"><text:s text:c="8"/>"type" : "GLOBAL",</text:p>
      <text:p text:style-name="Standard"><text:s text:c="8"/>"api_version" : "1.2.136",</text:p>
      <text:p text:style-name="Standard"><text:s text:c="8"/>"implementation_version" : "1",</text:p>
      <text:p text:style-name="Standard"><text:s text:c="8"/>"library_path" : "/usr/lib/pressure-vessel/overrides/lib/x86_64-linux-gnu/vulkan_imp_layer/steamoverlayvulkanlayer.so",</text:p>
      <text:p text:style-name="Standard"><text:s text:c="8"/>"issues" : [</text:p>
      <text:p text:style-name="Standard"><text:s text:c="8"/>]</text:p>
      <text:p text:style-name="Standard"><text:s text:c="6"/>}</text:p>
      <text:p text:style-name="Standard"><text:s text:c="4"/>]</text:p>
      <text:p text:style-name="Standard"><text:s text:c="2"/>},</text:p>
      <text:p text:style-name="Standard"><text:s text:c="2"/>"desktop-entries" : [</text:p>
      <text:p text:style-name="Standard"><text:s text:c="2"/>],</text:p>
      <text:p text:style-name="Standard"><text:s text:c="2"/>"xdg-portals" : {</text:p>
      <text:p text:style-name="Standard"><text:s text:c="4"/>"details" : {</text:p>
      <text:p text:style-name="Standard"><text:s text:c="6"/>"interfaces" : {</text:p>
      <text:p text:style-name="Standard"><text:s text:c="8"/>"org.freedesktop.portal.OpenURI" : {</text:p>
      <text:p text:style-name="Standard"><text:s text:c="10"/>"available" : true,</text:p>
      <text:p text:style-name="Standard"><text:s text:c="10"/>"version" : 3</text:p>
      <text:p text:style-name="Standard"><text:s text:c="8"/>},</text:p>
      <text:p text:style-name="Standard"><text:s text:c="8"/>"org.freedesktop.portal.Email" : {</text:p>
      <text:p text:style-name="Standard"><text:s text:c="10"/>"available" : true,</text:p>
      <text:p text:style-name="Standard"><text:s text:c="10"/>"version" : 3</text:p>
      <text:p text:style-name="Standard"><text:s text:c="8"/>}</text:p>
      <text:p text:style-name="Standard"><text:s text:c="6"/>},</text:p>
      <text:p text:style-name="Standard"><text:s text:c="6"/>"backends" : {</text:p>
      <text:p text:style-name="Standard"><text:s text:c="8"/>"org.freedesktop.impl.portal.desktop.gtk" : {</text:p>
      <text:p text:style-name="Standard"><text:s text:c="10"/>"available" : true</text:p>
      <text:p text:style-name="Standard"><text:s text:c="8"/>},</text:p>
      <text:p text:style-name="Standard"><text:soft-page-break/><text:s text:c="8"/>"org.freedesktop.impl.portal.desktop.kde" : {</text:p>
      <text:p text:style-name="Standard"><text:s text:c="10"/>"available" : false</text:p>
      <text:p text:style-name="Standard"><text:s text:c="8"/>}</text:p>
      <text:p text:style-name="Standard"><text:s text:c="6"/>}</text:p>
      <text:p text:style-name="Standard"><text:s text:c="4"/>},</text:p>
      <text:p text:style-name="Standard"><text:s text:c="4"/>"issues" : [</text:p>
      <text:p text:style-name="Standard"><text:s text:c="4"/>]</text:p>
      <text:p text:style-name="Standard"><text:s text:c="2"/>},</text:p>
      <text:p text:style-name="Standard"><text:s text:c="2"/>"cpu-features" : {</text:p>
      <text:p text:style-name="Standard"><text:s text:c="4"/>"x86-64" : true,</text:p>
      <text:p text:style-name="Standard"><text:s text:c="4"/>"sse3" : true,</text:p>
      <text:p text:style-name="Standard"><text:s text:c="4"/>"cmpxchg16b" : true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08:07:09.496449067</meta:creation-date>
    <dc:date>2021-10-09T08:07:30.215492255</dc:date>
    <meta:editing-duration>PT21S</meta:editing-duration>
    <meta:editing-cycles>1</meta:editing-cycles>
    <meta:document-statistic meta:table-count="0" meta:image-count="0" meta:object-count="0" meta:page-count="48" meta:paragraph-count="2106" meta:word-count="5218" meta:character-count="99640" meta:non-whitespace-character-count="79310"/>
    <meta:generator>LibreOffice/7.0.4.2$Linux_X86_64 LibreOffice_project/00$Build-2</meta:generator>
  </office:meta>
</office:document-meta>
</file>